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-width="0.203cm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width="0.102cm" draw:marker-start-width="0.352cm" draw:marker-end-width="0.35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52cm" draw:marker-start-width="0.427cm" draw:marker-end="Arrow" draw:marker-end-width="0.43cm" draw:fill="none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7.606cm" fo:min-width="3.193cm"/>
    </style:style>
    <style:style style:name="gr16" style:family="graphic" style:parent-style-name="objectwithoutfill">
      <style:graphic-properties svg:stroke-color="#800000" draw:marker-end="Arrow" draw:marker-end-width="0.203cm" draw:fill="none" draw:textarea-horizontal-align="center" draw:textarea-vertical-align="middle"/>
    </style:style>
    <style:style style:name="gr17" style:family="graphic" style:parent-style-name="standard">
      <style:graphic-properties svg:stroke-width="0.051cm" svg:stroke-color="#008000" draw:marker-start-width="0.276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0.784cm" fo:min-width="3.193cm"/>
    </style:style>
    <style:style style:name="gr19" style:family="graphic" style:parent-style-name="standard">
      <style:graphic-properties draw:marker-end-width="0.203cm" draw:fill="solid" draw:fill-color="#666666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4c4c4c" draw:marker-start-width="0.276cm" draw:marker-end-width="0.279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cm" draw:marker-start-width="0.2cm" draw:marker-end-width="0.203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svg:stroke-width="0cm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2.987cm"/>
    </style:style>
    <style:style style:name="pr8" style:family="presentation" style:parent-style-name="Kyodai_25_20Presentation-outline1">
      <style:graphic-properties fo:min-height="13.61cm"/>
    </style:style>
    <style:style style:name="pr9" style:family="presentation" style:parent-style-name="Kyodai_25_20Presentation-notes">
      <style:graphic-properties draw:fill-color="#ffffff" fo:min-height="12.322cm"/>
    </style:style>
    <style:style style:name="pr10" style:family="presentation" style:parent-style-name="Kyodai_25_20Presentation-outline1">
      <style:graphic-properties fo:min-height="0.635cm"/>
    </style:style>
    <style:style style:name="pr11" style:family="presentation" style:parent-style-name="Kyodai_25_20Presentation-outline1">
      <style:graphic-properties fo:min-height="1.27cm"/>
    </style:style>
    <style:style style:name="pr12" style:family="presentation" style:parent-style-name="Kyodai_25_20Presentation-outline1">
      <style:graphic-properties fo:min-height="1.309cm"/>
    </style:style>
    <style:style style:name="pr13" style:family="presentation" style:parent-style-name="Kyodai_25_20Presentation-outline1">
      <style:graphic-properties fo:min-height="0.001cm"/>
    </style:style>
    <style:style style:name="pr14" style:family="presentation" style:parent-style-name="Kyodai_25_20Presentation-outline1">
      <style:graphic-properties fo:min-height="4.445cm"/>
    </style:style>
    <style:style style:name="pr15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800000" fo:font-size="24pt" style:font-size-asian="24pt" style:font-size-complex="24pt"/>
    </style:style>
    <style:style style:name="P8" style:family="paragraph">
      <style:paragraph-properties fo:text-align="center"/>
      <style:text-properties fo:color="#800000"/>
    </style:style>
    <style:style style:name="P9" style:family="paragraph">
      <style:text-properties fo:color="#800000" fo:font-size="18pt" style:font-size-asian="18pt" style:font-size-complex="18pt"/>
    </style:style>
    <style:style style:name="P10" style:family="paragraph">
      <style:text-properties fo:color="#000080" fo:font-size="18pt" style:font-size-asian="18pt" style:font-size-complex="18pt"/>
    </style:style>
    <style:style style:name="P11" style:family="paragraph">
      <style:text-properties fo:color="#000080" fo:font-size="18pt" style:font-family-asian="Takaoゴシック" style:font-pitch-asian="variable" style:font-size-asian="18pt" style:font-size-complex="18pt"/>
    </style:style>
    <style:style style:name="P12" style:family="paragraph"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24pt" style:font-size-asian="24pt" style:font-size-complex="2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25pt" style:font-size-asian="25pt" style:font-size-complex="25pt"/>
    </style:style>
    <style:style style:name="P18" style:family="paragraph">
      <style:paragraph-properties fo:text-align="start"/>
      <style:text-properties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text-properties fo:color="#000080" fo:font-size="28pt" style:font-size-asian="28pt" style:font-size-complex="28pt"/>
    </style:style>
    <style:style style:name="P21" style:family="paragraph">
      <style:text-properties fo:font-size="21pt" style:font-size-asian="21pt" style:font-size-complex="22pt"/>
    </style:style>
    <style:style style:name="P22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23" style:family="paragraph">
      <style:paragraph-properties fo:text-align="center"/>
      <style:text-properties fo:font-size="24pt" style:font-size-asian="28pt" style:font-size-complex="28pt"/>
    </style:style>
    <style:style style:name="P24" style:family="paragraph">
      <style:text-properties style:use-window-font-color="true" fo:font-size="28pt" style:font-size-asian="28pt" style:font-size-complex="28pt"/>
    </style:style>
    <style:style style:name="P25" style:family="paragraph">
      <style:text-properties style:use-window-font-color="true" fo:font-size="19pt" style:font-size-asian="19pt" style:font-size-complex="19pt"/>
    </style:style>
    <style:style style:name="P26" style:family="paragraph">
      <style:text-properties style:use-window-font-color="true" fo:font-size="20pt" style:font-size-asian="20pt" style:font-size-complex="20pt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style:text-properties fo:color="#008000" fo:font-size="26pt" style:text-underline-style="solid" style:text-underline-width="auto" style:text-underline-color="font-color" style:font-size-asian="26pt" style:font-size-complex="26pt"/>
    </style:style>
    <style:style style:name="P29" style:family="paragraph">
      <style:text-properties fo:color="#008000" fo:font-size="26pt" style:font-size-asian="26pt" style:font-size-complex="26pt"/>
    </style:style>
    <style:style style:name="P30" style:family="paragraph">
      <style:text-properties fo:color="#008000" style:text-line-through-style="solid" fo:font-size="26pt" style:font-size-asian="26pt" style:font-size-complex="26pt"/>
    </style:style>
    <style:style style:name="P31" style:family="paragraph">
      <style:text-properties fo:font-size="22pt" style:font-size-asian="22pt" style:font-size-complex="22pt"/>
    </style:style>
    <style:style style:name="P32" style:family="paragraph">
      <style:text-properties fo:color="#800000" fo:font-size="28pt" style:font-size-asian="28pt" style:font-size-complex="28pt"/>
    </style:style>
    <style:style style:name="P33" style:family="paragraph">
      <style:text-properties fo:font-size="38pt" style:font-size-asian="38pt" style:font-size-complex="38pt"/>
    </style:style>
    <style:style style:name="P34" style:family="paragraph">
      <style:text-properties fo:font-size="22pt" style:font-size-asian="18pt" style:font-size-complex="18pt"/>
    </style:style>
    <style:style style:name="P35" style:family="paragraph">
      <style:text-properties fo:font-size="22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style:use-window-font-color="true"/>
    </style:style>
    <style:style style:name="T5" style:family="text"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T6" style:family="text">
      <style:text-properties fo:color="#800000" fo:font-size="24pt" style:font-size-asian="24pt" style:font-size-complex="24pt"/>
    </style:style>
    <style:style style:name="T7" style:family="text">
      <style:text-properties fo:color="#800000" fo:font-size="18pt" style:font-size-asian="18pt" style:font-size-complex="18pt"/>
    </style:style>
    <style:style style:name="T8" style:family="text">
      <style:text-properties fo:color="#800000" style:text-position="sub 58%" fo:font-size="18pt" style:font-size-asian="18pt" style:font-size-complex="18pt"/>
    </style:style>
    <style:style style:name="T9" style:family="text">
      <style:text-properties fo:color="#000080" fo:font-size="18pt" style:font-size-asian="18pt" style:font-size-complex="18pt"/>
    </style:style>
    <style:style style:name="T10" style:family="text">
      <style:text-properties fo:color="#000080" style:text-position="sub 58%" fo:font-size="18pt" style:font-size-asian="18pt" style:font-size-complex="18pt"/>
    </style:style>
    <style:style style:name="T11" style:family="text">
      <style:text-properties fo:color="#000080" fo:font-size="18pt" style:font-family-asian="Takaoゴシック" style:font-style-name-asian="標準" style:font-pitch-asian="variable" style:font-size-asian="18pt" style:font-size-complex="18pt"/>
    </style:style>
    <style:style style:name="T12" style:family="text">
      <style:text-properties fo:color="#000080" fo:font-size="18pt" style:font-family-asian="Takaoゴシック" style:font-pitch-asian="variable" style:font-size-asian="18pt" style:font-size-complex="18pt"/>
    </style:style>
    <style:style style:name="T13" style:family="text">
      <style:text-properties fo:color="#000080" style:text-position="sub 58%" fo:font-size="18pt" style:font-family-asian="Takaoゴシック" style:font-pitch-asian="variable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4pt" style:font-size-asian="24pt" style:font-size-complex="28pt"/>
    </style:style>
    <style:style style:name="T17" style:family="text">
      <style:text-properties fo:font-size="25pt" style:font-size-asian="25pt" style:font-size-complex="25pt"/>
    </style:style>
    <style:style style:name="T18" style:family="text">
      <style:text-properties fo:color="#800000"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80" fo:font-size="28pt" style:font-size-asian="28pt" style:font-size-complex="28pt"/>
    </style:style>
    <style:style style:name="T21" style:family="text">
      <style:text-properties fo:font-size="21pt" style:font-size-asian="21pt" style:font-size-complex="22pt"/>
    </style:style>
    <style:style style:name="T22" style:family="text">
      <style:text-properties fo:color="#800000" fo:font-size="21pt" style:font-size-asian="21pt" style:font-size-complex="22pt"/>
    </style:style>
    <style:style style:name="T23" style:family="text">
      <style:text-properties fo:color="#800000" style:text-position="sub 58%" fo:font-size="21pt" style:font-size-asian="21pt" style:font-size-complex="22pt"/>
    </style:style>
    <style:style style:name="T24" style:family="text">
      <style:text-properties fo:color="#000080" fo:font-size="21pt" style:font-size-asian="21pt" style:font-size-complex="22pt"/>
    </style:style>
    <style:style style:name="T25" style:family="text">
      <style:text-properties fo:color="#000080" style:text-position="sub 58%" fo:font-size="21pt" style:font-size-asian="21pt" style:font-size-complex="22pt"/>
    </style:style>
    <style:style style:name="T26" style:family="text">
      <style:text-properties fo:color="#008000"/>
    </style:style>
    <style:style style:name="T27" style:family="text">
      <style:text-properties style:use-window-font-color="true" fo:font-size="28pt" style:font-size-asian="28pt" style:font-size-complex="28pt"/>
    </style:style>
    <style:style style:name="T28" style:family="text">
      <style:text-properties fo:font-size="24pt" style:font-size-asian="28pt" style:font-size-complex="28pt"/>
    </style:style>
    <style:style style:name="T29" style:family="text">
      <style:text-properties style:use-window-font-color="true" fo:font-size="19pt" style:font-size-asian="19pt" style:font-size-complex="19pt"/>
    </style:style>
    <style:style style:name="T30" style:family="text">
      <style:text-properties fo:color="#008000" fo:font-size="19pt" style:font-size-asian="19pt" style:font-size-complex="19pt"/>
    </style:style>
    <style:style style:name="T31" style:family="text">
      <style:text-properties fo:color="#800000" fo:font-size="19pt" style:font-size-asian="19pt" style:font-size-complex="19pt"/>
    </style:style>
    <style:style style:name="T32" style:family="text">
      <style:text-properties fo:color="#800000" style:text-position="sub 58%" fo:font-size="19pt" style:font-size-asian="19pt" style:font-size-complex="19pt"/>
    </style:style>
    <style:style style:name="T33" style:family="text">
      <style:text-properties fo:color="#000080" fo:font-size="19pt" style:font-size-asian="19pt" style:font-size-complex="19pt"/>
    </style:style>
    <style:style style:name="T34" style:family="text">
      <style:text-properties fo:color="#000080" style:text-position="sub 58%" fo:font-size="19pt" style:font-size-asian="19pt" style:font-size-complex="19pt"/>
    </style:style>
    <style:style style:name="T35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36" style:family="text">
      <style:text-properties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size="24pt" fo:font-style="italic" style:font-size-asian="24pt" style:font-style-asian="italic" style:font-size-complex="24pt" style:font-style-complex="italic"/>
    </style:style>
    <style:style style:name="T38" style:family="text">
      <style:text-properties style:use-window-font-color="true" fo:font-size="20pt" style:font-size-asian="20pt" style:font-size-complex="20pt"/>
    </style:style>
    <style:style style:name="T39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40" style:family="text">
      <style:text-properties fo:color="#008000" fo:font-size="20pt" style:font-size-asian="20pt" style:font-size-complex="20pt"/>
    </style:style>
    <style:style style:name="T41" style:family="text">
      <style:text-properties fo:color="#008000"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800000" fo:font-size="20pt" style:font-size-asian="20pt" style:font-size-complex="20pt"/>
    </style:style>
    <style:style style:name="T43" style:family="text">
      <style:text-properties fo:color="#800000" style:text-position="sub 58%" fo:font-size="20pt" style:font-size-asian="20pt" style:font-size-complex="20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style:text-position="super 58%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position="sub 58%"/>
    </style:style>
    <style:style style:name="T48" style:family="text">
      <style:text-properties style:text-position="0% 100%"/>
    </style:style>
    <style:style style:name="T49" style:family="text">
      <style:text-properties fo:color="#008000" style:text-line-through-style="solid" fo:font-size="19pt" style:font-size-asian="19pt" style:font-size-complex="19pt"/>
    </style:style>
    <style:style style:name="T50" style:family="text">
      <style:text-properties style:use-window-font-color="true" style:text-line-through-style="solid" fo:font-size="19pt" style:font-size-asian="19pt" style:font-size-complex="19pt"/>
    </style:style>
    <style:style style:name="T51" style:family="text">
      <style:text-properties fo:color="#800000" style:text-line-through-style="solid" fo:font-size="19pt" style:font-size-asian="19pt" style:font-size-complex="19pt"/>
    </style:style>
    <style:style style:name="T52" style:family="text">
      <style:text-properties fo:color="#800000" style:text-line-through-style="solid" style:text-position="sub 58%" fo:font-size="19pt" style:font-size-asian="19pt" style:font-size-complex="19pt"/>
    </style:style>
    <style:style style:name="T53" style:family="text">
      <style:text-properties fo:color="#000080" style:text-line-through-style="solid" fo:font-size="19pt" style:font-size-asian="19pt" style:font-size-complex="19pt"/>
    </style:style>
    <style:style style:name="T54" style:family="text">
      <style:text-properties fo:color="#000080" style:text-line-through-style="solid" style:text-position="sub 58%" fo:font-size="19pt" style:font-size-asian="19pt" style:font-size-complex="19pt"/>
    </style:style>
    <style:style style:name="T5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9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style:use-window-font-color="true"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61" style:family="text">
      <style:text-properties style:use-window-font-color="true" fo:font-size="26pt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size="26pt" fo:font-weight="normal" style:font-size-asian="26pt" style:font-weight-asian="normal" style:font-size-complex="26pt" style:font-weight-complex="normal"/>
    </style:style>
    <style:style style:name="T63" style:family="text">
      <style:text-properties fo:font-size="26pt" fo:font-weight="bold" style:font-size-asian="26pt" style:font-weight-asian="bold" style:font-size-complex="26pt" style:font-weight-complex="bold"/>
    </style:style>
    <style:style style:name="T64" style:family="text">
      <style:text-properties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5" style:family="text">
      <style:text-properties fo:font-size="26pt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6" style:family="text">
      <style:text-properties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6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8" style:family="text">
      <style:text-properties fo:color="#008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color="#80000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1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color="#008000" fo:font-size="26pt" style:text-underline-style="solid" style:text-underline-width="auto" style:text-underline-color="font-color" style:font-size-asian="26pt" style:font-size-complex="26pt"/>
    </style:style>
    <style:style style:name="T73" style:family="text">
      <style:text-properties fo:color="#008000" fo:font-size="26pt" style:font-size-asian="26pt" style:font-size-complex="26pt"/>
    </style:style>
    <style:style style:name="T74" style:family="text">
      <style:text-properties fo:color="#008000" style:text-line-through-style="solid" fo:font-size="26pt" style:font-size-asian="26pt" style:font-size-complex="26pt"/>
    </style:style>
    <style:style style:name="T75" style:family="text">
      <style:text-properties fo:font-size="22pt" style:font-size-asian="22pt" style:font-size-complex="22pt"/>
    </style:style>
    <style:style style:name="T76" style:family="text">
      <style:text-properties fo:color="#008000" fo:font-size="22pt" style:font-size-asian="22pt" style:font-size-complex="22pt"/>
    </style:style>
    <style:style style:name="T77" style:family="text">
      <style:text-properties fo:color="#800000" fo:font-size="28pt" style:font-size-asian="28pt" style:font-size-complex="28pt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fo:font-size="38pt" style:font-size-asian="38pt" style:font-size-complex="38pt"/>
    </style:style>
    <style:style style:name="T80" style:family="text">
      <style:text-properties fo:font-size="22pt" style:font-size-asian="18pt" style:font-size-complex="18pt"/>
    </style:style>
    <style:style style:name="T81" style:family="text">
      <style:text-properties fo:color="#000080" fo:font-size="22pt" style:font-size-asian="18pt" style:font-size-complex="18pt"/>
    </style:style>
    <style:style style:name="T82" style:family="text">
      <style:text-properties fo:color="#800000" fo:font-size="22pt" style:font-size-asian="18pt" style:font-size-complex="18pt"/>
    </style:style>
    <style:style style:name="T83" style:family="text">
      <style:text-properties fo:font-size="22pt" style:text-underline-style="solid" style:text-underline-width="auto" style:text-underline-color="font-color" style:font-size-asian="18pt" style:font-size-complex="18pt"/>
    </style:style>
    <style:style style:name="T84" style:family="text">
      <style:text-properties fo:color="#000080" fo:font-size="22pt" style:text-underline-style="solid" style:text-underline-width="auto" style:text-underline-color="font-color" style:font-size-asian="18pt" style:font-size-complex="18pt"/>
    </style:style>
    <style:style style:name="T85" style:family="text">
      <style:text-properties fo:color="#800000" fo:font-size="22pt" style:text-underline-style="solid" style:text-underline-width="auto" style:text-underline-color="font-color" style:font-size-asian="18pt" style:font-size-complex="18pt"/>
    </style:style>
    <style:style style:name="T86" style:family="text">
      <style:text-properties fo:font-size="22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7" style:family="text">
      <style:text-properties style:use-window-font-color="true" fo:font-family="'Courier 10 Pitch'" style:font-pitch="fixed"/>
    </style:style>
    <style:style style:name="T88" style:family="text">
      <style:text-properties fo:color="#000080" fo:font-size="26pt" style:font-size-asian="26pt" style:font-size-complex="26pt"/>
    </style:style>
    <style:style style:name="T89" style:family="text">
      <style:text-properties style:use-window-font-color="true" fo:font-size="26pt" style:font-size-asian="26pt" style:font-size-complex="26pt"/>
    </style:style>
    <style:style style:name="T90" style:family="text">
      <style:text-properties style:use-window-font-color="true" fo:font-family="'Courier 10 Pitch'" style:font-pitch="fixed" fo:font-size="26pt" style:font-size-asian="26pt" style:font-size-complex="26pt"/>
    </style:style>
    <style:style style:name="T91" style:family="text">
      <style:text-properties fo:color="#000080" fo:font-family="'Courier 10 Pitch'" style:font-pitch="fixed" fo:font-size="26pt" style:font-size-asian="26pt" style:font-size-complex="26pt"/>
    </style:style>
    <style:style style:name="T92" style:family="text">
      <style:text-properties style:use-window-font-color="true" fo:font-family="'Courier 10 Pitch'" style:font-pitch="fixed" fo:font-size="21pt" style:font-size-asian="21pt" style:font-size-complex="21pt"/>
    </style:style>
    <style:style style:name="T93" style:family="text">
      <style:text-properties fo:color="#000080" fo:font-family="Arial" style:font-family-generic="swiss" fo:font-size="28pt" style:font-size-asian="28pt" style:font-size-complex="28pt"/>
    </style:style>
    <style:style style:name="T94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13<text:line-break/>ビーム探索とA*探索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観測された情報<text:span text:style-name="T2">X</text:span>に基づいて<text:span text:style-name="T3">Y</text:span><text:span text:style-name="T4">を予測</text:span><text:line-break/><text:line-break/><text:line-break/><text:line-break/><text:line-break/><text:line-break/></text:p>
              </text:list-item>
              <text:list-item>
                <text:p>品詞推定、単語分割、構文解析などで利用</text:p>
              </text:list-item>
              <text:list-item>
                <text:p><text:span text:style-name="T4">argmax</text:span><text:span text:style-name="T4">を解くのが</text:span><text:span text:style-name="T2">探索</text:span></text:p>
              </text:list-item>
              <text:list-item>
                <text:p>今まで主に<text:span text:style-name="T2">ビタビアルゴリズム</text:span>を利用</text:p>
              </text:list-item>
            </text:list>
          </draw:text-box>
        </draw:frame>
        <draw:frame draw:style-name="gr2" draw:layer="layout" svg:width="14.107cm" svg:height="3.685cm" svg:x="7.383cm" svg:y="7.6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2.987cm" svg:x="1.27cm" svg:y="1.699cm" presentation:class="title" presentation:user-transformed="true">
          <draw:text-box>
            <text:p>品詞推定のための(HMM)</text:p>
          </draw:text-box>
        </draw:frame>
        <draw:frame presentation:style-name="pr8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品詞→品詞の<text:span text:style-name="T2">遷移</text:span>確率</text:p>
                <text:list>
                  <text:list-item>
                    <text:p>2-gramモデルとほぼ一緒</text:p>
                  </text:list-item>
                </text:list>
              </text:list-item>
              <text:list-item>
                <text:p>品詞→単語の<text:span text:style-name="T2">生成</text:span>確率</text:p>
              </text:list-item>
            </text:list>
          </draw:text-box>
        </draw:frame>
        <draw:frame draw:style-name="gr3" draw:text-style-name="P5" draw:layer="layout" svg:width="23.755cm" svg:height="1.195cm" svg:x="2.54cm" svg:y="17.42cm">
          <draw:text-box>
            <text:list text:style-name="L1">
              <text:list-header>
                <text:p text:style-name="P4"><text:span text:style-name="T5">natural language processing ( <text:s text:c="8"/>nlp <text:s text:c="10"/>) <text:s text:c="9"/>...</text:span></text:p>
              </text:list-header>
            </text:list>
          </draw:text-box>
        </draw:frame>
        <draw:custom-shape draw:style-name="gr4" draw:text-style-name="P7" xml:id="id1" draw:id="id1" draw:layer="layout" svg:width="1.905cm" svg:height="1.905cm" svg:x="1.215cm" svg:y="13.62cm">
          <text:p text:style-name="P6"><text:span text:style-name="T6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905cm" svg:height="1.905cm" svg:x="4.216cm" svg:y="13.621cm">
          <text:p text:style-name="P6"><text:span text:style-name="T6">J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1.905cm" svg:height="1.905cm" svg:x="7.216cm" svg:y="13.621cm">
          <text:p text:style-name="P6"><text:span text:style-name="T6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905cm" svg:height="1.905cm" svg:x="10.216cm" svg:y="13.621cm">
          <text:p text:style-name="P6"><text:span text:style-name="T6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1.905cm" svg:height="1.905cm" svg:x="13.215cm" svg:y="13.62cm">
          <text:p text:style-name="P6"><text:span text:style-name="T6">L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" draw:id="id6" draw:layer="layout" svg:width="1.905cm" svg:height="1.905cm" svg:x="16.216cm" svg:y="13.621cm">
          <text:p text:style-name="P6"><text:span text:style-name="T6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7" draw:id="id7" draw:layer="layout" svg:width="1.905cm" svg:height="1.905cm" svg:x="19.216cm" svg:y="13.621cm">
          <text:p text:style-name="P6"><text:span text:style-name="T6">R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1.905cm" svg:height="1.905cm" svg:x="22.216cm" svg:y="13.621cm">
          <text:p text:style-name="P6"><text:span text:style-name="T6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9" draw:id="id9" draw:layer="layout" svg:width="1.905cm" svg:height="1.905cm" svg:x="25.217cm" svg:y="13.622cm">
          <text:p text:style-name="P6"><text:span text:style-name="T6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3.12cm" svg:y1="14.573cm" svg:x2="4.216cm" svg:y2="14.574cm" draw:start-shape="id1" draw:start-glue-point="10" draw:end-shape="id2" draw:end-glue-point="6" svg:d="m3120 14573 1096 1">
          <text:p/>
        </draw:connector>
        <draw:connector draw:style-name="gr5" draw:text-style-name="P8" draw:layer="layout" draw:type="line" svg:x1="6.121cm" svg:y1="14.574cm" svg:x2="7.216cm" svg:y2="14.574cm" draw:start-shape="id2" draw:start-glue-point="10" draw:end-shape="id3" draw:end-glue-point="6" svg:d="m6121 14574h1095">
          <text:p/>
        </draw:connector>
        <draw:connector draw:style-name="gr5" draw:text-style-name="P8" draw:layer="layout" draw:type="line" svg:x1="9.121cm" svg:y1="14.574cm" svg:x2="10.216cm" svg:y2="14.574cm" draw:start-shape="id3" draw:start-glue-point="10" draw:end-shape="id4" draw:end-glue-point="6" svg:d="m9121 14574h1095">
          <text:p/>
        </draw:connector>
        <draw:connector draw:style-name="gr5" draw:text-style-name="P8" draw:layer="layout" draw:type="line" svg:x1="12.121cm" svg:y1="14.574cm" svg:x2="13.215cm" svg:y2="14.573cm" draw:start-shape="id4" draw:start-glue-point="10" draw:end-shape="id5" draw:end-glue-point="6" svg:d="m12121 14574 1094-1">
          <text:p/>
        </draw:connector>
        <draw:connector draw:style-name="gr5" draw:text-style-name="P8" draw:layer="layout" draw:type="line" svg:x1="15.12cm" svg:y1="14.573cm" svg:x2="16.216cm" svg:y2="14.574cm" draw:start-shape="id5" draw:start-glue-point="10" draw:end-shape="id6" draw:end-glue-point="6" svg:d="m15120 14573 1096 1">
          <text:p/>
        </draw:connector>
        <draw:connector draw:style-name="gr5" draw:text-style-name="P8" draw:layer="layout" draw:type="line" svg:x1="18.121cm" svg:y1="14.574cm" svg:x2="19.216cm" svg:y2="14.574cm" draw:start-shape="id6" draw:start-glue-point="10" draw:end-shape="id7" draw:end-glue-point="6" svg:d="m18121 14574h1095">
          <text:p/>
        </draw:connector>
        <draw:connector draw:style-name="gr5" draw:text-style-name="P8" draw:layer="layout" draw:type="line" svg:x1="21.121cm" svg:y1="14.574cm" svg:x2="22.216cm" svg:y2="14.574cm" draw:start-shape="id7" draw:start-glue-point="10" draw:end-shape="id8" draw:end-glue-point="6" svg:d="m21121 14574h1095">
          <text:p/>
        </draw:connector>
        <draw:connector draw:style-name="gr5" draw:text-style-name="P8" draw:layer="layout" draw:type="line" svg:x1="24.121cm" svg:y1="14.574cm" svg:x2="25.217cm" svg:y2="14.575cm" draw:start-shape="id8" draw:start-glue-point="10" draw:end-shape="id9" draw:end-glue-point="6" svg:d="m24121 14574 1096 1">
          <text:p/>
        </draw:connector>
        <draw:line draw:style-name="gr5" draw:text-style-name="P6" draw:layer="layout" svg:x1="5.08cm" svg:y1="15.44cm" svg:x2="5.08cm" svg:y2="17.345cm">
          <text:p/>
        </draw:line>
        <draw:line draw:style-name="gr5" draw:text-style-name="P6" draw:layer="layout" svg:x1="8.08cm" svg:y1="15.441cm" svg:x2="8.08cm" svg:y2="17.346cm">
          <text:p/>
        </draw:line>
        <draw:line draw:style-name="gr5" draw:text-style-name="P6" draw:layer="layout" svg:x1="11.08cm" svg:y1="15.441cm" svg:x2="11.08cm" svg:y2="17.346cm">
          <text:p/>
        </draw:line>
        <draw:line draw:style-name="gr5" draw:text-style-name="P6" draw:layer="layout" svg:x1="14.08cm" svg:y1="15.441cm" svg:x2="14.08cm" svg:y2="17.346cm">
          <text:p/>
        </draw:line>
        <draw:line draw:style-name="gr5" draw:text-style-name="P6" draw:layer="layout" svg:x1="17.08cm" svg:y1="15.44cm" svg:x2="17.08cm" svg:y2="17.345cm">
          <text:p/>
        </draw:line>
        <draw:line draw:style-name="gr5" draw:text-style-name="P6" draw:layer="layout" svg:x1="20.08cm" svg:y1="15.441cm" svg:x2="20.08cm" svg:y2="17.346cm">
          <text:p/>
        </draw:line>
        <draw:line draw:style-name="gr5" draw:text-style-name="P6" draw:layer="layout" svg:x1="23.08cm" svg:y1="15.441cm" svg:x2="23.08cm" svg:y2="17.346cm">
          <text:p/>
        </draw:line>
        <draw:frame draw:style-name="gr6" draw:text-style-name="P9" draw:layer="layout" svg:width="3.435cm" svg:height="1.171cm" svg:x="1.27cm" svg:y="12.265cm">
          <draw:text-box>
            <text:p><text:span text:style-name="T7">P</text:span><text:span text:style-name="T8">T</text:span><text:span text:style-name="T7">(JJ|&lt;s&gt;)</text:span></text:p>
          </draw:text-box>
        </draw:frame>
        <draw:frame draw:style-name="gr6" draw:text-style-name="P9" draw:layer="layout" svg:width="3.287cm" svg:height="1.171cm" svg:x="4.975cm" svg:y="12.266cm">
          <draw:text-box>
            <text:p><text:span text:style-name="T7">P</text:span><text:span text:style-name="T8">T</text:span><text:span text:style-name="T7">(NN|JJ)</text:span></text:p>
          </draw:text-box>
        </draw:frame>
        <draw:frame draw:style-name="gr6" draw:text-style-name="P9" draw:layer="layout" svg:width="3.566cm" svg:height="1.171cm" svg:x="8.175cm" svg:y="12.266cm">
          <draw:text-box>
            <text:p><text:span text:style-name="T7">P</text:span><text:span text:style-name="T8">T</text:span><text:span text:style-name="T7">(NN|NN)</text:span></text:p>
          </draw:text-box>
        </draw:frame>
        <draw:frame draw:style-name="gr6" draw:text-style-name="P10" draw:layer="layout" svg:width="1.137cm" svg:height="0.962cm" svg:x="12.065cm" svg:y="12.3cm">
          <draw:text-box>
            <text:p><text:span text:style-name="T9">…</text:span></text:p>
          </draw:text-box>
        </draw:frame>
        <draw:frame draw:style-name="gr6" draw:text-style-name="P10" draw:layer="layout" svg:width="4.329cm" svg:height="1.171cm" svg:x="0.975cm" svg:y="18.866cm">
          <draw:text-box>
            <text:p><text:span text:style-name="T9">P</text:span><text:span text:style-name="T10">E</text:span><text:span text:style-name="T9">(natural</text:span><text:span text:style-name="T11">|JJ</text:span><text:span text:style-name="T9">)</text:span></text:p>
          </draw:text-box>
        </draw:frame>
        <draw:frame draw:style-name="gr6" draw:text-style-name="P11" draw:layer="layout" svg:width="5.273cm" svg:height="1.171cm" svg:x="5.275cm" svg:y="18.867cm">
          <draw:text-box>
            <text:p><text:span text:style-name="T12">P</text:span><text:span text:style-name="T13">E</text:span><text:span text:style-name="T12">(language|NN)</text:span></text:p>
          </draw:text-box>
        </draw:frame>
        <draw:frame draw:style-name="gr6" draw:text-style-name="P10" draw:layer="layout" svg:width="5.735cm" svg:height="1.171cm" svg:x="10.475cm" svg:y="18.867cm">
          <draw:text-box>
            <text:p><text:span text:style-name="T9">P</text:span><text:span text:style-name="T10">E</text:span><text:span text:style-name="T9">(processing</text:span><text:span text:style-name="T11">|NN</text:span><text:span text:style-name="T9">)</text:span></text:p>
          </draw:text-box>
        </draw:frame>
        <draw:frame draw:style-name="gr6" draw:text-style-name="P9" draw:layer="layout" svg:width="1.137cm" svg:height="0.962cm" svg:x="16.566cm" svg:y="19cm">
          <draw:text-box>
            <text:p><text:span text:style-name="T7">…</text:span></text:p>
          </draw:text-box>
        </draw:frame>
        <draw:frame draw:style-name="gr2" draw:layer="layout" svg:width="10.466cm" svg:height="1.79cm" svg:x="16.854cm" svg:y="6.4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9.943cm" svg:height="1.79cm" svg:x="16.691cm" svg:y="9.77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6" draw:layer="layout" svg:width="27.305cm" svg:height="8.89cm" svg:x="0.3cm" svg:y="11.72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0.748cm" svg:height="0.962cm" svg:x="4.445cm" svg:y="12.4cm">
          <draw:text-box>
            <text:p><text:span text:style-name="T14">*</text:span></text:p>
          </draw:text-box>
        </draw:frame>
        <draw:frame draw:style-name="gr8" draw:text-style-name="P12" draw:layer="layout" svg:width="0.748cm" svg:height="0.962cm" svg:x="7.845cm" svg:y="12.4cm">
          <draw:text-box>
            <text:p><text:span text:style-name="T14">*</text:span></text:p>
          </draw:text-box>
        </draw:frame>
        <draw:frame draw:style-name="gr8" draw:text-style-name="P12" draw:layer="layout" svg:width="0.748cm" svg:height="0.962cm" svg:x="4.945cm" svg:y="19cm">
          <draw:text-box>
            <text:p><text:span text:style-name="T14">*</text:span></text:p>
          </draw:text-box>
        </draw:frame>
        <draw:frame draw:style-name="gr8" draw:text-style-name="P12" draw:layer="layout" svg:width="0.748cm" svg:height="0.962cm" svg:x="10.145cm" svg:y="19cm">
          <draw:text-box>
            <text:p><text:span text:style-name="T14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HMM品詞推定のグラフ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各パスは品詞列を表す</text:p>
              </text:list-item>
            </text:list>
          </draw:text-box>
        </draw:frame>
        <draw:frame draw:style-name="gr3" draw:text-style-name="P5" draw:layer="layout" svg:width="23.755cm" svg:height="1.195cm" svg:x="3.405cm" svg:y="6.465cm">
          <draw:text-box>
            <text:list text:style-name="L1">
              <text:list-header>
                <text:p text:style-name="P4"><text:span text:style-name="T5">natural <text:s text:c="3"/>language <text:s/>processing <text:s text:c="3"/>( <text:s text:c="13"/>nlp <text:s text:c="13"/>)</text:span></text:p>
              </text:list-header>
            </text:list>
          </draw:text-box>
        </draw:frame>
        <draw:custom-shape draw:style-name="gr9" draw:text-style-name="P14" draw:layer="layout" svg:width="2.54cm" svg:height="1.27cm" svg:x="3.91cm" svg:y="8.095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27cm" svg:x="3.91cm" svg:y="10.195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91cm" svg:y="12.195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2.54cm" svg:height="1.27cm" svg:x="3.91cm" svg:y="14.195cm">
          <text:p text:style-name="P6"><text:span text:style-name="T1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2.54cm" svg:height="1.27cm" svg:x="3.91cm" svg:y="16.195cm">
          <text:p text:style-name="P6"><text:span text:style-name="T1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6" draw:layer="layout" svg:width="1.488cm" svg:height="1.352cm" svg:x="4.445cm" svg:y="17.35cm">
          <draw:text-box>
            <text:p><text:span text:style-name="T15">…</text:span></text:p>
          </draw:text-box>
        </draw:frame>
        <draw:custom-shape draw:style-name="gr12" draw:text-style-name="P14" draw:layer="layout" svg:width="2.54cm" svg:height="1.27cm" svg:x="7.91cm" svg:y="8.096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7.91cm" svg:y="10.196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7.91cm" svg:y="12.196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7.91cm" svg:y="14.196cm">
          <text:p text:style-name="P6"><text:span text:style-name="T1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7.91cm" svg:y="16.196cm">
          <text:p text:style-name="P6"><text:span text:style-name="T1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8.445cm" svg:y="17.351cm">
          <draw:text-box>
            <text:p><text:span text:style-name="T15">…</text:span></text:p>
          </draw:text-box>
        </draw:frame>
        <draw:custom-shape draw:style-name="gr12" draw:text-style-name="P14" draw:layer="layout" svg:width="2.54cm" svg:height="1.27cm" svg:x="11.81cm" svg:y="8.096cm">
          <text:p text:style-name="P6"><text:span text:style-name="T15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1.81cm" svg:y="10.196cm">
          <text:p text:style-name="P6"><text:span text:style-name="T15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1.81cm" svg:y="12.196cm">
          <text:p text:style-name="P6"><text:span text:style-name="T15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1.81cm" svg:y="14.196cm">
          <text:p text:style-name="P6"><text:span text:style-name="T16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1.81cm" svg:y="16.196cm">
          <text:p text:style-name="P6"><text:span text:style-name="T16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12.345cm" svg:y="17.351cm">
          <draw:text-box>
            <text:p><text:span text:style-name="T15">…</text:span></text:p>
          </draw:text-box>
        </draw:frame>
        <draw:custom-shape draw:style-name="gr13" draw:text-style-name="P14" draw:layer="layout" svg:width="2.54cm" svg:height="1.27cm" svg:x="15.71cm" svg:y="8.096cm">
          <text:p text:style-name="P6"><text:span text:style-name="T15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5.71cm" svg:y="10.196cm">
          <text:p text:style-name="P6"><text:span text:style-name="T15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5.71cm" svg:y="12.196cm">
          <text:p text:style-name="P6"><text:span text:style-name="T15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54cm" svg:height="1.27cm" svg:x="15.71cm" svg:y="14.196cm">
          <text:p text:style-name="P6"><text:span text:style-name="T16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5.71cm" svg:y="16.196cm">
          <text:p text:style-name="P6"><text:span text:style-name="T16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16.245cm" svg:y="17.351cm">
          <draw:text-box>
            <text:p><text:span text:style-name="T15">…</text:span></text:p>
          </draw:text-box>
        </draw:frame>
        <draw:custom-shape draw:style-name="gr12" draw:text-style-name="P14" draw:layer="layout" svg:width="2.54cm" svg:height="1.27cm" svg:x="19.51cm" svg:y="8.096cm">
          <text:p text:style-name="P6"><text:span text:style-name="T15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9.51cm" svg:y="10.196cm">
          <text:p text:style-name="P6"><text:span text:style-name="T15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9.51cm" svg:y="12.196cm">
          <text:p text:style-name="P6"><text:span text:style-name="T15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9.51cm" svg:y="14.196cm">
          <text:p text:style-name="P6"><text:span text:style-name="T16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9.51cm" svg:y="16.196cm">
          <text:p text:style-name="P6"><text:span text:style-name="T16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20.045cm" svg:y="17.351cm">
          <draw:text-box>
            <text:p><text:span text:style-name="T15">…</text:span></text:p>
          </draw:text-box>
        </draw:frame>
        <draw:custom-shape draw:style-name="gr13" draw:text-style-name="P14" draw:layer="layout" svg:width="2.54cm" svg:height="1.27cm" svg:x="23.31cm" svg:y="8.096cm">
          <text:p text:style-name="P6"><text:span text:style-name="T15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23.31cm" svg:y="10.196cm">
          <text:p text:style-name="P6"><text:span text:style-name="T15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23.31cm" svg:y="12.196cm">
          <text:p text:style-name="P6"><text:span text:style-name="T15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23.31cm" svg:y="14.196cm">
          <text:p text:style-name="P6"><text:span text:style-name="T16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54cm" svg:height="1.27cm" svg:x="23.31cm" svg:y="16.196cm">
          <text:p text:style-name="P6"><text:span text:style-name="T16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23.845cm" svg:y="17.351cm">
          <draw:text-box>
            <text:p><text:span text:style-name="T15">…</text:span></text:p>
          </draw:text-box>
        </draw:frame>
        <draw:custom-shape draw:style-name="gr12" draw:text-style-name="P17" draw:layer="layout" svg:width="2.54cm" svg:height="1.27cm" svg:x="0.31cm" svg:y="8.095cm">
          <text:p text:style-name="P6"><text:span text:style-name="T17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26.445cm" svg:y="12.251cm">
          <draw:text-box>
            <text:p><text:span text:style-name="T15">…</text:span></text:p>
          </draw:text-box>
        </draw:frame>
        <draw:line draw:style-name="gr14" draw:text-style-name="P6" draw:layer="layout" svg:x1="2.875cm" svg:y1="8.89cm" svg:x2="3.81cm" svg:y2="10.795cm">
          <text:p/>
        </draw:line>
        <draw:line draw:style-name="gr14" draw:text-style-name="P6" draw:layer="layout" svg:x1="6.676cm" svg:y1="10.791cm" svg:x2="7.82cm" svg:y2="8.89cm">
          <text:p/>
        </draw:line>
        <draw:line draw:style-name="gr14" draw:text-style-name="P6" draw:layer="layout" svg:x1="10.695cm" svg:y1="8.79cm" svg:x2="11.72cm" svg:y2="8.791cm">
          <text:p/>
        </draw:line>
        <draw:line draw:style-name="gr14" draw:text-style-name="P6" draw:layer="layout" svg:x1="14.396cm" svg:y1="8.591cm" svg:x2="15.775cm" svg:y2="14.405cm">
          <text:p/>
        </draw:line>
        <draw:line draw:style-name="gr14" draw:text-style-name="P6" draw:layer="layout" svg:x1="18.097cm" svg:y1="14.291cm" svg:x2="19.685cm" svg:y2="9.425cm">
          <text:p/>
        </draw:line>
        <draw:line draw:style-name="gr14" draw:text-style-name="P6" draw:layer="layout" svg:x1="22.107cm" svg:y1="8.89cm" svg:x2="23.495cm" svg:y2="16.21cm">
          <text:p/>
        </draw:line>
        <draw:frame draw:style-name="gr3" draw:text-style-name="P18" draw:layer="layout" svg:width="26.475cm" svg:height="1.195cm" svg:x="0.195cm" svg:y="19.05cm">
          <draw:text-box>
            <text:list text:style-name="L1">
              <text:list-header>
                <text:p text:style-name="P4"><text:span text:style-name="T18">&lt;s&gt; <text:s text:c="10"/>JJ <text:s text:c="11"/>NN <text:s text:c="10"/>NN <text:s text:c="10"/>LRB <text:s text:c="9"/>NN <text:s text:c="9"/>RRB</text:span></text:p>
              </text:list-header>
            </text:list>
          </draw:text-box>
        </draw:frame>
        <draw:custom-shape draw:style-name="gr7" draw:text-style-name="P6" draw:layer="layout" svg:width="27.74cm" svg:height="13.868cm" svg:x="0.1cm" svg:y="6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復習：ビタビアルゴリズムのステップ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前向きステップ：</text:span>各ノードへたどる確率の計算</text:p>
                <text:list>
                  <text:list-item>
                    <text:p><text:span text:style-name="T2">負の対数尤度</text:span>がもっとも低くなるパス</text:p>
                  </text:list-item>
                </text:list>
              </text:list-item>
              <text:list-item>
                <text:p><text:span text:style-name="T2">後ろ向きステップ：</text:span><text:span text:style-name="T4">パスの復元</text:span></text:p>
                <text:list>
                  <text:list-item>
                    <text:p>単語分割とほとんど同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前向きステップ：文頭</text:p>
          </draw:text-box>
        </draw:frame>
        <draw:frame presentation:style-name="pr11" draw:layer="layout" svg:width="25.199cm" svg:height="2.165cm" svg:x="1.471cm" svg:y="5.08cm" presentation:class="outline" presentation:user-transformed="true">
          <draw:text-box>
            <text:list text:style-name="L2">
              <text:list-item>
                <text:p>文頭記号&lt;S&gt;から１単語目への<text:span text:style-name="T3">遷移</text:span>と１単語目の<text:span text:style-name="T2">生成</text:span>の確率</text:p>
              </text:list-item>
            </text:list>
          </draw:text-box>
        </draw:frame>
        <draw:custom-shape draw:style-name="gr9" draw:text-style-name="P14" draw:layer="layout" svg:width="2.54cm" svg:height="1.27cm" svg:x="3.81cm" svg:y="9.396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1.496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3.496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2.54cm" svg:height="1.27cm" svg:x="3.81cm" svg:y="15.496cm">
          <text:p text:style-name="P6"><text:span text:style-name="T19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2.54cm" svg:height="1.27cm" svg:x="3.81cm" svg:y="17.496cm">
          <text:p text:style-name="P6"><text:span text:style-name="T19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1.488cm" svg:height="7.856cm" svg:x="4.345cm" svg:y="18.651cm">
          <draw:text-box>
            <text:p><text:span text:style-name="T15">…</text:span></text:p>
          </draw:text-box>
        </draw:frame>
        <draw:custom-shape draw:style-name="gr13" draw:text-style-name="P19" draw:layer="layout" svg:width="2.54cm" svg:height="1.27cm" svg:x="0.21cm" svg:y="9.396cm">
          <text:p text:style-name="P6"><text:span text:style-name="T19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6" draw:text-style-name="P6" draw:layer="layout" svg:x1="2.775cm" svg:y1="10.061cm" svg:x2="3.81cm" svg:y2="10.061cm">
            <text:p/>
          </draw:line>
          <draw:line draw:style-name="gr16" draw:text-style-name="P6" draw:layer="layout" svg:x1="2.775cm" svg:y1="10.061cm" svg:x2="3.81cm" svg:y2="12.301cm">
            <text:p/>
          </draw:line>
          <draw:line draw:style-name="gr16" draw:text-style-name="P6" draw:layer="layout" svg:x1="2.775cm" svg:y1="10.061cm" svg:x2="3.81cm" svg:y2="14.206cm">
            <text:p/>
          </draw:line>
          <draw:line draw:style-name="gr16" draw:text-style-name="P6" draw:layer="layout" svg:x1="2.775cm" svg:y1="10.061cm" svg:x2="3.81cm" svg:y2="16.111cm">
            <text:p/>
          </draw:line>
          <draw:line draw:style-name="gr16" draw:text-style-name="P6" draw:layer="layout" svg:x1="2.775cm" svg:y1="10.061cm" svg:x2="3.81cm" svg:y2="18.651cm">
            <text:p/>
          </draw:line>
        </draw:g>
        <draw:frame draw:style-name="gr8" draw:text-style-name="P20" draw:layer="layout" svg:width="3.529cm" svg:height="1.352cm" svg:x="3.215cm" svg:y="7.85cm">
          <draw:text-box>
            <text:p><text:span text:style-name="T20">natural</text:span></text:p>
          </draw:text-box>
        </draw:frame>
        <draw:frame draw:style-name="gr8" draw:text-style-name="P21" draw:layer="layout" svg:width="20.357cm" svg:height="1.322cm" svg:x="6.346cm" svg:y="9.49cm">
          <draw:text-box>
            <text:p><text:span text:style-name="T21">best_score[“1 NN”] = -log </text:span><text:span text:style-name="T22">P</text:span><text:span text:style-name="T23">T</text:span><text:span text:style-name="T22">(NN|&lt;S&gt;)</text:span><text:span text:style-name="T21"> + -log</text:span><text:span text:style-name="T24"> P</text:span><text:span text:style-name="T25">E</text:span><text:span text:style-name="T24">(natural | NN)</text:span></text:p>
          </draw:text-box>
        </draw:frame>
        <draw:frame draw:style-name="gr8" draw:text-style-name="P21" draw:layer="layout" svg:width="19.392cm" svg:height="1.322cm" svg:x="6.347cm" svg:y="11.49cm">
          <draw:text-box>
            <text:p><text:span text:style-name="T21">best_score[“1 JJ”] = -log </text:span><text:span text:style-name="T22">P</text:span><text:span text:style-name="T23">T</text:span><text:span text:style-name="T22">(JJ|&lt;S&gt;)</text:span><text:span text:style-name="T21"> + -log</text:span><text:span text:style-name="T24"> P</text:span><text:span text:style-name="T25">E</text:span><text:span text:style-name="T24">(natural | JJ)</text:span></text:p>
          </draw:text-box>
        </draw:frame>
        <draw:frame draw:style-name="gr8" draw:text-style-name="P21" draw:layer="layout" svg:width="20.128cm" svg:height="1.322cm" svg:x="6.348cm" svg:y="13.49cm">
          <draw:text-box>
            <text:p><text:span text:style-name="T21">best_score[“1 VB”] = -log </text:span><text:span text:style-name="T22">P</text:span><text:span text:style-name="T23">T</text:span><text:span text:style-name="T22">(VB|&lt;S&gt;)</text:span><text:span text:style-name="T21"> + -log</text:span><text:span text:style-name="T24"> P</text:span><text:span text:style-name="T25">E</text:span><text:span text:style-name="T24">(natural | VB)</text:span></text:p>
          </draw:text-box>
        </draw:frame>
        <draw:frame draw:style-name="gr8" draw:text-style-name="P21" draw:layer="layout" svg:width="21.474cm" svg:height="1.322cm" svg:x="6.349cm" svg:y="15.59cm">
          <draw:text-box>
            <text:p><text:span text:style-name="T21">best_score[“1 LRB”] = -log </text:span><text:span text:style-name="T22">P</text:span><text:span text:style-name="T23">T</text:span><text:span text:style-name="T22">(LRB|&lt;S&gt;)</text:span><text:span text:style-name="T21"> + -log</text:span><text:span text:style-name="T24"> P</text:span><text:span text:style-name="T25">E</text:span><text:span text:style-name="T24">(natural | LRB)</text:span></text:p>
          </draw:text-box>
        </draw:frame>
        <draw:frame draw:style-name="gr8" draw:text-style-name="P21" draw:layer="layout" svg:width="21.843cm" svg:height="1.322cm" svg:x="6.349cm" svg:y="17.591cm">
          <draw:text-box>
            <text:p><text:span text:style-name="T21">best_score[“1 RRB”] = -log </text:span><text:span text:style-name="T22">P</text:span><text:span text:style-name="T23">T</text:span><text:span text:style-name="T22">(RRB|&lt;S&gt;)</text:span><text:span text:style-name="T21"> + -log</text:span><text:span text:style-name="T24"> P</text:span><text:span text:style-name="T25">E</text:span><text:span text:style-name="T24">(natural | RRB)</text:span></text:p>
          </draw:text-box>
        </draw:frame>
        <draw:custom-shape draw:style-name="gr7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前向きステップ：中間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前の品詞を全部比べて、<text:span text:style-name="T26">これまでのパス</text:span>、<text:span text:style-name="T3">遷移</text:span>、<text:span text:style-name="T2">生成</text:span>を全て考慮した最短パスを利用</text:p>
              </text:list-item>
            </text:list>
          </draw:text-box>
        </draw:frame>
        <draw:custom-shape draw:style-name="gr17" draw:text-style-name="P22" draw:layer="layout" svg:width="2.54cm" svg:height="1.27cm" svg:x="0.41cm" svg:y="9.396cm">
          <text:p text:style-name="P6"><text:span text:style-name="T27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1.496cm">
          <text:p text:style-name="P6"><text:span text:style-name="T15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3.496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27cm" svg:x="0.41cm" svg:y="15.496cm">
          <text:p text:style-name="P6"><text:span text:style-name="T28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27cm" svg:x="0.41cm" svg:y="17.496cm">
          <text:p text:style-name="P6"><text:span text:style-name="T28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6" draw:layer="layout" svg:width="1.488cm" svg:height="1.352cm" svg:x="0.845cm" svg:y="18.651cm">
          <draw:text-box>
            <text:p><text:span text:style-name="T15">…</text:span></text:p>
          </draw:text-box>
        </draw:frame>
        <draw:frame draw:style-name="gr8" draw:text-style-name="P24" draw:layer="layout" svg:width="3.529cm" svg:height="1.352cm" svg:x="-0.085cm" svg:y="7.85cm">
          <draw:text-box>
            <text:p><text:span text:style-name="T27">natural</text:span></text:p>
          </draw:text-box>
        </draw:frame>
        <draw:frame draw:style-name="gr8" draw:text-style-name="P25" draw:layer="layout" svg:width="20.17cm" svg:height="7.321cm" svg:x="7.385cm" svg:y="9.025cm">
          <draw:text-box>
            <text:p><text:span text:style-name="T29">best_score[“2 NN”] = min( </text:span><text:span text:style-name="T29"><text:line-break/></text:span><text:span text:style-name="T29"> </text:span><text:span text:style-name="T30">best_score[“1 NN”]</text:span><text:span text:style-name="T29"> + -log </text:span><text:span text:style-name="T31">P</text:span><text:span text:style-name="T32">T</text:span><text:span text:style-name="T31">(NN|NN)</text:span><text:span text:style-name="T29"> + -log </text:span><text:span text:style-name="T33">P</text:span><text:span text:style-name="T34">E</text:span><text:span text:style-name="T33">(language | NN)</text:span><text:span text:style-name="T29">,</text:span><text:span text:style-name="T29"><text:line-break/></text:span><text:span text:style-name="T29"> </text:span><text:span text:style-name="T30">best_score[“1 JJ”]</text:span><text:span text:style-name="T29"> + -log </text:span><text:span text:style-name="T31">P</text:span><text:span text:style-name="T32">T</text:span><text:span text:style-name="T31">(NN|JJ)</text:span><text:span text:style-name="T29"> + -log </text:span><text:span text:style-name="T33">P</text:span><text:span text:style-name="T34">E</text:span><text:span text:style-name="T33">(language | NN)</text:span><text:span text:style-name="T29">,</text:span><text:span text:style-name="T29"><text:line-break/></text:span><text:span text:style-name="T29"> </text:span><text:span text:style-name="T30">best_score[“1 VB”]</text:span><text:span text:style-name="T29"> + -log </text:span><text:span text:style-name="T31">P</text:span><text:span text:style-name="T32">T</text:span><text:span text:style-name="T31">(NN|VB)</text:span><text:span text:style-name="T29"> + -log </text:span><text:span text:style-name="T33">P</text:span><text:span text:style-name="T34">E</text:span><text:span text:style-name="T33">(language | NN)</text:span><text:span text:style-name="T29">,</text:span><text:span text:style-name="T29"><text:line-break/></text:span><text:span text:style-name="T29"> </text:span><text:span text:style-name="T30">best_score[“1 LRB”]</text:span><text:span text:style-name="T29"> + -log </text:span><text:span text:style-name="T31">P</text:span><text:span text:style-name="T32">T</text:span><text:span text:style-name="T31">(NN|LRB)</text:span><text:span text:style-name="T29"> + -log </text:span><text:span text:style-name="T33">P</text:span><text:span text:style-name="T34">E</text:span><text:span text:style-name="T33">(language | NN)</text:span><text:span text:style-name="T29">,</text:span><text:span text:style-name="T29"><text:line-break/></text:span><text:span text:style-name="T29"> </text:span><text:span text:style-name="T30">best_score[“1 RRB”]</text:span><text:span text:style-name="T29"> + -log </text:span><text:span text:style-name="T31">P</text:span><text:span text:style-name="T32">T</text:span><text:span text:style-name="T31">(NN|RRB)</text:span><text:span text:style-name="T29"> + -log </text:span><text:span text:style-name="T33">P</text:span><text:span text:style-name="T34">E</text:span><text:span text:style-name="T33">(language | NN)</text:span><text:span text:style-name="T29">,</text:span></text:p>
            <text:p><text:span text:style-name="T29"><text:s/></text:span><text:span text:style-name="T29">...</text:span><text:span text:style-name="T29"><text:line-break/></text:span><text:span text:style-name="T29">)</text:span></text:p>
          </draw:text-box>
        </draw:frame>
        <draw:custom-shape draw:style-name="gr13" draw:text-style-name="P14" draw:layer="layout" svg:width="2.54cm" svg:height="1.27cm" svg:x="4.38cm" svg:y="9.425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4.38cm" svg:y="11.525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4.38cm" svg:y="13.525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2.54cm" svg:height="1.27cm" svg:x="4.38cm" svg:y="15.525cm">
          <text:p text:style-name="P6"><text:span text:style-name="T28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2.54cm" svg:height="1.27cm" svg:x="4.38cm" svg:y="17.525cm">
          <text:p text:style-name="P6"><text:span text:style-name="T28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4.915cm" svg:y="18.68cm">
          <draw:text-box>
            <text:p><text:span text:style-name="T15">…</text:span></text:p>
          </draw:text-box>
        </draw:frame>
        <draw:line draw:style-name="gr16" draw:text-style-name="P6" draw:layer="layout" svg:x1="3.01cm" svg:y1="10.089cm" svg:x2="4.28cm" svg:y2="10.089cm">
          <text:p/>
        </draw:line>
        <draw:line draw:style-name="gr16" draw:text-style-name="P6" draw:layer="layout" svg:x1="3.01cm" svg:y1="12.089cm" svg:x2="4.19cm" svg:y2="10.424cm">
          <text:p/>
        </draw:line>
        <draw:line draw:style-name="gr16" draw:text-style-name="P6" draw:layer="layout" svg:x1="3.01cm" svg:y1="13.989cm" svg:x2="4.19cm" svg:y2="10.424cm">
          <text:p/>
        </draw:line>
        <draw:line draw:style-name="gr16" draw:text-style-name="P6" draw:layer="layout" svg:x1="3.01cm" svg:y1="15.989cm" svg:x2="4.19cm" svg:y2="10.424cm">
          <text:p/>
        </draw:line>
        <draw:line draw:style-name="gr16" draw:text-style-name="P6" draw:layer="layout" svg:x1="3.01cm" svg:y1="18.19cm" svg:x2="4.19cm" svg:y2="10.424cm">
          <text:p/>
        </draw:line>
        <draw:frame draw:style-name="gr8" draw:text-style-name="P20" draw:layer="layout" svg:width="4.574cm" svg:height="1.352cm" svg:x="3.716cm" svg:y="7.85cm">
          <draw:text-box>
            <text:p><text:span text:style-name="T20">language</text:span></text:p>
          </draw:text-box>
        </draw:frame>
        <draw:custom-shape draw:style-name="gr7" draw:text-style-name="P6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8" draw:text-style-name="P25" draw:layer="layout" svg:width="18.689cm" svg:height="4.642cm" svg:x="7.385cm" svg:y="16.225cm">
          <draw:text-box>
            <text:p><text:span text:style-name="T29">best_score[“2 JJ”] = min( </text:span><text:span text:style-name="T29"><text:line-break/></text:span><text:span text:style-name="T29"> </text:span><text:span text:style-name="T30">best_score[“1 NN”]</text:span><text:span text:style-name="T29"> + -log </text:span><text:span text:style-name="T31">P</text:span><text:span text:style-name="T32">T</text:span><text:span text:style-name="T31">(JJ|NN)</text:span><text:span text:style-name="T29"> + -log </text:span><text:span text:style-name="T33">P</text:span><text:span text:style-name="T34">E</text:span><text:span text:style-name="T33">(language | JJ)</text:span><text:span text:style-name="T29">,</text:span><text:span text:style-name="T29"><text:line-break/></text:span><text:span text:style-name="T29"> </text:span><text:span text:style-name="T30">best_score[“1 JJ”]</text:span><text:span text:style-name="T29"> + -log </text:span><text:span text:style-name="T31">P</text:span><text:span text:style-name="T32">T</text:span><text:span text:style-name="T31">(JJ|JJ)</text:span><text:span text:style-name="T29"> + -log </text:span><text:span text:style-name="T33">P</text:span><text:span text:style-name="T34">E</text:span><text:span text:style-name="T33">(language | JJ)</text:span><text:span text:style-name="T29">,</text:span><text:span text:style-name="T29"><text:line-break/></text:span><text:span text:style-name="T29"> </text:span><text:span text:style-name="T30">best_score[“1 VB”]</text:span><text:span text:style-name="T29"> + -log </text:span><text:span text:style-name="T31">P</text:span><text:span text:style-name="T32">T</text:span><text:span text:style-name="T31">(JJ|VB)</text:span><text:span text:style-name="T29"> + -log </text:span><text:span text:style-name="T33">P</text:span><text:span text:style-name="T34">E</text:span><text:span text:style-name="T33">(language | JJ)</text:span><text:span text:style-name="T29">,</text:span><text:span text:style-name="T29"><text:line-break/></text:span><text:span text:style-name="T29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前向きステップ：文末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文末記号への遷移を考慮して終わり</text:p>
              </text:list-item>
            </text:list>
          </draw:text-box>
        </draw:frame>
        <draw:custom-shape draw:style-name="gr17" draw:text-style-name="P22" draw:layer="layout" svg:width="2.54cm" svg:height="1.27cm" svg:x="0.41cm" svg:y="9.396cm">
          <text:p text:style-name="P6"><text:span text:style-name="T35">I</text:span><text:span text:style-name="T27">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1.496cm">
          <text:p text:style-name="P6"><text:span text:style-name="T36">I</text:span><text:span text:style-name="T15">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3.496cm">
          <text:p text:style-name="P6"><text:span text:style-name="T36">I</text:span><text:span text:style-name="T15">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2.54cm" svg:height="1.27cm" svg:x="0.41cm" svg:y="15.496cm">
          <text:p text:style-name="P6"><text:span text:style-name="T37">I</text:span><text:span text:style-name="T19">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2.54cm" svg:height="1.27cm" svg:x="0.41cm" svg:y="17.496cm">
          <text:p text:style-name="P6"><text:span text:style-name="T37">I</text:span><text:span text:style-name="T19">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6" draw:layer="layout" svg:width="1.488cm" svg:height="1.352cm" svg:x="0.845cm" svg:y="18.651cm">
          <draw:text-box>
            <text:p><text:span text:style-name="T15">…</text:span></text:p>
          </draw:text-box>
        </draw:frame>
        <draw:frame draw:style-name="gr8" draw:text-style-name="P24" draw:layer="layout" svg:width="3.859cm" svg:height="1.352cm" svg:x="-0.085cm" svg:y="7.85cm">
          <draw:text-box>
            <text:p><text:span text:style-name="T27">science</text:span></text:p>
          </draw:text-box>
        </draw:frame>
        <draw:frame draw:style-name="gr8" draw:text-style-name="P26" draw:layer="layout" svg:width="13.803cm" svg:height="7.712cm" svg:x="9.785cm" svg:y="9.125cm">
          <draw:text-box>
            <text:p><text:span text:style-name="T38">best_score[“</text:span><text:span text:style-name="T39">I+1</text:span><text:span text:style-name="T38"> &lt;/S&gt;”] = min(</text:span><text:span text:style-name="T38"><text:line-break/></text:span><text:span text:style-name="T38"> <text:s text:c="2"/></text:span><text:span text:style-name="T40">best_score[“</text:span><text:span text:style-name="T41">I</text:span><text:span text:style-name="T40"> NN”]</text:span><text:span text:style-name="T38"> + -log </text:span><text:span text:style-name="T42">P</text:span><text:span text:style-name="T43">T</text:span><text:span text:style-name="T42">(&lt;/S&gt;|NN)</text:span><text:span text:style-name="T38">,</text:span><text:span text:style-name="T38"><text:line-break/></text:span><text:span text:style-name="T38"> <text:s text:c="2"/></text:span><text:span text:style-name="T40">best_score[“</text:span><text:span text:style-name="T41">I</text:span><text:span text:style-name="T40"> JJ”]</text:span><text:span text:style-name="T38"> + -log </text:span><text:span text:style-name="T42">P</text:span><text:span text:style-name="T43">T</text:span><text:span text:style-name="T42">(&lt;/S&gt;|JJ)</text:span><text:span text:style-name="T38">,</text:span><text:span text:style-name="T38"><text:line-break/></text:span><text:span text:style-name="T38"> <text:s text:c="2"/></text:span><text:span text:style-name="T40">best_score[“</text:span><text:span text:style-name="T41">I</text:span><text:span text:style-name="T40"> VB”]</text:span><text:span text:style-name="T38"> + -log </text:span><text:span text:style-name="T42">P</text:span><text:span text:style-name="T43">T</text:span><text:span text:style-name="T42">(&lt;/S&gt;|VB)</text:span><text:span text:style-name="T38">,</text:span><text:span text:style-name="T38"><text:line-break/></text:span><text:span text:style-name="T38"> <text:s text:c="2"/></text:span><text:span text:style-name="T40">best_score[“</text:span><text:span text:style-name="T41">I</text:span><text:span text:style-name="T40"> LRB”]</text:span><text:span text:style-name="T38"> + -log </text:span><text:span text:style-name="T42">P</text:span><text:span text:style-name="T43">T</text:span><text:span text:style-name="T42">(&lt;/S&gt;|LRB)</text:span><text:span text:style-name="T38">,</text:span><text:span text:style-name="T38"><text:line-break/></text:span><text:span text:style-name="T38"> <text:s text:c="2"/></text:span><text:span text:style-name="T40">best_score[“</text:span><text:span text:style-name="T41">I</text:span><text:span text:style-name="T40"> NN”]</text:span><text:span text:style-name="T38"> + -log </text:span><text:span text:style-name="T42">P</text:span><text:span text:style-name="T43">T</text:span><text:span text:style-name="T42">(&lt;/S&gt;|RRB)</text:span><text:span text:style-name="T38">,</text:span></text:p>
            <text:p><text:span text:style-name="T38"><text:s text:c="3"/></text:span><text:span text:style-name="T38">...</text:span><text:span text:style-name="T38"><text:line-break/></text:span><text:span text:style-name="T38">)</text:span></text:p>
          </draw:text-box>
        </draw:frame>
        <draw:custom-shape draw:style-name="gr13" draw:text-style-name="P14" draw:layer="layout" svg:width="4.51cm" svg:height="1.27cm" svg:x="4.38cm" svg:y="9.425cm">
          <text:p text:style-name="P6"><text:span text:style-name="T36">I+1</text:span><text:span text:style-name="T15">:&lt;/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6" draw:layer="layout" svg:x1="3.01cm" svg:y1="10.089cm" svg:x2="4.28cm" svg:y2="10.089cm">
          <text:p/>
        </draw:line>
        <draw:line draw:style-name="gr16" draw:text-style-name="P6" draw:layer="layout" svg:x1="3.01cm" svg:y1="12.089cm" svg:x2="4.19cm" svg:y2="10.424cm">
          <text:p/>
        </draw:line>
        <draw:line draw:style-name="gr16" draw:text-style-name="P6" draw:layer="layout" svg:x1="3.01cm" svg:y1="13.989cm" svg:x2="4.19cm" svg:y2="10.424cm">
          <text:p/>
        </draw:line>
        <draw:line draw:style-name="gr16" draw:text-style-name="P6" draw:layer="layout" svg:x1="3.01cm" svg:y1="15.989cm" svg:x2="4.19cm" svg:y2="10.424cm">
          <text:p/>
        </draw:line>
        <draw:line draw:style-name="gr16" draw:text-style-name="P6" draw:layer="layout" svg:x1="3.01cm" svg:y1="18.19cm" svg:x2="4.19cm" svg:y2="10.424cm">
          <text:p/>
        </draw:line>
        <draw:custom-shape draw:style-name="gr7" draw:text-style-name="P6" draw:layer="layout" svg:width="27.74cm" svg:height="12.599cm" svg:x="0.1cm" svg:y="7.7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ビタビアルゴリズムと計算量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ビタビアルゴリズムのかかる時間に影響する要因：</text:p>
                <text:list>
                  <text:list-item>
                    <text:p><text:span text:style-name="T2">問題の種類</text:span>: 品詞推定? 単語分割? 構文解析?</text:p>
                  </text:list-item>
                  <text:list-item>
                    <text:p><text:span text:style-name="T2">文の長さ</text:span>: 文が長い=時間も長い</text:p>
                  </text:list-item>
                  <text:list-item>
                    <text:p><text:span text:style-name="T2">タグの種類</text:span>: タグが多い=時間も長い<text:line-break/>などなど</text:p>
                  </text:list-item>
                </text:list>
              </text:list-item>
              <text:list-item>
                <text:p>品詞推定の計算量は？</text:p>
                <text:list>
                  <text:list-item>
                    <text:p>T = タグの数</text:p>
                  </text:list-item>
                  <text:list-item>
                    <text:p>N = 文の長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単純なビタビはスケールしない！</text:p>
          </draw:text-box>
        </draw:frame>
        <draw:frame presentation:style-name="pr5" draw:layer="layout" svg:width="25.834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タグ付け</text:span></text:p>
                <text:list>
                  <text:list-item>
                    <text:p><text:span text:style-name="T44">固有表現抽出</text:span><text:span text:style-name="T44">:</text:span><text:line-break/>T = 固有表現の種類数 (100~10,000)</text:p>
                  </text:list-item>
                  <text:list-item>
                    <text:p>スーパータギング:<text:line-break/>T = 文法ルールの数 (100~1,000)</text:p>
                  </text:list-item>
                </text:list>
              </text:list-item>
              <text:list-item>
                <text:p><text:span text:style-name="T2">より難しい探索問題</text:span></text:p>
                <text:list>
                  <text:list-item>
                    <text:p>構文解析: T * N<text:span text:style-name="T45">3</text:span></text:p>
                  </text:list-item>
                  <text:list-item>
                    <text:p>音声認識:フレーム数(1,000?)*WFST状態(1,000,000?)</text:p>
                  </text:list-item>
                  <text:list-item>
                    <text:p>機械翻訳: NP完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２つの解決策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ビーム探索</text:span><text:span text:style-name="T2">:</text:span></text:p>
                <text:list>
                  <text:list-item>
                    <text:p>低確率の仮説を枝刈り</text:p>
                  </text:list-item>
                  <text:list-item>
                    <text:p><text:span text:style-name="T26">+ </text:span><text:span text:style-name="T26">簡単、探索時間は推測可能</text:span></text:p>
                  </text:list-item>
                  <text:list-item>
                    <text:p><text:span text:style-name="T3">- </text:span><text:span text:style-name="T3">近似解なので、精度の低下あり</text:span></text:p>
                  </text:list-item>
                </text:list>
              </text:list-item>
              <text:list-item>
                <text:p><text:span text:style-name="T2">A*</text:span><text:span text:style-name="T2">探索</text:span><text:span text:style-name="T2">:</text:span></text:p>
                <text:list>
                  <text:list-item>
                    <text:p>深さ優先探索<text:line-break/>ヒューリスティック関数でスピード向上</text:p>
                  </text:list-item>
                  <text:list-item>
                    <text:p><text:span text:style-name="T26">+ </text:span><text:span text:style-name="T26">ビタビや深さ優先より速い、厳密なスコア最大化</text:span></text:p>
                  </text:list-item>
                  <text:list-item>
                    <text:p><text:span text:style-name="T3">- </text:span><text:span text:style-name="T3">ヒューリスティック関数の作成が必要、探索時間にゆれが存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7.974cm" presentation:class="title" presentation:user-transformed="true">
          <draw:text-box>
            <text:p>ビーム探索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ビーム探索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B個の仮説からなる<text:span text:style-name="T2">ビーム</text:span>を利用</text:p>
              </text:list-item>
              <text:list-item>
                <text:p>ビタビアルゴリズム行うが、各<text:span text:style-name="T2">段階</text:span>において<text:span text:style-name="T46">B</text:span>個の仮説しか展開しない</text:p>
              </text:list-item>
              <text:list-item>
                <text:p>比較対象（段階）はタスクによる：</text:p>
                <text:list>
                  <text:list-item>
                    <text:p><text:span text:style-name="T2">タグ付け</text:span><text:span text:style-name="T2">:</text:span> タグ済みの単語数が同一の仮説を比較</text:p>
                  </text:list-item>
                  <text:list-item>
                    <text:p><text:span text:style-name="T2">機械翻訳</text:span><text:span text:style-name="T2">: </text:span>翻訳済みの単語数が同一の仮説を比較</text:p>
                  </text:list-item>
                  <text:list-item>
                    <text:p><text:span text:style-name="T2">音声認識</text:span><text:span text:style-name="T2">:</text:span> 処理済みのフレーム数が同一の仮説を比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スコア計算(1単語目)</text:p>
          </draw:text-box>
        </draw:frame>
        <draw:frame presentation:style-name="pr11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最初の単語のスコア最大のパスを計算</text:p>
              </text:list-item>
            </text:list>
          </draw:text-box>
        </draw:frame>
        <draw:custom-shape draw:style-name="gr9" draw:text-style-name="P14" draw:layer="layout" svg:width="2.54cm" svg:height="1.27cm" svg:x="3.81cm" svg:y="9.396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1.496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3.496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2.54cm" svg:height="1.27cm" svg:x="3.81cm" svg:y="15.496cm">
          <text:p text:style-name="P6"><text:span text:style-name="T19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2.54cm" svg:height="1.27cm" svg:x="3.81cm" svg:y="17.496cm">
          <text:p text:style-name="P6"><text:span text:style-name="T19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1.488cm" svg:height="7.856cm" svg:x="4.345cm" svg:y="18.651cm">
          <draw:text-box>
            <text:p><text:span text:style-name="T15">…</text:span></text:p>
          </draw:text-box>
        </draw:frame>
        <draw:custom-shape draw:style-name="gr13" draw:text-style-name="P19" draw:layer="layout" svg:width="2.54cm" svg:height="1.27cm" svg:x="0.21cm" svg:y="9.396cm">
          <text:p text:style-name="P6"><text:span text:style-name="T19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6" draw:text-style-name="P6" draw:layer="layout" svg:x1="2.775cm" svg:y1="10.061cm" svg:x2="3.81cm" svg:y2="10.061cm">
            <text:p/>
          </draw:line>
          <draw:line draw:style-name="gr16" draw:text-style-name="P6" draw:layer="layout" svg:x1="2.775cm" svg:y1="10.061cm" svg:x2="3.81cm" svg:y2="12.301cm">
            <text:p/>
          </draw:line>
          <draw:line draw:style-name="gr16" draw:text-style-name="P6" draw:layer="layout" svg:x1="2.775cm" svg:y1="10.061cm" svg:x2="3.81cm" svg:y2="14.206cm">
            <text:p/>
          </draw:line>
          <draw:line draw:style-name="gr16" draw:text-style-name="P6" draw:layer="layout" svg:x1="2.775cm" svg:y1="10.061cm" svg:x2="3.81cm" svg:y2="16.111cm">
            <text:p/>
          </draw:line>
          <draw:line draw:style-name="gr16" draw:text-style-name="P6" draw:layer="layout" svg:x1="2.775cm" svg:y1="10.061cm" svg:x2="3.81cm" svg:y2="18.651cm">
            <text:p/>
          </draw:line>
        </draw:g>
        <draw:frame draw:style-name="gr8" draw:text-style-name="P20" draw:layer="layout" svg:width="3.529cm" svg:height="1.352cm" svg:x="3.215cm" svg:y="7.85cm">
          <draw:text-box>
            <text:p><text:span text:style-name="T20">natural</text:span></text:p>
          </draw:text-box>
        </draw:frame>
        <draw:frame draw:style-name="gr8" draw:text-style-name="P21" draw:layer="layout" svg:width="8.837cm" svg:height="1.077cm" svg:x="6.346cm" svg:y="9.49cm">
          <draw:text-box>
            <text:p><text:span text:style-name="T21">best_score[“1 NN”] = -3.1</text:span></text:p>
          </draw:text-box>
        </draw:frame>
        <draw:frame draw:style-name="gr8" draw:text-style-name="P21" draw:layer="layout" svg:width="8.516cm" svg:height="1.077cm" svg:x="6.347cm" svg:y="11.49cm">
          <draw:text-box>
            <text:p><text:span text:style-name="T21">best_score[“1 JJ”] = -4.2</text:span></text:p>
          </draw:text-box>
        </draw:frame>
        <draw:frame draw:style-name="gr8" draw:text-style-name="P21" draw:layer="layout" svg:width="8.761cm" svg:height="1.077cm" svg:x="6.348cm" svg:y="13.49cm">
          <draw:text-box>
            <text:p><text:span text:style-name="T21">best_score[“1 VB”] = -5.4</text:span></text:p>
          </draw:text-box>
        </draw:frame>
        <draw:frame draw:style-name="gr8" draw:text-style-name="P21" draw:layer="layout" svg:width="9.21cm" svg:height="1.077cm" svg:x="6.349cm" svg:y="15.59cm">
          <draw:text-box>
            <text:p><text:span text:style-name="T21">best_score[“1 LRB”] = -8.2</text:span></text:p>
          </draw:text-box>
        </draw:frame>
        <draw:frame draw:style-name="gr8" draw:text-style-name="P21" draw:layer="layout" svg:width="9.333cm" svg:height="1.077cm" svg:x="6.349cm" svg:y="17.591cm">
          <draw:text-box>
            <text:p><text:span text:style-name="T21">best_score[“1 RRB”] = -8.1</text:span></text:p>
          </draw:text-box>
        </draw:frame>
        <draw:custom-shape draw:style-name="gr7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スコア最大のB個の仮説を残す(w<text:span text:style-name="T47">1</text:span>)</text:p>
          </draw:text-box>
        </draw:frame>
        <draw:frame presentation:style-name="pr11" draw:layer="layout" svg:width="25.199cm" svg:height="2.665cm" svg:x="1.471cm" svg:y="4.78cm" presentation:class="outline" presentation:user-transformed="true">
          <draw:text-box>
            <text:list text:style-name="L2">
              <text:list-item>
                <text:p>低い仮説のスコアを削除</text:p>
              </text:list-item>
              <text:list-item>
                <text:p>例えばB=3の場合：</text:p>
              </text:list-item>
            </text:list>
          </draw:text-box>
        </draw:frame>
        <draw:custom-shape draw:style-name="gr9" draw:text-style-name="P14" draw:layer="layout" svg:width="2.54cm" svg:height="1.27cm" svg:x="3.81cm" svg:y="9.396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1.496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3.496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54cm" svg:height="1.27cm" svg:x="3.81cm" svg:y="15.496cm">
          <text:p text:style-name="P6"><text:span text:style-name="T19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54cm" svg:height="1.27cm" svg:x="3.81cm" svg:y="17.496cm">
          <text:p text:style-name="P6"><text:span text:style-name="T19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1.488cm" svg:height="7.856cm" svg:x="4.345cm" svg:y="18.651cm">
          <draw:text-box>
            <text:p><text:span text:style-name="T15">…</text:span></text:p>
          </draw:text-box>
        </draw:frame>
        <draw:custom-shape draw:style-name="gr13" draw:text-style-name="P19" draw:layer="layout" svg:width="2.54cm" svg:height="1.27cm" svg:x="0.21cm" svg:y="9.396cm">
          <text:p text:style-name="P6"><text:span text:style-name="T19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6" draw:text-style-name="P6" draw:layer="layout" svg:x1="2.775cm" svg:y1="10.061cm" svg:x2="3.81cm" svg:y2="10.061cm">
            <text:p/>
          </draw:line>
          <draw:line draw:style-name="gr16" draw:text-style-name="P6" draw:layer="layout" svg:x1="2.775cm" svg:y1="10.061cm" svg:x2="3.81cm" svg:y2="12.301cm">
            <text:p/>
          </draw:line>
          <draw:line draw:style-name="gr16" draw:text-style-name="P6" draw:layer="layout" svg:x1="2.775cm" svg:y1="10.061cm" svg:x2="3.81cm" svg:y2="14.206cm">
            <text:p/>
          </draw:line>
          <draw:line draw:style-name="gr16" draw:text-style-name="P6" draw:layer="layout" svg:x1="2.775cm" svg:y1="10.061cm" svg:x2="3.81cm" svg:y2="16.111cm">
            <text:p/>
          </draw:line>
          <draw:line draw:style-name="gr16" draw:text-style-name="P6" draw:layer="layout" svg:x1="2.775cm" svg:y1="10.061cm" svg:x2="3.81cm" svg:y2="18.651cm">
            <text:p/>
          </draw:line>
        </draw:g>
        <draw:frame draw:style-name="gr8" draw:text-style-name="P20" draw:layer="layout" svg:width="3.529cm" svg:height="1.352cm" svg:x="3.215cm" svg:y="7.85cm">
          <draw:text-box>
            <text:p><text:span text:style-name="T20">natural</text:span></text:p>
          </draw:text-box>
        </draw:frame>
        <draw:frame draw:style-name="gr8" draw:text-style-name="P21" draw:layer="layout" svg:width="8.837cm" svg:height="1.077cm" svg:x="6.346cm" svg:y="9.49cm">
          <draw:text-box>
            <text:p><text:span text:style-name="T21">best_score[“1 NN”] = -3.1</text:span></text:p>
          </draw:text-box>
        </draw:frame>
        <draw:frame draw:style-name="gr8" draw:text-style-name="P21" draw:layer="layout" svg:width="8.516cm" svg:height="1.077cm" svg:x="6.347cm" svg:y="11.49cm">
          <draw:text-box>
            <text:p><text:span text:style-name="T21">best_score[“1 JJ”] = -4.2</text:span></text:p>
          </draw:text-box>
        </draw:frame>
        <draw:frame draw:style-name="gr8" draw:text-style-name="P21" draw:layer="layout" svg:width="8.761cm" svg:height="1.077cm" svg:x="6.348cm" svg:y="13.49cm">
          <draw:text-box>
            <text:p><text:span text:style-name="T21">best_score[“1 VB”] = -5.4</text:span></text:p>
          </draw:text-box>
        </draw:frame>
        <draw:frame draw:style-name="gr8" draw:text-style-name="P21" draw:layer="layout" svg:width="9.21cm" svg:height="1.077cm" svg:x="6.349cm" svg:y="15.59cm">
          <draw:text-box>
            <text:p><text:span text:style-name="T21">best_score[“1 LRB”] = -8.2</text:span></text:p>
          </draw:text-box>
        </draw:frame>
        <draw:frame draw:style-name="gr8" draw:text-style-name="P21" draw:layer="layout" svg:width="9.333cm" svg:height="1.077cm" svg:x="6.349cm" svg:y="17.591cm">
          <draw:text-box>
            <text:p><text:span text:style-name="T21">best_score[“1 RRB”] = -8.1</text:span></text:p>
          </draw:text-box>
        </draw:frame>
        <draw:custom-shape draw:style-name="gr7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スコア計算 (w<text:span text:style-name="T47">2</text:span><text:span text:style-name="T48">)</text:span></text:p>
          </draw:text-box>
        </draw:frame>
        <draw:frame presentation:style-name="pr12" draw:layer="layout" svg:width="25.199cm" svg:height="1.309cm" svg:x="1.432cm" svg:y="5.041cm" presentation:class="outline" presentation:user-transformed="true">
          <draw:text-box>
            <text:list text:style-name="L2">
              <text:list-item>
                <text:p>スコアは計算するが、削除された仮説は考慮しない</text:p>
              </text:list-item>
            </text:list>
          </draw:text-box>
        </draw:frame>
        <draw:custom-shape draw:style-name="gr17" draw:text-style-name="P22" draw:layer="layout" svg:width="2.54cm" svg:height="1.27cm" svg:x="0.41cm" svg:y="9.396cm">
          <text:p text:style-name="P6"><text:span text:style-name="T27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1.496cm">
          <text:p text:style-name="P6"><text:span text:style-name="T15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3.496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54cm" svg:height="1.27cm" svg:x="0.41cm" svg:y="15.496cm">
          <text:p text:style-name="P6"><text:span text:style-name="T28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54cm" svg:height="1.27cm" svg:x="0.41cm" svg:y="17.496cm">
          <text:p text:style-name="P6"><text:span text:style-name="T28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6" draw:layer="layout" svg:width="1.488cm" svg:height="1.352cm" svg:x="0.845cm" svg:y="18.651cm">
          <draw:text-box>
            <text:p><text:span text:style-name="T15">…</text:span></text:p>
          </draw:text-box>
        </draw:frame>
        <draw:frame draw:style-name="gr8" draw:text-style-name="P24" draw:layer="layout" svg:width="3.529cm" svg:height="1.352cm" svg:x="-0.085cm" svg:y="7.85cm">
          <draw:text-box>
            <text:p><text:span text:style-name="T27">natural</text:span></text:p>
          </draw:text-box>
        </draw:frame>
        <draw:frame draw:style-name="gr8" draw:text-style-name="P25" draw:layer="layout" svg:width="20.17cm" svg:height="7.321cm" svg:x="7.385cm" svg:y="9.025cm">
          <draw:text-box>
            <text:p><text:span text:style-name="T29">best_score[“2 NN”] = min( </text:span><text:span text:style-name="T29"><text:line-break/></text:span><text:span text:style-name="T29"> </text:span><text:span text:style-name="T30">best_score[“1 NN”]</text:span><text:span text:style-name="T29"> + -log </text:span><text:span text:style-name="T31">P</text:span><text:span text:style-name="T32">T</text:span><text:span text:style-name="T31">(NN|NN)</text:span><text:span text:style-name="T29"> + -log </text:span><text:span text:style-name="T33">P</text:span><text:span text:style-name="T34">E</text:span><text:span text:style-name="T33">(language | NN)</text:span><text:span text:style-name="T29">,</text:span><text:span text:style-name="T29"><text:line-break/></text:span><text:span text:style-name="T29"> </text:span><text:span text:style-name="T30">best_score[“1 JJ”]</text:span><text:span text:style-name="T29"> + -log </text:span><text:span text:style-name="T31">P</text:span><text:span text:style-name="T32">T</text:span><text:span text:style-name="T31">(NN|JJ)</text:span><text:span text:style-name="T29"> + -log </text:span><text:span text:style-name="T33">P</text:span><text:span text:style-name="T34">E</text:span><text:span text:style-name="T33">(language | NN)</text:span><text:span text:style-name="T29">,</text:span><text:span text:style-name="T29"><text:line-break/></text:span><text:span text:style-name="T29"> </text:span><text:span text:style-name="T30">best_score[“1 VB”]</text:span><text:span text:style-name="T29"> + -log </text:span><text:span text:style-name="T31">P</text:span><text:span text:style-name="T32">T</text:span><text:span text:style-name="T31">(NN|VB)</text:span><text:span text:style-name="T29"> + -log </text:span><text:span text:style-name="T33">P</text:span><text:span text:style-name="T34">E</text:span><text:span text:style-name="T33">(language | NN)</text:span><text:span text:style-name="T29">,</text:span><text:span text:style-name="T29"><text:line-break/></text:span><text:span text:style-name="T29"> </text:span><text:span text:style-name="T49">best_score[“1 LRB”]</text:span><text:span text:style-name="T50"> + -log </text:span><text:span text:style-name="T51">P</text:span><text:span text:style-name="T52">T</text:span><text:span text:style-name="T51">(NN|LRB)</text:span><text:span text:style-name="T50"> + -log </text:span><text:span text:style-name="T53">P</text:span><text:span text:style-name="T54">E</text:span><text:span text:style-name="T53">(language | NN)</text:span><text:span text:style-name="T50">,</text:span><text:span text:style-name="T29"><text:line-break/></text:span><text:span text:style-name="T50"> </text:span><text:span text:style-name="T49">best_score[“1 RRB”]</text:span><text:span text:style-name="T50"> + -log </text:span><text:span text:style-name="T51">P</text:span><text:span text:style-name="T52">T</text:span><text:span text:style-name="T51">(NN|RRB)</text:span><text:span text:style-name="T50"> + -log </text:span><text:span text:style-name="T53">P</text:span><text:span text:style-name="T54">E</text:span><text:span text:style-name="T53">(language | NN)</text:span><text:span text:style-name="T50">,</text:span></text:p>
            <text:p><text:span text:style-name="T29"><text:s/></text:span><text:span text:style-name="T29">...</text:span><text:span text:style-name="T29"><text:line-break/></text:span><text:span text:style-name="T29">)</text:span></text:p>
          </draw:text-box>
        </draw:frame>
        <draw:custom-shape draw:style-name="gr13" draw:text-style-name="P14" draw:layer="layout" svg:width="2.54cm" svg:height="1.27cm" svg:x="4.38cm" svg:y="9.425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4.38cm" svg:y="11.525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4.38cm" svg:y="13.525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2.54cm" svg:height="1.27cm" svg:x="4.38cm" svg:y="15.525cm">
          <text:p text:style-name="P6"><text:span text:style-name="T28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2.54cm" svg:height="1.27cm" svg:x="4.38cm" svg:y="17.525cm">
          <text:p text:style-name="P6"><text:span text:style-name="T28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4.915cm" svg:y="18.68cm">
          <draw:text-box>
            <text:p><text:span text:style-name="T15">…</text:span></text:p>
          </draw:text-box>
        </draw:frame>
        <draw:line draw:style-name="gr16" draw:text-style-name="P6" draw:layer="layout" svg:x1="3.01cm" svg:y1="10.089cm" svg:x2="4.28cm" svg:y2="10.089cm">
          <text:p/>
        </draw:line>
        <draw:line draw:style-name="gr16" draw:text-style-name="P6" draw:layer="layout" svg:x1="3.01cm" svg:y1="12.089cm" svg:x2="4.19cm" svg:y2="10.424cm">
          <text:p/>
        </draw:line>
        <draw:line draw:style-name="gr16" draw:text-style-name="P6" draw:layer="layout" svg:x1="3.01cm" svg:y1="13.989cm" svg:x2="4.19cm" svg:y2="10.424cm">
          <text:p/>
        </draw:line>
        <draw:frame draw:style-name="gr8" draw:text-style-name="P20" draw:layer="layout" svg:width="4.574cm" svg:height="1.352cm" svg:x="3.716cm" svg:y="7.85cm">
          <draw:text-box>
            <text:p><text:span text:style-name="T20">language</text:span></text:p>
          </draw:text-box>
        </draw:frame>
        <draw:custom-shape draw:style-name="gr7" draw:text-style-name="P6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8" draw:text-style-name="P25" draw:layer="layout" svg:width="18.689cm" svg:height="4.642cm" svg:x="7.385cm" svg:y="16.225cm">
          <draw:text-box>
            <text:p><text:span text:style-name="T29">best_score[“2 JJ”] = min( </text:span><text:span text:style-name="T29"><text:line-break/></text:span><text:span text:style-name="T29"> </text:span><text:span text:style-name="T30">best_score[“1 NN”]</text:span><text:span text:style-name="T29"> + -log </text:span><text:span text:style-name="T31">P</text:span><text:span text:style-name="T32">T</text:span><text:span text:style-name="T31">(JJ|NN)</text:span><text:span text:style-name="T29"> + -log </text:span><text:span text:style-name="T33">P</text:span><text:span text:style-name="T34">E</text:span><text:span text:style-name="T33">(language | JJ)</text:span><text:span text:style-name="T29">,</text:span><text:span text:style-name="T29"><text:line-break/></text:span><text:span text:style-name="T29"> </text:span><text:span text:style-name="T30">best_score[“1 JJ”]</text:span><text:span text:style-name="T29"> + -log </text:span><text:span text:style-name="T31">P</text:span><text:span text:style-name="T32">T</text:span><text:span text:style-name="T31">(JJ|JJ)</text:span><text:span text:style-name="T29"> + -log </text:span><text:span text:style-name="T33">P</text:span><text:span text:style-name="T34">E</text:span><text:span text:style-name="T33">(language | JJ)</text:span><text:span text:style-name="T29">,</text:span><text:span text:style-name="T29"><text:line-break/></text:span><text:span text:style-name="T29"> </text:span><text:span text:style-name="T30">best_score[“1 VB”]</text:span><text:span text:style-name="T29"> + -log </text:span><text:span text:style-name="T31">P</text:span><text:span text:style-name="T32">T</text:span><text:span text:style-name="T31">(JJ|VB)</text:span><text:span text:style-name="T29"> + -log </text:span><text:span text:style-name="T33">P</text:span><text:span text:style-name="T34">E</text:span><text:span text:style-name="T33">(language | JJ)</text:span><text:span text:style-name="T29">,</text:span><text:span text:style-name="T29"><text:line-break/></text:span><text:span text:style-name="T29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ビーム探索はビタビより速い！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ある仮説を考慮しなくても良い分、速い</text:p>
              </text:list-item>
              <text:list-item>
                <text:p>計算量はどれぐらい？</text:p>
                <text:list>
                  <text:list-item>
                    <text:p>T = タグ数</text:p>
                  </text:list-item>
                  <text:list-item>
                    <text:p>N = 文の長さ</text:p>
                  </text:list-item>
                  <text:list-item>
                    <text:p><text:span text:style-name="T2">B = </text:span><text:span text:style-name="T2">ビーム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874cm" presentation:class="title" presentation:user-transformed="true">
          <draw:text-box>
            <text:p>実装: 前向きステップ</text:p>
          </draw:text-box>
        </draw:frame>
        <draw:frame presentation:style-name="pr5" draw:text-style-name="P27" draw:layer="layout" svg:width="27.904cm" svg:height="17.691cm" svg:x="-0.599cm" svg:y="3.78cm" presentation:class="outline" presentation:user-transformed="true">
          <draw:text-box>
            <text:list text:style-name="L2">
              <text:list-header>
                <text:p><text:span text:style-name="T55">best_score</text:span><text:span text:style-name="T56">[“0 &lt;s&gt;”]</text:span><text:span text:style-name="T55"> = </text:span><text:span text:style-name="T56">0 <text:s text:c="2"/></text:span><text:span text:style-name="T57"># &lt;s&gt;</text:span><text:span text:style-name="T57">で開始</text:span><text:span text:style-name="T57"><text:line-break/></text:span><text:span text:style-name="T58">best_edge</text:span><text:span text:style-name="T59">[“0 &lt;s&gt;”]</text:span><text:span text:style-name="T58"> =</text:span><text:span text:style-name="T59"> NULL</text:span><text:span text:style-name="T59"><text:line-break/></text:span><text:span text:style-name="T60">active_tags</text:span><text:span text:style-name="T61">[0] = [ “&lt;s&gt;” ]</text:span><text:span text:style-name="T62"><text:line-break/></text:span><text:span text:style-name="T63">for</text:span><text:span text:style-name="T62"> </text:span><text:span text:style-name="T55">i</text:span><text:span text:style-name="T62"> </text:span><text:span text:style-name="T63">in</text:span><text:span text:style-name="T62"> 0 … </text:span><text:span text:style-name="T55">I</text:span><text:span text:style-name="T56">-1</text:span><text:span text:style-name="T62">:</text:span><text:span text:style-name="T62"><text:line-break/></text:span><text:span text:style-name="T62"><text:tab/></text:span><text:span text:style-name="T64">make</text:span><text:span text:style-name="T65"> map </text:span><text:span text:style-name="T66">my_best</text:span><text:span text:style-name="T62"><text:line-break/></text:span><text:span text:style-name="T62"><text:tab/></text:span><text:span text:style-name="T63">for each</text:span><text:span text:style-name="T62"> </text:span><text:span text:style-name="T55">prev</text:span><text:span text:style-name="T62"> </text:span><text:span text:style-name="T63">in</text:span><text:span text:style-name="T62"> keys of </text:span><text:span text:style-name="T66">active_tags</text:span><text:span text:style-name="T65">[</text:span><text:span text:style-name="T66">i</text:span><text:span text:style-name="T65">]</text:span><text:span text:style-name="T62"><text:line-break/></text:span><text:span text:style-name="T62"><text:tab/></text:span><text:span text:style-name="T62"><text:tab/></text:span><text:span text:style-name="T63">for each</text:span><text:span text:style-name="T62"> </text:span><text:span text:style-name="T55">next</text:span><text:span text:style-name="T62"> </text:span><text:span text:style-name="T63">in</text:span><text:span text:style-name="T62"> keys of </text:span><text:span text:style-name="T55">possible_tags</text:span><text:span text:style-name="T62"><text:line-break/></text:span><text:span text:style-name="T62"><text:tab/></text:span><text:span text:style-name="T62"><text:tab/></text:span><text:span text:style-name="T62"><text:tab/></text:span><text:span text:style-name="T63">if</text:span><text:span text:style-name="T62"> best_score[“</text:span><text:span text:style-name="T55">i prev</text:span><text:span text:style-name="T56">”] </text:span><text:span text:style-name="T67">and</text:span><text:span text:style-name="T56"> transition[“prev next”] </text:span><text:span text:style-name="T67">exist</text:span><text:span text:style-name="T67"><text:line-break/></text:span><text:span text:style-name="T67"><text:tab/></text:span><text:span text:style-name="T67"><text:tab/></text:span><text:span text:style-name="T67"><text:tab/></text:span><text:span text:style-name="T67"><text:tab/></text:span><text:span text:style-name="T56">score = </text:span><text:span text:style-name="T68">best_score[“i prev”]</text:span><text:span text:style-name="T56"> + 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-log </text:span><text:span text:style-name="T69">P</text:span><text:span text:style-name="T70">T</text:span><text:span text:style-name="T69">(next|prev)</text:span><text:span text:style-name="T56"> + -log </text:span><text:span text:style-name="T57">P</text:span><text:span text:style-name="T71">E</text:span><text:span text:style-name="T57">(word[i]|next)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67">if</text:span><text:span text:style-name="T56"> </text:span><text:span text:style-name="T55">best_score</text:span><text:span text:style-name="T56">[“</text:span><text:span text:style-name="T55">i+1 next</text:span><text:span text:style-name="T56">”] </text:span><text:span text:style-name="T67">is</text:span><text:span text:style-name="T56"> </text:span><text:span text:style-name="T55">new</text:span><text:span text:style-name="T56"> </text:span><text:span text:style-name="T67">or</text:span><text:span text:style-name="T56"> &gt; </text:span><text:span text:style-name="T55">score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5">best_score</text:span><text:span text:style-name="T56">[“</text:span><text:span text:style-name="T55">i+1 next</text:span><text:span text:style-name="T56">”] = </text:span><text:span text:style-name="T55">score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5">best_edge</text:span><text:span text:style-name="T56">[“</text:span><text:span text:style-name="T55">i+1 next</text:span><text:span text:style-name="T56">”] = “</text:span><text:span text:style-name="T55">i prev</text:span><text:span text:style-name="T56">”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66">my_best</text:span><text:span text:style-name="T65">[</text:span><text:span text:style-name="T66">next</text:span><text:span text:style-name="T65">] = </text:span><text:span text:style-name="T66">score</text:span><text:span text:style-name="T56"><text:line-break/></text:span><text:span text:style-name="T56"><text:tab/></text:span><text:span text:style-name="T66">active_tags</text:span><text:span text:style-name="T65">[</text:span><text:span text:style-name="T66">i+1</text:span><text:span text:style-name="T65">] = best </text:span><text:span text:style-name="T66">B</text:span><text:span text:style-name="T65"> elements of </text:span><text:span text:style-name="T66">my_best</text:span><text:span text:style-name="T56"><text:line-break/></text:span><text:span text:style-name="T57"># &lt;/s&gt;</text:span><text:span text:style-name="T57">で同等の処理を行う</text:span><text:span text:style-name="T62"><text:line-break/></text:span><text:span text:style-name="T62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A*探索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深さ優先探索</text:p>
          </draw:text-box>
        </draw:frame>
        <draw:frame presentation:style-name="pr5" draw:layer="layout" svg:width="25.199cm" svg:height="13.86cm" svg:x="1.457cm" svg:y="5.08cm" presentation:class="outline" presentation:user-transformed="true">
          <draw:text-box>
            <text:list text:style-name="L2">
              <text:list-item>
                <text:p>必ず<text:span text:style-name="T2">スコア最大の仮説を展開</text:span></text:p>
              </text:list-item>
              <text:list-item>
                <text:p>仮説をヒープ（優先度つきキュー)で管理</text:p>
                <text:list>
                  <text:list-item>
                    <text:p><text:span text:style-name="T2">ヒープ</text:span><text:span text:style-name="T2">:</text:span> O(1)時間で仮説が追加可能、O(log n)でスコア最大の仮説が探索＋削除可能なデータ構造</text:p>
                  </text:list-item>
                  <text:list-item>
                    <text:p>まず開始状態をヒープに追加</text:p>
                  </text:list-item>
                  <text:list-item>
                    <text:p>探索終了までスコア最大の仮説を展開</text:p>
                  </text:list-item>
                </text:list>
              </text:list-item>
              <text:list-item>
                <text:p>1段階ずつ仮説を展開する<text:span text:style-name="T3">幅優先探索</text:span>（ビタビ、ビーム）と比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深さ優先探索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5">natural <text:s text:c="3"/></text:span><text:span text:style-name="T5"><text:tab/></text:span><text:span text:style-name="T5"><text:tab/></text:span><text:span text:style-name="T5"> <text:s/>language <text:s/></text:span><text:span text:style-name="T5"><text:tab/></text:span><text:span text:style-name="T5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draw:layer="layout" svg:width="2.54cm" svg:height="1.27cm" svg:x="5.011cm" svg:y="7.895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.54cm" svg:height="1.27cm" svg:x="5.011cm" svg:y="10.295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.54cm" svg:height="1.27cm" svg:x="5.011cm" svg:y="12.995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2.54cm" svg:height="1.27cm" svg:x="5.011cm" svg:y="15.595cm">
          <text:p text:style-name="P6"><text:span text:style-name="T1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2.54cm" svg:height="1.27cm" svg:x="5.011cm" svg:y="18.195cm">
          <text:p text:style-name="P6"><text:span text:style-name="T1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7.896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10.296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12.996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0.711cm" svg:y="15.596cm">
          <text:p text:style-name="P6"><text:span text:style-name="T1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0.711cm" svg:y="18.196cm">
          <text:p text:style-name="P6"><text:span text:style-name="T1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5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5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5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6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6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2.54cm" svg:height="1.27cm" svg:x="0.311cm" svg:y="7.895cm">
          <text:p text:style-name="P6"><text:span text:style-name="T17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3.97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957cm" svg:height="1.318cm" svg:x="22.69cm" svg:y="6.38cm">
          <draw:text-box>
            <text:p><text:span text:style-name="T72">ヒープ</text:span></text:p>
          </draw:text-box>
        </draw:frame>
        <draw:custom-shape draw:style-name="gr23" draw:text-style-name="P6" draw:layer="layout" svg:width="7.44cm" svg:height="13.97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1.064cm" svg:x="1.458cm" svg:y="4.68cm" presentation:class="outline" presentation:user-transformed="true">
          <draw:text-box>
            <text:list text:style-name="L2">
              <text:list-item>
                <text:p>初期状態</text:p>
              </text:list-item>
            </text:list>
          </draw:text-box>
        </draw:frame>
        <draw:frame draw:style-name="gr8" draw:text-style-name="P16" draw:layer="layout" svg:width="4.862cm" svg:height="1.352cm" svg:x="21.355cm" svg:y="7.755cm">
          <draw:text-box>
            <text:p><text:span text:style-name="T15">0:&lt;S&gt;</text:span><text:span text:style-name="T15"><text:tab/></text:span><text:span text:style-name="T15">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深さ優先探索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5">natural <text:s text:c="3"/></text:span><text:span text:style-name="T5"><text:tab/></text:span><text:span text:style-name="T5"><text:tab/></text:span><text:span text:style-name="T5"> <text:s/>language <text:s/></text:span><text:span text:style-name="T5"><text:tab/></text:span><text:span text:style-name="T5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11" draw:id="id11" draw:layer="layout" svg:width="2.54cm" svg:height="1.27cm" svg:x="5.011cm" svg:y="7.895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2" draw:id="id12" draw:layer="layout" svg:width="2.54cm" svg:height="1.27cm" svg:x="5.011cm" svg:y="10.295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3" draw:id="id13" draw:layer="layout" svg:width="2.54cm" svg:height="1.27cm" svg:x="5.011cm" svg:y="12.995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14" draw:id="id14" draw:layer="layout" svg:width="2.54cm" svg:height="1.27cm" svg:x="5.011cm" svg:y="15.595cm">
          <text:p text:style-name="P6"><text:span text:style-name="T1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15" draw:id="id15" draw:layer="layout" svg:width="2.54cm" svg:height="1.27cm" svg:x="5.011cm" svg:y="18.195cm">
          <text:p text:style-name="P6"><text:span text:style-name="T1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7.896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10.296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12.996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0.711cm" svg:y="15.596cm">
          <text:p text:style-name="P6"><text:span text:style-name="T1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0.711cm" svg:y="18.196cm">
          <text:p text:style-name="P6"><text:span text:style-name="T1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5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5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5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6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6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10" draw:id="id10" draw:layer="layout" svg:width="2.54cm" svg:height="1.27cm" svg:x="0.311cm" svg:y="7.895cm">
          <text:p text:style-name="P6"><text:span text:style-name="T17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957cm" svg:height="1.318cm" svg:x="22.69cm" svg:y="6.38cm">
          <draw:text-box>
            <text:p><text:span text:style-name="T72">ヒープ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0:&lt;S&gt;を処理</text:p>
              </text:list-item>
            </text:list>
          </draw:text-box>
        </draw:frame>
        <draw:frame draw:style-name="gr8" draw:text-style-name="P16" draw:layer="layout" svg:width="4.748cm" svg:height="1.352cm" svg:x="21.355cm" svg:y="7.755cm">
          <draw:text-box>
            <text:p><text:span text:style-name="T15">1:NN</text:span><text:span text:style-name="T15"><text:tab/></text:span><text:span text:style-name="T15">-3.1</text:span></text:p>
          </draw:text-box>
        </draw:frame>
        <draw:connector draw:style-name="gr24" draw:text-style-name="P6" draw:layer="layout" draw:type="line" svg:x1="2.851cm" svg:y1="8.53cm" svg:x2="5.011cm" svg:y2="8.53cm" draw:start-shape="id10" draw:start-glue-point="1" draw:end-shape="id11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10" draw:start-glue-point="1" draw:end-shape="id12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10" draw:start-glue-point="1" draw:end-shape="id13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10" draw:start-glue-point="1" draw:end-shape="id14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10" draw:start-glue-point="1" draw:end-shape="id15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3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3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3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3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3">-8.1</text:span></text:p>
          </draw:text-box>
        </draw:frame>
        <draw:frame draw:style-name="gr8" draw:text-style-name="P16" draw:layer="layout" svg:width="4.748cm" svg:height="1.352cm" svg:x="21.355cm" svg:y="9.03cm">
          <draw:text-box>
            <text:p><text:span text:style-name="T15">1:JJ</text:span><text:span text:style-name="T15"><text:tab/></text:span><text:span text:style-name="T15">-4.2</text:span></text:p>
          </draw:text-box>
        </draw:frame>
        <draw:frame draw:style-name="gr8" draw:text-style-name="P16" draw:layer="layout" svg:width="4.748cm" svg:height="1.352cm" svg:x="21.355cm" svg:y="10.305cm">
          <draw:text-box>
            <text:p><text:span text:style-name="T15">1:VB</text:span><text:span text:style-name="T15"><text:tab/></text:span><text:span text:style-name="T15">-5.4</text:span></text:p>
          </draw:text-box>
        </draw:frame>
        <draw:frame draw:style-name="gr8" draw:text-style-name="P16" draw:layer="layout" svg:width="5.226cm" svg:height="1.352cm" svg:x="21.355cm" svg:y="12.855cm">
          <draw:text-box>
            <text:p><text:span text:style-name="T15">1:LRB -8.2</text:span></text:p>
          </draw:text-box>
        </draw:frame>
        <draw:frame draw:style-name="gr8" draw:text-style-name="P16" draw:layer="layout" svg:width="5.387cm" svg:height="1.352cm" svg:x="21.355cm" svg:y="11.58cm">
          <draw:text-box>
            <text:p><text:span text:style-name="T15">1:RRB -8.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深さ優先探索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5">natural <text:s text:c="3"/></text:span><text:span text:style-name="T5"><text:tab/></text:span><text:span text:style-name="T5"><text:tab/></text:span><text:span text:style-name="T5"> <text:s/>language <text:s/></text:span><text:span text:style-name="T5"><text:tab/></text:span><text:span text:style-name="T5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17" draw:id="id17" draw:layer="layout" svg:width="2.54cm" svg:height="1.27cm" svg:x="5.011cm" svg:y="7.895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8" draw:id="id18" draw:layer="layout" svg:width="2.54cm" svg:height="1.27cm" svg:x="5.011cm" svg:y="10.295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54cm" svg:height="1.27cm" svg:x="5.011cm" svg:y="12.995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20" draw:id="id20" draw:layer="layout" svg:width="2.54cm" svg:height="1.27cm" svg:x="5.011cm" svg:y="15.595cm">
          <text:p text:style-name="P6"><text:span text:style-name="T1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21" draw:id="id21" draw:layer="layout" svg:width="2.54cm" svg:height="1.27cm" svg:x="5.011cm" svg:y="18.195cm">
          <text:p text:style-name="P6"><text:span text:style-name="T1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2" draw:id="id22" draw:layer="layout" svg:width="2.54cm" svg:height="1.27cm" svg:x="10.711cm" svg:y="7.896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3" draw:id="id23" draw:layer="layout" svg:width="2.54cm" svg:height="1.27cm" svg:x="10.711cm" svg:y="10.296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4" draw:id="id24" draw:layer="layout" svg:width="2.54cm" svg:height="1.27cm" svg:x="10.711cm" svg:y="12.996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25" draw:id="id25" draw:layer="layout" svg:width="2.54cm" svg:height="1.27cm" svg:x="10.711cm" svg:y="15.596cm">
          <text:p text:style-name="P6"><text:span text:style-name="T1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26" draw:id="id26" draw:layer="layout" svg:width="2.54cm" svg:height="1.27cm" svg:x="10.711cm" svg:y="18.196cm">
          <text:p text:style-name="P6"><text:span text:style-name="T1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5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5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5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6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6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16" draw:id="id16" draw:layer="layout" svg:width="2.54cm" svg:height="1.27cm" svg:x="0.311cm" svg:y="7.895cm">
          <text:p text:style-name="P6"><text:span text:style-name="T17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957cm" svg:height="1.318cm" svg:x="22.69cm" svg:y="6.38cm">
          <draw:text-box>
            <text:p><text:span text:style-name="T72">ヒープ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1:NNを処理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16" draw:start-glue-point="1" draw:end-shape="id17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16" draw:start-glue-point="1" draw:end-shape="id18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16" draw:start-glue-point="1" draw:end-shape="id19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16" draw:start-glue-point="1" draw:end-shape="id20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16" draw:start-glue-point="1" draw:end-shape="id21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3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3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3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3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3">-8.1</text:span></text:p>
          </draw:text-box>
        </draw:frame>
        <draw:frame draw:style-name="gr8" draw:text-style-name="P16" draw:layer="layout" svg:width="4.748cm" svg:height="1.352cm" svg:x="21.355cm" svg:y="7.73cm">
          <draw:text-box>
            <text:p><text:span text:style-name="T15">1:JJ</text:span><text:span text:style-name="T15"><text:tab/></text:span><text:span text:style-name="T15">-4.2</text:span></text:p>
          </draw:text-box>
        </draw:frame>
        <draw:frame draw:style-name="gr8" draw:text-style-name="P16" draw:layer="layout" svg:width="4.748cm" svg:height="1.352cm" svg:x="21.355cm" svg:y="9.005cm">
          <draw:text-box>
            <text:p><text:span text:style-name="T15">1:VB</text:span><text:span text:style-name="T15"><text:tab/></text:span><text:span text:style-name="T15">-5.4</text:span></text:p>
          </draw:text-box>
        </draw:frame>
        <draw:frame draw:style-name="gr8" draw:text-style-name="P16" draw:layer="layout" svg:width="5.226cm" svg:height="1.352cm" svg:x="21.355cm" svg:y="14.555cm">
          <draw:text-box>
            <text:p><text:span text:style-name="T15">1:LRB -8.2</text:span></text:p>
          </draw:text-box>
        </draw:frame>
        <draw:frame draw:style-name="gr8" draw:text-style-name="P16" draw:layer="layout" svg:width="5.387cm" svg:height="1.352cm" svg:x="21.355cm" svg:y="13.28cm">
          <draw:text-box>
            <text:p><text:span text:style-name="T15">1:RRB -8.1</text:span></text:p>
          </draw:text-box>
        </draw:frame>
        <draw:connector draw:style-name="gr24" draw:text-style-name="P6" draw:layer="layout" draw:type="line" svg:x1="7.551cm" svg:y1="8.53cm" svg:x2="10.711cm" svg:y2="8.531cm" draw:start-shape="id17" draw:start-glue-point="1" draw:end-shape="id22" draw:end-glue-point="3" svg:d="m7551 8530 3160 1">
          <text:p/>
        </draw:connector>
        <draw:connector draw:style-name="gr24" draw:text-style-name="P6" draw:layer="layout" draw:type="line" svg:x1="7.551cm" svg:y1="8.53cm" svg:x2="10.711cm" svg:y2="10.931cm" draw:start-shape="id17" draw:start-glue-point="1" draw:end-shape="id23" svg:d="m7551 8530 3160 2401">
          <text:p/>
        </draw:connector>
        <draw:connector draw:style-name="gr24" draw:text-style-name="P6" draw:layer="layout" draw:type="line" svg:x1="7.551cm" svg:y1="8.53cm" svg:x2="10.711cm" svg:y2="13.631cm" draw:start-shape="id17" draw:start-glue-point="1" draw:end-shape="id24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17" draw:start-glue-point="1" draw:end-shape="id25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17" draw:start-glue-point="1" draw:end-shape="id26" draw:end-glue-point="3" svg:d="m7551 8530 3160 10301">
          <text:p/>
        </draw:connector>
        <draw:frame draw:style-name="gr8" draw:text-style-name="P29" draw:layer="layout" svg:width="2.085cm" svg:height="1.276cm" svg:x="10.816cm" svg:y="9.125cm">
          <draw:text-box>
            <text:p><text:span text:style-name="T73">-5.5</text:span></text:p>
          </draw:text-box>
        </draw:frame>
        <draw:frame draw:style-name="gr8" draw:text-style-name="P29" draw:layer="layout" svg:width="2.085cm" svg:height="1.276cm" svg:x="10.817cm" svg:y="11.725cm">
          <draw:text-box>
            <text:p><text:span text:style-name="T73">-6.7</text:span></text:p>
          </draw:text-box>
        </draw:frame>
        <draw:frame draw:style-name="gr8" draw:text-style-name="P29" draw:layer="layout" svg:width="2.085cm" svg:height="1.276cm" svg:x="10.818cm" svg:y="14.425cm">
          <draw:text-box>
            <text:p><text:span text:style-name="T73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3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3">-11.4</text:span></text:p>
          </draw:text-box>
        </draw:frame>
        <draw:frame draw:style-name="gr8" draw:text-style-name="P16" draw:layer="layout" svg:width="4.748cm" svg:height="1.352cm" svg:x="21.355cm" svg:y="10.205cm">
          <draw:text-box>
            <text:p><text:span text:style-name="T15">2:NN</text:span><text:span text:style-name="T15"><text:tab/></text:span><text:span text:style-name="T15">-5.5</text:span></text:p>
          </draw:text-box>
        </draw:frame>
        <draw:frame draw:style-name="gr8" draw:text-style-name="P16" draw:layer="layout" svg:width="4.748cm" svg:height="1.352cm" svg:x="21.355cm" svg:y="11.205cm">
          <draw:text-box>
            <text:p><text:span text:style-name="T15">2:VB</text:span><text:span text:style-name="T15"><text:tab/></text:span><text:span text:style-name="T15">-5.7</text:span></text:p>
          </draw:text-box>
        </draw:frame>
        <draw:frame draw:style-name="gr8" draw:text-style-name="P16" draw:layer="layout" svg:width="4.748cm" svg:height="1.352cm" svg:x="21.355cm" svg:y="12.205cm">
          <draw:text-box>
            <text:p><text:span text:style-name="T15">2:JJ</text:span><text:span text:style-name="T15"><text:tab/></text:span><text:span text:style-name="T15">-6.7</text:span></text:p>
          </draw:text-box>
        </draw:frame>
        <draw:frame draw:style-name="gr8" draw:text-style-name="P16" draw:layer="layout" svg:width="5.705cm" svg:height="1.352cm" svg:x="21.356cm" svg:y="15.756cm">
          <draw:text-box>
            <text:p><text:span text:style-name="T15">2:LRB -11.2</text:span></text:p>
          </draw:text-box>
        </draw:frame>
        <draw:frame draw:style-name="gr8" draw:text-style-name="P16" draw:layer="layout" svg:width="5.866cm" svg:height="1.352cm" svg:x="21.356cm" svg:y="16.881cm">
          <draw:text-box>
            <text:p><text:span text:style-name="T15">2:RRB -11.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深さ優先探索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5">natural <text:s text:c="3"/></text:span><text:span text:style-name="T5"><text:tab/></text:span><text:span text:style-name="T5"><text:tab/></text:span><text:span text:style-name="T5"> <text:s/>language <text:s/></text:span><text:span text:style-name="T5"><text:tab/></text:span><text:span text:style-name="T5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28" draw:id="id28" draw:layer="layout" svg:width="2.54cm" svg:height="1.27cm" svg:x="5.011cm" svg:y="7.895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54cm" svg:height="1.27cm" svg:x="5.011cm" svg:y="10.295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0" draw:id="id30" draw:layer="layout" svg:width="2.54cm" svg:height="1.27cm" svg:x="5.011cm" svg:y="12.995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31" draw:id="id31" draw:layer="layout" svg:width="2.54cm" svg:height="1.27cm" svg:x="5.011cm" svg:y="15.595cm">
          <text:p text:style-name="P6"><text:span text:style-name="T1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32" draw:id="id32" draw:layer="layout" svg:width="2.54cm" svg:height="1.27cm" svg:x="5.011cm" svg:y="18.195cm">
          <text:p text:style-name="P6"><text:span text:style-name="T1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3" draw:id="id33" draw:layer="layout" svg:width="2.54cm" svg:height="1.27cm" svg:x="10.711cm" svg:y="7.896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4" draw:id="id34" draw:layer="layout" svg:width="2.54cm" svg:height="1.27cm" svg:x="10.711cm" svg:y="10.296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5" draw:id="id35" draw:layer="layout" svg:width="2.54cm" svg:height="1.27cm" svg:x="10.711cm" svg:y="12.996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36" draw:id="id36" draw:layer="layout" svg:width="2.54cm" svg:height="1.27cm" svg:x="10.711cm" svg:y="15.596cm">
          <text:p text:style-name="P6"><text:span text:style-name="T1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37" draw:id="id37" draw:layer="layout" svg:width="2.54cm" svg:height="1.27cm" svg:x="10.711cm" svg:y="18.196cm">
          <text:p text:style-name="P6"><text:span text:style-name="T1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5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5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5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6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6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7" draw:id="id27" draw:layer="layout" svg:width="2.54cm" svg:height="1.27cm" svg:x="0.311cm" svg:y="7.895cm">
          <text:p text:style-name="P6"><text:span text:style-name="T17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957cm" svg:height="1.318cm" svg:x="22.69cm" svg:y="6.38cm">
          <draw:text-box>
            <text:p><text:span text:style-name="T72">ヒープ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1:JJを処理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27" draw:start-glue-point="1" draw:end-shape="id28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27" draw:start-glue-point="1" draw:end-shape="id29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27" draw:start-glue-point="1" draw:end-shape="id30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27" draw:start-glue-point="1" draw:end-shape="id31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27" draw:start-glue-point="1" draw:end-shape="id32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3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3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3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3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3">-8.1</text:span></text:p>
          </draw:text-box>
        </draw:frame>
        <draw:frame draw:style-name="gr8" draw:text-style-name="P16" draw:layer="layout" svg:width="4.748cm" svg:height="1.352cm" svg:x="21.355cm" svg:y="8.705cm">
          <draw:text-box>
            <text:p><text:span text:style-name="T15">1:VB</text:span><text:span text:style-name="T15"><text:tab/></text:span><text:span text:style-name="T15">-5.4</text:span></text:p>
          </draw:text-box>
        </draw:frame>
        <draw:frame draw:style-name="gr8" draw:text-style-name="P16" draw:layer="layout" svg:width="5.226cm" svg:height="1.352cm" svg:x="21.355cm" svg:y="15.255cm">
          <draw:text-box>
            <text:p><text:span text:style-name="T15">1:LRB -8.2</text:span></text:p>
          </draw:text-box>
        </draw:frame>
        <draw:frame draw:style-name="gr8" draw:text-style-name="P16" draw:layer="layout" svg:width="5.387cm" svg:height="1.352cm" svg:x="21.355cm" svg:y="13.98cm">
          <draw:text-box>
            <text:p><text:span text:style-name="T15">1:RRB -8.1</text:span></text:p>
          </draw:text-box>
        </draw:frame>
        <draw:connector draw:style-name="gr24" draw:text-style-name="P6" draw:layer="layout" draw:type="line" svg:x1="7.551cm" svg:y1="8.53cm" svg:x2="10.711cm" svg:y2="8.531cm" draw:start-shape="id28" draw:start-glue-point="1" draw:end-shape="id33" draw:end-glue-point="3" svg:d="m7551 8530 3160 1">
          <text:p/>
        </draw:connector>
        <draw:connector draw:style-name="gr24" draw:text-style-name="P6" draw:layer="layout" draw:type="line" svg:x1="7.551cm" svg:y1="8.53cm" svg:x2="10.711cm" svg:y2="10.931cm" draw:start-shape="id28" draw:start-glue-point="1" draw:end-shape="id34" svg:d="m7551 8530 3160 2401">
          <text:p/>
        </draw:connector>
        <draw:connector draw:style-name="gr24" draw:text-style-name="P6" draw:layer="layout" draw:type="line" svg:x1="7.551cm" svg:y1="8.53cm" svg:x2="10.711cm" svg:y2="13.631cm" draw:start-shape="id28" draw:start-glue-point="1" draw:end-shape="id35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28" draw:start-glue-point="1" draw:end-shape="id36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28" draw:start-glue-point="1" draw:end-shape="id37" draw:end-glue-point="3" svg:d="m7551 8530 3160 10301">
          <text:p/>
        </draw:connector>
        <draw:frame draw:style-name="gr8" draw:text-style-name="P30" draw:layer="layout" svg:width="2.085cm" svg:height="1.276cm" svg:x="10.816cm" svg:y="9.125cm">
          <draw:text-box>
            <text:p><text:span text:style-name="T74">-5.5</text:span></text:p>
          </draw:text-box>
        </draw:frame>
        <draw:frame draw:style-name="gr8" draw:text-style-name="P30" draw:layer="layout" svg:width="2.085cm" svg:height="1.276cm" svg:x="10.817cm" svg:y="11.725cm">
          <draw:text-box>
            <text:p><text:span text:style-name="T74">-6.7</text:span></text:p>
          </draw:text-box>
        </draw:frame>
        <draw:frame draw:style-name="gr8" draw:text-style-name="P29" draw:layer="layout" svg:width="2.085cm" svg:height="1.276cm" svg:x="10.818cm" svg:y="14.425cm">
          <draw:text-box>
            <text:p><text:span text:style-name="T73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3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3">-11.4</text:span></text:p>
          </draw:text-box>
        </draw:frame>
        <draw:frame draw:style-name="gr8" draw:text-style-name="P16" draw:layer="layout" svg:width="4.748cm" svg:height="1.352cm" svg:x="21.355cm" svg:y="9.905cm">
          <draw:text-box>
            <text:p><text:span text:style-name="T15">2:NN</text:span><text:span text:style-name="T15"><text:tab/></text:span><text:span text:style-name="T15">-5.5</text:span></text:p>
          </draw:text-box>
        </draw:frame>
        <draw:frame draw:style-name="gr8" draw:text-style-name="P16" draw:layer="layout" svg:width="4.748cm" svg:height="1.352cm" svg:x="21.355cm" svg:y="10.905cm">
          <draw:text-box>
            <text:p><text:span text:style-name="T15">2:VB</text:span><text:span text:style-name="T15"><text:tab/></text:span><text:span text:style-name="T15">-5.7</text:span></text:p>
          </draw:text-box>
        </draw:frame>
        <draw:frame draw:style-name="gr8" draw:text-style-name="P16" draw:layer="layout" svg:width="4.748cm" svg:height="1.352cm" svg:x="21.355cm" svg:y="12.905cm">
          <draw:text-box>
            <text:p><text:span text:style-name="T15">2:JJ</text:span><text:span text:style-name="T15"><text:tab/></text:span><text:span text:style-name="T15">-6.7</text:span></text:p>
          </draw:text-box>
        </draw:frame>
        <draw:frame draw:style-name="gr8" draw:text-style-name="P16" draw:layer="layout" svg:width="5.705cm" svg:height="1.352cm" svg:x="21.356cm" svg:y="16.456cm">
          <draw:text-box>
            <text:p><text:span text:style-name="T15">2:LRB -11.2</text:span></text:p>
          </draw:text-box>
        </draw:frame>
        <draw:frame draw:style-name="gr8" draw:text-style-name="P16" draw:layer="layout" svg:width="5.866cm" svg:height="1.352cm" svg:x="21.356cm" svg:y="17.581cm">
          <draw:text-box>
            <text:p><text:span text:style-name="T15">2:RRB -11.4</text:span></text:p>
          </draw:text-box>
        </draw:frame>
        <draw:frame draw:style-name="gr8" draw:text-style-name="P29" draw:layer="layout" svg:width="2.085cm" svg:height="1.276cm" svg:x="13.417cm" svg:y="9.125cm">
          <draw:text-box>
            <text:p><text:span text:style-name="T73">-5.3</text:span></text:p>
          </draw:text-box>
        </draw:frame>
        <draw:frame draw:style-name="gr8" draw:text-style-name="P29" draw:layer="layout" svg:width="2.085cm" svg:height="1.276cm" svg:x="13.418cm" svg:y="11.725cm">
          <draw:text-box>
            <text:p><text:span text:style-name="T73">-5.9</text:span></text:p>
          </draw:text-box>
        </draw:frame>
        <draw:frame draw:style-name="gr8" draw:text-style-name="P30" draw:layer="layout" svg:width="2.085cm" svg:height="1.276cm" svg:x="13.419cm" svg:y="14.425cm">
          <draw:text-box>
            <text:p><text:span text:style-name="T74">-7.2</text:span></text:p>
          </draw:text-box>
        </draw:frame>
        <draw:frame draw:style-name="gr8" draw:text-style-name="P30" draw:layer="layout" svg:width="2.53cm" svg:height="1.276cm" svg:x="13.42cm" svg:y="17.025cm">
          <draw:text-box>
            <text:p><text:span text:style-name="T74">-11.9</text:span></text:p>
          </draw:text-box>
        </draw:frame>
        <draw:frame draw:style-name="gr8" draw:text-style-name="P30" draw:layer="layout" svg:width="2.53cm" svg:height="1.276cm" svg:x="13.42cm" svg:y="19.525cm">
          <draw:text-box>
            <text:p><text:span text:style-name="T74">-11.7</text:span></text:p>
          </draw:text-box>
        </draw:frame>
        <draw:frame draw:style-name="gr8" draw:text-style-name="P31" draw:layer="layout" svg:width="6.366cm" svg:height="1.119cm" svg:x="8.895cm" svg:y="5.28cm">
          <draw:text-box>
            <text:p><text:span text:style-name="T75">From </text:span><text:span text:style-name="T76">1:NN <text:s text:c="2"/>1:JJ</text:span></text:p>
          </draw:text-box>
        </draw:frame>
        <draw:frame draw:style-name="gr8" draw:text-style-name="P32" draw:layer="layout" svg:width="4.748cm" svg:height="1.352cm" svg:x="21.355cm" svg:y="7.605cm">
          <draw:text-box>
            <text:p><text:span text:style-name="T77">2:NN</text:span><text:span text:style-name="T77"><text:tab/></text:span><text:span text:style-name="T77">-5.3</text:span></text:p>
          </draw:text-box>
        </draw:frame>
        <draw:frame draw:style-name="gr8" draw:text-style-name="P32" draw:layer="layout" svg:width="4.748cm" svg:height="1.352cm" svg:x="21.355cm" svg:y="11.905cm">
          <draw:text-box>
            <text:p><text:span text:style-name="T77">2:JJ</text:span><text:span text:style-name="T77"><text:tab/></text:span><text:span text:style-name="T77">-5.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深さ優先探索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5">natural <text:s text:c="3"/></text:span><text:span text:style-name="T5"><text:tab/></text:span><text:span text:style-name="T5"><text:tab/></text:span><text:span text:style-name="T5"> <text:s/>language <text:s/></text:span><text:span text:style-name="T5"><text:tab/></text:span><text:span text:style-name="T5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39" draw:id="id39" draw:layer="layout" svg:width="2.54cm" svg:height="1.27cm" svg:x="5.011cm" svg:y="7.895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40" draw:id="id40" draw:layer="layout" svg:width="2.54cm" svg:height="1.27cm" svg:x="5.011cm" svg:y="10.295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41" draw:id="id41" draw:layer="layout" svg:width="2.54cm" svg:height="1.27cm" svg:x="5.011cm" svg:y="12.995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42" draw:id="id42" draw:layer="layout" svg:width="2.54cm" svg:height="1.27cm" svg:x="5.011cm" svg:y="15.595cm">
          <text:p text:style-name="P6"><text:span text:style-name="T1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43" draw:id="id43" draw:layer="layout" svg:width="2.54cm" svg:height="1.27cm" svg:x="5.011cm" svg:y="18.195cm">
          <text:p text:style-name="P6"><text:span text:style-name="T1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7" draw:id="id47" draw:layer="layout" svg:width="2.54cm" svg:height="1.27cm" svg:x="10.711cm" svg:y="7.896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8" draw:id="id48" draw:layer="layout" svg:width="2.54cm" svg:height="1.27cm" svg:x="10.711cm" svg:y="10.296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4" draw:id="id44" draw:layer="layout" svg:width="2.54cm" svg:height="1.27cm" svg:x="10.711cm" svg:y="12.996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45" draw:id="id45" draw:layer="layout" svg:width="2.54cm" svg:height="1.27cm" svg:x="10.711cm" svg:y="15.596cm">
          <text:p text:style-name="P6"><text:span text:style-name="T1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46" draw:id="id46" draw:layer="layout" svg:width="2.54cm" svg:height="1.27cm" svg:x="10.711cm" svg:y="18.196cm">
          <text:p text:style-name="P6"><text:span text:style-name="T1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5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5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5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6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6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38" draw:id="id38" draw:layer="layout" svg:width="2.54cm" svg:height="1.27cm" svg:x="0.311cm" svg:y="7.895cm">
          <text:p text:style-name="P6"><text:span text:style-name="T17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957cm" svg:height="1.318cm" svg:x="22.69cm" svg:y="6.38cm">
          <draw:text-box>
            <text:p><text:span text:style-name="T72">ヒープ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1:JJを処理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38" draw:start-glue-point="1" draw:end-shape="id39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38" draw:start-glue-point="1" draw:end-shape="id40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38" draw:start-glue-point="1" draw:end-shape="id41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38" draw:start-glue-point="1" draw:end-shape="id42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38" draw:start-glue-point="1" draw:end-shape="id43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3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3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3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3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3">-8.1</text:span></text:p>
          </draw:text-box>
        </draw:frame>
        <draw:connector draw:style-name="gr24" draw:text-style-name="P6" draw:layer="layout" draw:type="line" svg:x1="7.551cm" svg:y1="8.53cm" svg:x2="10.711cm" svg:y2="13.631cm" draw:start-shape="id39" draw:start-glue-point="1" draw:end-shape="id44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39" draw:start-glue-point="1" draw:end-shape="id45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39" draw:start-glue-point="1" draw:end-shape="id46" draw:end-glue-point="3" svg:d="m7551 8530 3160 10301">
          <text:p/>
        </draw:connector>
        <draw:frame draw:style-name="gr8" draw:text-style-name="P29" draw:layer="layout" svg:width="2.085cm" svg:height="1.276cm" svg:x="10.818cm" svg:y="14.425cm">
          <draw:text-box>
            <text:p><text:span text:style-name="T73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3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3">-11.4</text:span></text:p>
          </draw:text-box>
        </draw:frame>
        <draw:frame draw:style-name="gr8" draw:text-style-name="P29" draw:layer="layout" svg:width="2.085cm" svg:height="1.276cm" svg:x="10.817cm" svg:y="9.125cm">
          <draw:text-box>
            <text:p><text:span text:style-name="T73">-5.3</text:span></text:p>
          </draw:text-box>
        </draw:frame>
        <draw:frame draw:style-name="gr8" draw:text-style-name="P29" draw:layer="layout" svg:width="2.085cm" svg:height="1.276cm" svg:x="10.818cm" svg:y="11.725cm">
          <draw:text-box>
            <text:p><text:span text:style-name="T73">-5.9</text:span></text:p>
          </draw:text-box>
        </draw:frame>
        <draw:connector draw:style-name="gr24" draw:text-style-name="P6" draw:layer="layout" draw:type="line" svg:x1="7.551cm" svg:y1="10.93cm" svg:x2="10.711cm" svg:y2="8.531cm" draw:start-shape="id40" draw:start-glue-point="1" draw:end-shape="id47" svg:d="m7551 10930 3160-2399">
          <text:p/>
        </draw:connector>
        <draw:connector draw:style-name="gr24" draw:text-style-name="P6" draw:layer="layout" draw:type="line" svg:x1="7.551cm" svg:y1="10.93cm" svg:x2="10.711cm" svg:y2="10.931cm" draw:start-shape="id40" draw:start-glue-point="1" draw:end-shape="id48" svg:d="m7551 10930 3160 1">
          <text:p/>
        </draw:connector>
        <draw:frame draw:style-name="gr8" draw:text-style-name="P16" draw:layer="layout" svg:width="4.748cm" svg:height="1.352cm" svg:x="21.356cm" svg:y="8.705cm">
          <draw:text-box>
            <text:p><text:span text:style-name="T15">1:VB</text:span><text:span text:style-name="T15"><text:tab/></text:span><text:span text:style-name="T15">-5.4</text:span></text:p>
          </draw:text-box>
        </draw:frame>
        <draw:frame draw:style-name="gr8" draw:text-style-name="P16" draw:layer="layout" svg:width="5.226cm" svg:height="1.352cm" svg:x="21.356cm" svg:y="15.255cm">
          <draw:text-box>
            <text:p><text:span text:style-name="T15">1:LRB -8.2</text:span></text:p>
          </draw:text-box>
        </draw:frame>
        <draw:frame draw:style-name="gr8" draw:text-style-name="P16" draw:layer="layout" svg:width="5.387cm" svg:height="1.352cm" svg:x="21.356cm" svg:y="13.98cm">
          <draw:text-box>
            <text:p><text:span text:style-name="T15">1:RRB -8.1</text:span></text:p>
          </draw:text-box>
        </draw:frame>
        <draw:frame draw:style-name="gr8" draw:text-style-name="P16" draw:layer="layout" svg:width="4.748cm" svg:height="1.352cm" svg:x="21.356cm" svg:y="9.905cm">
          <draw:text-box>
            <text:p><text:span text:style-name="T15">2:NN</text:span><text:span text:style-name="T15"><text:tab/></text:span><text:span text:style-name="T15">-5.5</text:span></text:p>
          </draw:text-box>
        </draw:frame>
        <draw:frame draw:style-name="gr8" draw:text-style-name="P16" draw:layer="layout" svg:width="4.748cm" svg:height="1.352cm" svg:x="21.356cm" svg:y="10.905cm">
          <draw:text-box>
            <text:p><text:span text:style-name="T15">2:VB</text:span><text:span text:style-name="T15"><text:tab/></text:span><text:span text:style-name="T15">-5.7</text:span></text:p>
          </draw:text-box>
        </draw:frame>
        <draw:frame draw:style-name="gr8" draw:text-style-name="P16" draw:layer="layout" svg:width="4.748cm" svg:height="1.352cm" svg:x="21.356cm" svg:y="12.905cm">
          <draw:text-box>
            <text:p><text:span text:style-name="T15">2:JJ</text:span><text:span text:style-name="T15"><text:tab/></text:span><text:span text:style-name="T15">-6.7</text:span></text:p>
          </draw:text-box>
        </draw:frame>
        <draw:frame draw:style-name="gr8" draw:text-style-name="P16" draw:layer="layout" svg:width="5.705cm" svg:height="1.352cm" svg:x="21.357cm" svg:y="16.456cm">
          <draw:text-box>
            <text:p><text:span text:style-name="T15">2:LRB -11.2</text:span></text:p>
          </draw:text-box>
        </draw:frame>
        <draw:frame draw:style-name="gr8" draw:text-style-name="P16" draw:layer="layout" svg:width="5.866cm" svg:height="1.352cm" svg:x="21.357cm" svg:y="17.581cm">
          <draw:text-box>
            <text:p><text:span text:style-name="T15">2:RRB -11.4</text:span></text:p>
          </draw:text-box>
        </draw:frame>
        <draw:frame draw:style-name="gr8" draw:text-style-name="P32" draw:layer="layout" svg:width="4.748cm" svg:height="1.352cm" svg:x="21.356cm" svg:y="7.605cm">
          <draw:text-box>
            <text:p><text:span text:style-name="T77">2:NN</text:span><text:span text:style-name="T77"><text:tab/></text:span><text:span text:style-name="T77">-5.3</text:span></text:p>
          </draw:text-box>
        </draw:frame>
        <draw:frame draw:style-name="gr8" draw:text-style-name="P32" draw:layer="layout" svg:width="4.748cm" svg:height="1.352cm" svg:x="21.356cm" svg:y="11.905cm">
          <draw:text-box>
            <text:p><text:span text:style-name="T77">2:JJ</text:span><text:span text:style-name="T77"><text:tab/></text:span><text:span text:style-name="T77">-5.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深さ優先探索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5">natural <text:s text:c="3"/></text:span><text:span text:style-name="T5"><text:tab/></text:span><text:span text:style-name="T5"><text:tab/></text:span><text:span text:style-name="T5"> <text:s/>language <text:s/></text:span><text:span text:style-name="T5"><text:tab/></text:span><text:span text:style-name="T5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50" draw:id="id50" draw:layer="layout" svg:width="2.54cm" svg:height="1.27cm" svg:x="5.011cm" svg:y="7.895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51" draw:id="id51" draw:layer="layout" svg:width="2.54cm" svg:height="1.27cm" svg:x="5.011cm" svg:y="10.295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52" draw:id="id52" draw:layer="layout" svg:width="2.54cm" svg:height="1.27cm" svg:x="5.011cm" svg:y="12.995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53" draw:id="id53" draw:layer="layout" svg:width="2.54cm" svg:height="1.27cm" svg:x="5.011cm" svg:y="15.595cm">
          <text:p text:style-name="P6"><text:span text:style-name="T1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54" draw:id="id54" draw:layer="layout" svg:width="2.54cm" svg:height="1.27cm" svg:x="5.011cm" svg:y="18.195cm">
          <text:p text:style-name="P6"><text:span text:style-name="T1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58" draw:id="id58" draw:layer="layout" svg:width="2.54cm" svg:height="1.27cm" svg:x="10.711cm" svg:y="7.896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59" draw:id="id59" draw:layer="layout" svg:width="2.54cm" svg:height="1.27cm" svg:x="10.711cm" svg:y="10.296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55" draw:id="id55" draw:layer="layout" svg:width="2.54cm" svg:height="1.27cm" svg:x="10.711cm" svg:y="12.996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56" draw:id="id56" draw:layer="layout" svg:width="2.54cm" svg:height="1.27cm" svg:x="10.711cm" svg:y="15.596cm">
          <text:p text:style-name="P6"><text:span text:style-name="T1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57" draw:id="id57" draw:layer="layout" svg:width="2.54cm" svg:height="1.27cm" svg:x="10.711cm" svg:y="18.196cm">
          <text:p text:style-name="P6"><text:span text:style-name="T1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0" draw:id="id60" draw:layer="layout" svg:width="2.54cm" svg:height="1.27cm" svg:x="16.897cm" svg:y="7.896cm">
          <text:p text:style-name="P6"><text:span text:style-name="T15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1" draw:id="id61" draw:layer="layout" svg:width="2.54cm" svg:height="1.27cm" svg:x="16.897cm" svg:y="10.296cm">
          <text:p text:style-name="P6"><text:span text:style-name="T15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2" draw:id="id62" draw:layer="layout" svg:width="2.54cm" svg:height="1.27cm" svg:x="16.897cm" svg:y="12.996cm">
          <text:p text:style-name="P6"><text:span text:style-name="T15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63" draw:id="id63" draw:layer="layout" svg:width="2.54cm" svg:height="1.27cm" svg:x="16.897cm" svg:y="15.596cm">
          <text:p text:style-name="P6"><text:span text:style-name="T16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64" draw:id="id64" draw:layer="layout" svg:width="2.54cm" svg:height="1.27cm" svg:x="16.897cm" svg:y="18.196cm">
          <text:p text:style-name="P6"><text:span text:style-name="T16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49" draw:id="id49" draw:layer="layout" svg:width="2.54cm" svg:height="1.27cm" svg:x="0.311cm" svg:y="7.895cm">
          <text:p text:style-name="P6"><text:span text:style-name="T17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957cm" svg:height="1.318cm" svg:x="22.69cm" svg:y="6.38cm">
          <draw:text-box>
            <text:p><text:span text:style-name="T72">ヒープ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2:NNを処理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49" draw:start-glue-point="1" draw:end-shape="id50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49" draw:start-glue-point="1" draw:end-shape="id51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49" draw:start-glue-point="1" draw:end-shape="id52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49" draw:start-glue-point="1" draw:end-shape="id53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49" draw:start-glue-point="1" draw:end-shape="id54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3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3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3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3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3">-8.1</text:span></text:p>
          </draw:text-box>
        </draw:frame>
        <draw:connector draw:style-name="gr24" draw:text-style-name="P6" draw:layer="layout" draw:type="line" svg:x1="7.551cm" svg:y1="8.53cm" svg:x2="10.711cm" svg:y2="13.631cm" draw:start-shape="id50" draw:start-glue-point="1" draw:end-shape="id55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50" draw:start-glue-point="1" draw:end-shape="id56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50" draw:start-glue-point="1" draw:end-shape="id57" draw:end-glue-point="3" svg:d="m7551 8530 3160 10301">
          <text:p/>
        </draw:connector>
        <draw:frame draw:style-name="gr8" draw:text-style-name="P29" draw:layer="layout" svg:width="2.085cm" svg:height="1.276cm" svg:x="10.818cm" svg:y="14.425cm">
          <draw:text-box>
            <text:p><text:span text:style-name="T73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3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3">-11.4</text:span></text:p>
          </draw:text-box>
        </draw:frame>
        <draw:frame draw:style-name="gr8" draw:text-style-name="P29" draw:layer="layout" svg:width="2.085cm" svg:height="1.276cm" svg:x="10.817cm" svg:y="9.125cm">
          <draw:text-box>
            <text:p><text:span text:style-name="T73">-5.3</text:span></text:p>
          </draw:text-box>
        </draw:frame>
        <draw:frame draw:style-name="gr8" draw:text-style-name="P29" draw:layer="layout" svg:width="2.085cm" svg:height="1.276cm" svg:x="10.818cm" svg:y="11.725cm">
          <draw:text-box>
            <text:p><text:span text:style-name="T73">-5.9</text:span></text:p>
          </draw:text-box>
        </draw:frame>
        <draw:connector draw:style-name="gr24" draw:text-style-name="P6" draw:layer="layout" draw:type="line" svg:x1="7.551cm" svg:y1="10.93cm" svg:x2="10.711cm" svg:y2="8.531cm" draw:start-shape="id51" draw:start-glue-point="1" draw:end-shape="id58" svg:d="m7551 10930 3160-2399">
          <text:p/>
        </draw:connector>
        <draw:connector draw:style-name="gr24" draw:text-style-name="P6" draw:layer="layout" draw:type="line" svg:x1="7.551cm" svg:y1="10.93cm" svg:x2="10.711cm" svg:y2="10.931cm" draw:start-shape="id51" draw:start-glue-point="1" draw:end-shape="id59" svg:d="m7551 10930 3160 1">
          <text:p/>
        </draw:connector>
        <draw:frame draw:style-name="gr8" draw:text-style-name="P16" draw:layer="layout" svg:width="4.748cm" svg:height="1.352cm" svg:x="21.356cm" svg:y="7.705cm">
          <draw:text-box>
            <text:p><text:span text:style-name="T15">1:VB</text:span><text:span text:style-name="T15"><text:tab/></text:span><text:span text:style-name="T15">-5.4</text:span></text:p>
          </draw:text-box>
        </draw:frame>
        <draw:frame draw:style-name="gr8" draw:text-style-name="P16" draw:layer="layout" svg:width="5.226cm" svg:height="1.352cm" svg:x="21.356cm" svg:y="16.255cm">
          <draw:text-box>
            <text:p><text:span text:style-name="T15">1:LRB -8.2</text:span></text:p>
          </draw:text-box>
        </draw:frame>
        <draw:frame draw:style-name="gr8" draw:text-style-name="P16" draw:layer="layout" svg:width="5.387cm" svg:height="1.352cm" svg:x="21.356cm" svg:y="14.98cm">
          <draw:text-box>
            <text:p><text:span text:style-name="T15">1:RRB -8.1</text:span></text:p>
          </draw:text-box>
        </draw:frame>
        <draw:frame draw:style-name="gr8" draw:text-style-name="P16" draw:layer="layout" svg:width="4.748cm" svg:height="1.352cm" svg:x="21.356cm" svg:y="8.905cm">
          <draw:text-box>
            <text:p><text:span text:style-name="T15">2:NN</text:span><text:span text:style-name="T15"><text:tab/></text:span><text:span text:style-name="T15">-5.5</text:span></text:p>
          </draw:text-box>
        </draw:frame>
        <draw:frame draw:style-name="gr8" draw:text-style-name="P16" draw:layer="layout" svg:width="4.748cm" svg:height="1.352cm" svg:x="21.356cm" svg:y="9.905cm">
          <draw:text-box>
            <text:p><text:span text:style-name="T15">2:VB</text:span><text:span text:style-name="T15"><text:tab/></text:span><text:span text:style-name="T15">-5.7</text:span></text:p>
          </draw:text-box>
        </draw:frame>
        <draw:frame draw:style-name="gr8" draw:text-style-name="P16" draw:layer="layout" svg:width="4.748cm" svg:height="1.352cm" svg:x="21.356cm" svg:y="11.905cm">
          <draw:text-box>
            <text:p><text:span text:style-name="T15">2:JJ</text:span><text:span text:style-name="T15"><text:tab/></text:span><text:span text:style-name="T15">-6.7</text:span></text:p>
          </draw:text-box>
        </draw:frame>
        <draw:frame draw:style-name="gr8" draw:text-style-name="P16" draw:layer="layout" svg:width="5.705cm" svg:height="1.352cm" svg:x="21.357cm" svg:y="18.456cm">
          <draw:text-box>
            <text:p><text:span text:style-name="T15">2:LRB -11.2</text:span></text:p>
          </draw:text-box>
        </draw:frame>
        <draw:frame draw:style-name="gr8" draw:text-style-name="P16" draw:layer="layout" svg:width="1.328cm" svg:height="1.352cm" svg:x="23.357cm" svg:y="19.581cm">
          <draw:text-box>
            <text:p><text:span text:style-name="T15">...</text:span></text:p>
          </draw:text-box>
        </draw:frame>
        <draw:frame draw:style-name="gr8" draw:text-style-name="P24" draw:layer="layout" svg:width="4.748cm" svg:height="1.352cm" svg:x="21.356cm" svg:y="10.905cm">
          <draw:text-box>
            <text:p><text:span text:style-name="T27">2:JJ</text:span><text:span text:style-name="T27"><text:tab/></text:span><text:span text:style-name="T27">-5.9</text:span></text:p>
          </draw:text-box>
        </draw:frame>
        <draw:connector draw:style-name="gr24" draw:text-style-name="P6" draw:layer="layout" draw:type="line" svg:x1="13.251cm" svg:y1="8.531cm" svg:x2="16.897cm" svg:y2="8.531cm" draw:start-shape="id58" draw:start-glue-point="1" draw:end-shape="id60" svg:d="m13251 8531h3646">
          <text:p/>
        </draw:connector>
        <draw:connector draw:style-name="gr24" draw:text-style-name="P6" draw:layer="layout" draw:type="line" svg:x1="13.251cm" svg:y1="8.531cm" svg:x2="16.897cm" svg:y2="10.931cm" draw:start-shape="id58" draw:start-glue-point="1" draw:end-shape="id61" svg:d="m13251 8531 3646 2400">
          <text:p/>
        </draw:connector>
        <draw:connector draw:style-name="gr24" draw:text-style-name="P6" draw:layer="layout" draw:type="line" svg:x1="13.251cm" svg:y1="8.531cm" svg:x2="16.897cm" svg:y2="13.631cm" draw:start-shape="id58" draw:start-glue-point="1" draw:end-shape="id62" draw:end-glue-point="3" svg:d="m13251 8531 3646 5100">
          <text:p/>
        </draw:connector>
        <draw:connector draw:style-name="gr24" draw:text-style-name="P6" draw:layer="layout" draw:type="line" svg:x1="13.251cm" svg:y1="8.531cm" svg:x2="16.897cm" svg:y2="16.231cm" draw:start-shape="id58" draw:start-glue-point="1" draw:end-shape="id63" draw:end-glue-point="3" svg:d="m13251 8531 3646 7700">
          <text:p/>
        </draw:connector>
        <draw:connector draw:style-name="gr24" draw:text-style-name="P6" draw:layer="layout" draw:type="line" svg:x1="13.251cm" svg:y1="8.531cm" svg:x2="16.897cm" svg:y2="18.831cm" draw:start-shape="id58" draw:start-glue-point="1" draw:end-shape="id64" draw:end-glue-point="3" svg:d="m13251 8531 3646 10300">
          <text:p/>
        </draw:connector>
        <draw:frame draw:style-name="gr8" draw:text-style-name="P29" draw:layer="layout" svg:width="2.085cm" svg:height="1.276cm" svg:x="17.018cm" svg:y="9.125cm">
          <draw:text-box>
            <text:p><text:span text:style-name="T73">-7.2</text:span></text:p>
          </draw:text-box>
        </draw:frame>
        <draw:frame draw:style-name="gr8" draw:text-style-name="P29" draw:layer="layout" svg:width="2.085cm" svg:height="1.276cm" svg:x="17.019cm" svg:y="11.825cm">
          <draw:text-box>
            <text:p><text:span text:style-name="T73">-9.8</text:span></text:p>
          </draw:text-box>
        </draw:frame>
        <draw:frame draw:style-name="gr8" draw:text-style-name="P29" draw:layer="layout" svg:width="2.085cm" svg:height="1.276cm" svg:x="17.02cm" svg:y="14.425cm">
          <draw:text-box>
            <text:p><text:span text:style-name="T73">-7.3</text:span></text:p>
          </draw:text-box>
        </draw:frame>
        <draw:frame draw:style-name="gr8" draw:text-style-name="P29" draw:layer="layout" svg:width="2.598cm" svg:height="1.276cm" svg:x="17.021cm" svg:y="17.025cm">
          <draw:text-box>
            <text:p><text:span text:style-name="T73">-16.3</text:span></text:p>
          </draw:text-box>
        </draw:frame>
        <draw:frame draw:style-name="gr8" draw:text-style-name="P29" draw:layer="layout" svg:width="2.598cm" svg:height="1.276cm" svg:x="17.021cm" svg:y="19.625cm">
          <draw:text-box>
            <text:p><text:span text:style-name="T73">-17.0</text:span></text:p>
          </draw:text-box>
        </draw:frame>
        <draw:frame draw:style-name="gr8" draw:text-style-name="P16" draw:layer="layout" svg:width="4.748cm" svg:height="1.352cm" svg:x="21.356cm" svg:y="12.905cm">
          <draw:text-box>
            <text:p><text:span text:style-name="T15">3:NN</text:span><text:span text:style-name="T15"><text:tab/></text:span><text:span text:style-name="T15">-7.2</text:span></text:p>
          </draw:text-box>
        </draw:frame>
        <draw:frame draw:style-name="gr8" draw:text-style-name="P16" draw:layer="layout" svg:width="4.748cm" svg:height="1.352cm" svg:x="21.356cm" svg:y="13.905cm">
          <draw:text-box>
            <text:p><text:span text:style-name="T15">3:VB</text:span><text:span text:style-name="T15"><text:tab/></text:span><text:span text:style-name="T15">-7.3</text:span></text:p>
          </draw:text-box>
        </draw:frame>
        <draw:frame draw:style-name="gr8" draw:text-style-name="P16" draw:layer="layout" svg:width="5.298cm" svg:height="1.352cm" svg:x="21.356cm" svg:y="17.255cm">
          <draw:text-box>
            <text:p><text:span text:style-name="T15">3:JJ</text:span><text:span text:style-name="T15"><text:tab/></text:span><text:span text:style-name="T15"> <text:s/>-9.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深さ優先探索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5">natural <text:s text:c="3"/></text:span><text:span text:style-name="T5"><text:tab/></text:span><text:span text:style-name="T5"><text:tab/></text:span><text:span text:style-name="T5"> <text:s/>language <text:s/></text:span><text:span text:style-name="T5"><text:tab/></text:span><text:span text:style-name="T5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66" draw:id="id66" draw:layer="layout" svg:width="2.54cm" svg:height="1.27cm" svg:x="5.011cm" svg:y="7.895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67" draw:id="id67" draw:layer="layout" svg:width="2.54cm" svg:height="1.27cm" svg:x="5.011cm" svg:y="10.295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68" draw:id="id68" draw:layer="layout" svg:width="2.54cm" svg:height="1.27cm" svg:x="5.011cm" svg:y="12.995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69" draw:id="id69" draw:layer="layout" svg:width="2.54cm" svg:height="1.27cm" svg:x="5.011cm" svg:y="15.595cm">
          <text:p text:style-name="P6"><text:span text:style-name="T1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70" draw:id="id70" draw:layer="layout" svg:width="2.54cm" svg:height="1.27cm" svg:x="5.011cm" svg:y="18.195cm">
          <text:p text:style-name="P6"><text:span text:style-name="T1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4" draw:id="id74" draw:layer="layout" svg:width="2.54cm" svg:height="1.27cm" svg:x="10.711cm" svg:y="7.896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5" draw:id="id75" draw:layer="layout" svg:width="2.54cm" svg:height="1.27cm" svg:x="10.711cm" svg:y="10.296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1" draw:id="id71" draw:layer="layout" svg:width="2.54cm" svg:height="1.27cm" svg:x="10.711cm" svg:y="12.996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72" draw:id="id72" draw:layer="layout" svg:width="2.54cm" svg:height="1.27cm" svg:x="10.711cm" svg:y="15.596cm">
          <text:p text:style-name="P6"><text:span text:style-name="T1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73" draw:id="id73" draw:layer="layout" svg:width="2.54cm" svg:height="1.27cm" svg:x="10.711cm" svg:y="18.196cm">
          <text:p text:style-name="P6"><text:span text:style-name="T1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6" draw:id="id76" draw:layer="layout" svg:width="2.54cm" svg:height="1.27cm" svg:x="16.897cm" svg:y="7.896cm">
          <text:p text:style-name="P6"><text:span text:style-name="T15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7" draw:id="id77" draw:layer="layout" svg:width="2.54cm" svg:height="1.27cm" svg:x="16.897cm" svg:y="10.296cm">
          <text:p text:style-name="P6"><text:span text:style-name="T15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8" draw:id="id78" draw:layer="layout" svg:width="2.54cm" svg:height="1.27cm" svg:x="16.897cm" svg:y="12.996cm">
          <text:p text:style-name="P6"><text:span text:style-name="T15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79" draw:id="id79" draw:layer="layout" svg:width="2.54cm" svg:height="1.27cm" svg:x="16.897cm" svg:y="15.596cm">
          <text:p text:style-name="P6"><text:span text:style-name="T16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80" draw:id="id80" draw:layer="layout" svg:width="2.54cm" svg:height="1.27cm" svg:x="16.897cm" svg:y="18.196cm">
          <text:p text:style-name="P6"><text:span text:style-name="T16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65" draw:id="id65" draw:layer="layout" svg:width="2.54cm" svg:height="1.27cm" svg:x="0.311cm" svg:y="7.895cm">
          <text:p text:style-name="P6"><text:span text:style-name="T17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957cm" svg:height="1.318cm" svg:x="22.69cm" svg:y="6.38cm">
          <draw:text-box>
            <text:p><text:span text:style-name="T72">ヒープ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1:VBを処理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65" draw:start-glue-point="1" draw:end-shape="id66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65" draw:start-glue-point="1" draw:end-shape="id67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65" draw:start-glue-point="1" draw:end-shape="id68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65" draw:start-glue-point="1" draw:end-shape="id69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65" draw:start-glue-point="1" draw:end-shape="id70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3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3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3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3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3">-8.1</text:span></text:p>
          </draw:text-box>
        </draw:frame>
        <draw:connector draw:style-name="gr24" draw:text-style-name="P6" draw:layer="layout" draw:type="line" svg:x1="7.551cm" svg:y1="8.53cm" svg:x2="10.711cm" svg:y2="13.631cm" draw:start-shape="id66" draw:start-glue-point="1" draw:end-shape="id71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66" draw:start-glue-point="1" draw:end-shape="id72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66" draw:start-glue-point="1" draw:end-shape="id73" draw:end-glue-point="3" svg:d="m7551 8530 3160 10301">
          <text:p/>
        </draw:connector>
        <draw:frame draw:style-name="gr8" draw:text-style-name="P29" draw:layer="layout" svg:width="2.085cm" svg:height="1.276cm" svg:x="10.818cm" svg:y="14.425cm">
          <draw:text-box>
            <text:p><text:span text:style-name="T73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3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3">-11.4</text:span></text:p>
          </draw:text-box>
        </draw:frame>
        <draw:frame draw:style-name="gr8" draw:text-style-name="P29" draw:layer="layout" svg:width="2.085cm" svg:height="1.276cm" svg:x="10.817cm" svg:y="9.125cm">
          <draw:text-box>
            <text:p><text:span text:style-name="T73">-5.3</text:span></text:p>
          </draw:text-box>
        </draw:frame>
        <draw:frame draw:style-name="gr8" draw:text-style-name="P29" draw:layer="layout" svg:width="2.085cm" svg:height="1.276cm" svg:x="10.818cm" svg:y="11.725cm">
          <draw:text-box>
            <text:p><text:span text:style-name="T73">-5.9</text:span></text:p>
          </draw:text-box>
        </draw:frame>
        <draw:connector draw:style-name="gr24" draw:text-style-name="P6" draw:layer="layout" draw:type="line" svg:x1="7.551cm" svg:y1="10.93cm" svg:x2="10.711cm" svg:y2="8.531cm" draw:start-shape="id67" draw:start-glue-point="1" draw:end-shape="id74" svg:d="m7551 10930 3160-2399">
          <text:p/>
        </draw:connector>
        <draw:connector draw:style-name="gr24" draw:text-style-name="P6" draw:layer="layout" draw:type="line" svg:x1="7.551cm" svg:y1="10.93cm" svg:x2="10.711cm" svg:y2="10.931cm" draw:start-shape="id67" draw:start-glue-point="1" draw:end-shape="id75" svg:d="m7551 10930 3160 1">
          <text:p/>
        </draw:connector>
        <draw:frame draw:style-name="gr8" draw:text-style-name="P16" draw:layer="layout" svg:width="5.226cm" svg:height="1.352cm" svg:x="21.356cm" svg:y="15.255cm">
          <draw:text-box>
            <text:p><text:span text:style-name="T15">1:LRB -8.2</text:span></text:p>
          </draw:text-box>
        </draw:frame>
        <draw:frame draw:style-name="gr8" draw:text-style-name="P16" draw:layer="layout" svg:width="5.387cm" svg:height="1.352cm" svg:x="21.356cm" svg:y="13.98cm">
          <draw:text-box>
            <text:p><text:span text:style-name="T15">1:RRB -8.1</text:span></text:p>
          </draw:text-box>
        </draw:frame>
        <draw:frame draw:style-name="gr8" draw:text-style-name="P16" draw:layer="layout" svg:width="4.748cm" svg:height="1.352cm" svg:x="21.356cm" svg:y="7.905cm">
          <draw:text-box>
            <text:p><text:span text:style-name="T15">2:NN</text:span><text:span text:style-name="T15"><text:tab/></text:span><text:span text:style-name="T15">-5.5</text:span></text:p>
          </draw:text-box>
        </draw:frame>
        <draw:frame draw:style-name="gr8" draw:text-style-name="P16" draw:layer="layout" svg:width="4.748cm" svg:height="1.352cm" svg:x="21.356cm" svg:y="8.905cm">
          <draw:text-box>
            <text:p><text:span text:style-name="T15">2:VB</text:span><text:span text:style-name="T15"><text:tab/></text:span><text:span text:style-name="T15">-5.7</text:span></text:p>
          </draw:text-box>
        </draw:frame>
        <draw:frame draw:style-name="gr8" draw:text-style-name="P16" draw:layer="layout" svg:width="4.748cm" svg:height="1.352cm" svg:x="21.356cm" svg:y="10.905cm">
          <draw:text-box>
            <text:p><text:span text:style-name="T15">2:JJ</text:span><text:span text:style-name="T15"><text:tab/></text:span><text:span text:style-name="T15">-6.7</text:span></text:p>
          </draw:text-box>
        </draw:frame>
        <draw:frame draw:style-name="gr8" draw:text-style-name="P16" draw:layer="layout" svg:width="5.705cm" svg:height="1.352cm" svg:x="21.357cm" svg:y="17.456cm">
          <draw:text-box>
            <text:p><text:span text:style-name="T15">2:LRB -11.2</text:span></text:p>
          </draw:text-box>
        </draw:frame>
        <draw:frame draw:style-name="gr8" draw:text-style-name="P16" draw:layer="layout" svg:width="1.328cm" svg:height="1.352cm" svg:x="23.357cm" svg:y="18.581cm">
          <draw:text-box>
            <text:p><text:span text:style-name="T15">...</text:span></text:p>
          </draw:text-box>
        </draw:frame>
        <draw:frame draw:style-name="gr8" draw:text-style-name="P24" draw:layer="layout" svg:width="4.748cm" svg:height="1.352cm" svg:x="21.356cm" svg:y="9.905cm">
          <draw:text-box>
            <text:p><text:span text:style-name="T27">2:JJ</text:span><text:span text:style-name="T27"><text:tab/></text:span><text:span text:style-name="T27">-5.9</text:span></text:p>
          </draw:text-box>
        </draw:frame>
        <draw:connector draw:style-name="gr24" draw:text-style-name="P6" draw:layer="layout" draw:type="line" svg:x1="13.251cm" svg:y1="8.531cm" svg:x2="16.897cm" svg:y2="8.531cm" draw:start-shape="id74" draw:start-glue-point="1" draw:end-shape="id76" svg:d="m13251 8531h3646">
          <text:p/>
        </draw:connector>
        <draw:connector draw:style-name="gr24" draw:text-style-name="P6" draw:layer="layout" draw:type="line" svg:x1="13.251cm" svg:y1="8.531cm" svg:x2="16.897cm" svg:y2="10.931cm" draw:start-shape="id74" draw:start-glue-point="1" draw:end-shape="id77" svg:d="m13251 8531 3646 2400">
          <text:p/>
        </draw:connector>
        <draw:connector draw:style-name="gr24" draw:text-style-name="P6" draw:layer="layout" draw:type="line" svg:x1="13.251cm" svg:y1="8.531cm" svg:x2="16.897cm" svg:y2="13.631cm" draw:start-shape="id74" draw:start-glue-point="1" draw:end-shape="id78" draw:end-glue-point="3" svg:d="m13251 8531 3646 5100">
          <text:p/>
        </draw:connector>
        <draw:connector draw:style-name="gr24" draw:text-style-name="P6" draw:layer="layout" draw:type="line" svg:x1="13.251cm" svg:y1="8.531cm" svg:x2="16.897cm" svg:y2="16.231cm" draw:start-shape="id74" draw:start-glue-point="1" draw:end-shape="id79" draw:end-glue-point="3" svg:d="m13251 8531 3646 7700">
          <text:p/>
        </draw:connector>
        <draw:connector draw:style-name="gr24" draw:text-style-name="P6" draw:layer="layout" draw:type="line" svg:x1="13.251cm" svg:y1="8.531cm" svg:x2="16.897cm" svg:y2="18.831cm" draw:start-shape="id74" draw:start-glue-point="1" draw:end-shape="id80" draw:end-glue-point="3" svg:d="m13251 8531 3646 10300">
          <text:p/>
        </draw:connector>
        <draw:frame draw:style-name="gr8" draw:text-style-name="P29" draw:layer="layout" svg:width="2.085cm" svg:height="1.276cm" svg:x="17.018cm" svg:y="9.125cm">
          <draw:text-box>
            <text:p><text:span text:style-name="T73">-7.2</text:span></text:p>
          </draw:text-box>
        </draw:frame>
        <draw:frame draw:style-name="gr8" draw:text-style-name="P29" draw:layer="layout" svg:width="2.085cm" svg:height="1.276cm" svg:x="17.019cm" svg:y="11.825cm">
          <draw:text-box>
            <text:p><text:span text:style-name="T73">-9.8</text:span></text:p>
          </draw:text-box>
        </draw:frame>
        <draw:frame draw:style-name="gr8" draw:text-style-name="P29" draw:layer="layout" svg:width="2.085cm" svg:height="1.276cm" svg:x="17.02cm" svg:y="14.425cm">
          <draw:text-box>
            <text:p><text:span text:style-name="T73">-7.3</text:span></text:p>
          </draw:text-box>
        </draw:frame>
        <draw:frame draw:style-name="gr8" draw:text-style-name="P29" draw:layer="layout" svg:width="2.598cm" svg:height="1.276cm" svg:x="17.021cm" svg:y="17.025cm">
          <draw:text-box>
            <text:p><text:span text:style-name="T73">-16.3</text:span></text:p>
          </draw:text-box>
        </draw:frame>
        <draw:frame draw:style-name="gr8" draw:text-style-name="P29" draw:layer="layout" svg:width="2.598cm" svg:height="1.276cm" svg:x="17.021cm" svg:y="19.625cm">
          <draw:text-box>
            <text:p><text:span text:style-name="T73">-17.0</text:span></text:p>
          </draw:text-box>
        </draw:frame>
        <draw:frame draw:style-name="gr8" draw:text-style-name="P16" draw:layer="layout" svg:width="4.748cm" svg:height="1.352cm" svg:x="21.356cm" svg:y="11.905cm">
          <draw:text-box>
            <text:p><text:span text:style-name="T15">3:NN</text:span><text:span text:style-name="T15"><text:tab/></text:span><text:span text:style-name="T15">-7.2</text:span></text:p>
          </draw:text-box>
        </draw:frame>
        <draw:frame draw:style-name="gr8" draw:text-style-name="P16" draw:layer="layout" svg:width="4.748cm" svg:height="1.352cm" svg:x="21.356cm" svg:y="12.905cm">
          <draw:text-box>
            <text:p><text:span text:style-name="T15">3:VB</text:span><text:span text:style-name="T15"><text:tab/></text:span><text:span text:style-name="T15">-7.3</text:span></text:p>
          </draw:text-box>
        </draw:frame>
        <draw:frame draw:style-name="gr8" draw:text-style-name="P16" draw:layer="layout" svg:width="5.298cm" svg:height="1.352cm" svg:x="21.356cm" svg:y="16.255cm">
          <draw:text-box>
            <text:p><text:span text:style-name="T15">3:JJ</text:span><text:span text:style-name="T15"><text:tab/></text:span><text:span text:style-name="T15"> <text:s/>-9.8</text:span></text:p>
          </draw:text-box>
        </draw:frame>
        <draw:frame draw:style-name="gr8" draw:text-style-name="P30" draw:layer="layout" svg:width="2.598cm" svg:height="1.276cm" svg:x="13.018cm" svg:y="14.425cm">
          <draw:text-box>
            <text:p><text:span text:style-name="T74">-12.7</text:span></text:p>
          </draw:text-box>
        </draw:frame>
        <draw:frame draw:style-name="gr25" draw:text-style-name="P30" draw:layer="layout" svg:width="2.598cm" svg:height="2.025cm" svg:x="13.019cm" svg:y="17.025cm">
          <draw:text-box>
            <text:p><text:span text:style-name="T74">-14.5</text:span></text:p>
          </draw:text-box>
        </draw:frame>
        <draw:frame draw:style-name="gr8" draw:text-style-name="P30" draw:layer="layout" svg:width="2.598cm" svg:height="1.276cm" svg:x="13.019cm" svg:y="19.525cm">
          <draw:text-box>
            <text:p><text:span text:style-name="T74">-14.7</text:span></text:p>
          </draw:text-box>
        </draw:frame>
        <draw:frame draw:style-name="gr8" draw:text-style-name="P30" draw:layer="layout" svg:width="2.085cm" svg:height="1.276cm" svg:x="13.017cm" svg:y="9.125cm">
          <draw:text-box>
            <text:p><text:span text:style-name="T74">-7.3</text:span></text:p>
          </draw:text-box>
        </draw:frame>
        <draw:frame draw:style-name="gr8" draw:text-style-name="P30" draw:layer="layout" svg:width="2.085cm" svg:height="1.276cm" svg:x="13.018cm" svg:y="11.725cm">
          <draw:text-box>
            <text:p><text:span text:style-name="T74">-8.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深さ優先探索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5">natural <text:s text:c="3"/></text:span><text:span text:style-name="T5"><text:tab/></text:span><text:span text:style-name="T5"><text:tab/></text:span><text:span text:style-name="T5"> <text:s/>language <text:s/></text:span><text:span text:style-name="T5"><text:tab/></text:span><text:span text:style-name="T5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82" draw:id="id82" draw:layer="layout" svg:width="2.54cm" svg:height="1.27cm" svg:x="5.011cm" svg:y="7.895cm">
          <text:p text:style-name="P6"><text:span text:style-name="T1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83" draw:id="id83" draw:layer="layout" svg:width="2.54cm" svg:height="1.27cm" svg:x="5.011cm" svg:y="10.295cm">
          <text:p text:style-name="P6"><text:span text:style-name="T15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84" draw:id="id84" draw:layer="layout" svg:width="2.54cm" svg:height="1.27cm" svg:x="5.011cm" svg:y="12.995cm">
          <text:p text:style-name="P6"><text:span text:style-name="T15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85" draw:id="id85" draw:layer="layout" svg:width="2.54cm" svg:height="1.27cm" svg:x="5.011cm" svg:y="15.595cm">
          <text:p text:style-name="P6"><text:span text:style-name="T1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86" draw:id="id86" draw:layer="layout" svg:width="2.54cm" svg:height="1.27cm" svg:x="5.011cm" svg:y="18.195cm">
          <text:p text:style-name="P6"><text:span text:style-name="T1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0" draw:id="id90" draw:layer="layout" svg:width="2.54cm" svg:height="1.27cm" svg:x="10.711cm" svg:y="7.896cm">
          <text:p text:style-name="P6"><text:span text:style-name="T15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1" draw:id="id91" draw:layer="layout" svg:width="2.54cm" svg:height="1.27cm" svg:x="10.711cm" svg:y="10.296cm">
          <text:p text:style-name="P6"><text:span text:style-name="T15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87" draw:id="id87" draw:layer="layout" svg:width="2.54cm" svg:height="1.27cm" svg:x="10.711cm" svg:y="12.996cm">
          <text:p text:style-name="P6"><text:span text:style-name="T15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88" draw:id="id88" draw:layer="layout" svg:width="2.54cm" svg:height="1.27cm" svg:x="10.711cm" svg:y="15.596cm">
          <text:p text:style-name="P6"><text:span text:style-name="T1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89" draw:id="id89" draw:layer="layout" svg:width="2.54cm" svg:height="1.27cm" svg:x="10.711cm" svg:y="18.196cm">
          <text:p text:style-name="P6"><text:span text:style-name="T1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2" draw:id="id92" draw:layer="layout" svg:width="2.54cm" svg:height="1.27cm" svg:x="16.897cm" svg:y="7.896cm">
          <text:p text:style-name="P6"><text:span text:style-name="T15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3" draw:id="id93" draw:layer="layout" svg:width="2.54cm" svg:height="1.27cm" svg:x="16.897cm" svg:y="10.296cm">
          <text:p text:style-name="P6"><text:span text:style-name="T15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4" draw:id="id94" draw:layer="layout" svg:width="2.54cm" svg:height="1.27cm" svg:x="16.897cm" svg:y="12.996cm">
          <text:p text:style-name="P6"><text:span text:style-name="T15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95" draw:id="id95" draw:layer="layout" svg:width="2.54cm" svg:height="1.27cm" svg:x="16.897cm" svg:y="15.596cm">
          <text:p text:style-name="P6"><text:span text:style-name="T16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96" draw:id="id96" draw:layer="layout" svg:width="2.54cm" svg:height="1.27cm" svg:x="16.897cm" svg:y="18.196cm">
          <text:p text:style-name="P6"><text:span text:style-name="T16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81" draw:id="id81" draw:layer="layout" svg:width="2.54cm" svg:height="1.27cm" svg:x="0.311cm" svg:y="7.895cm">
          <text:p text:style-name="P6"><text:span text:style-name="T17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957cm" svg:height="1.318cm" svg:x="22.69cm" svg:y="6.38cm">
          <draw:text-box>
            <text:p><text:span text:style-name="T72">ヒープ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2:NNは<text:span text:style-name="T78">処理しない</text:span> (既に処理済み)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81" draw:start-glue-point="1" draw:end-shape="id82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81" draw:start-glue-point="1" draw:end-shape="id83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81" draw:start-glue-point="1" draw:end-shape="id84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81" draw:start-glue-point="1" draw:end-shape="id85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81" draw:start-glue-point="1" draw:end-shape="id86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3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3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3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3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3">-8.1</text:span></text:p>
          </draw:text-box>
        </draw:frame>
        <draw:connector draw:style-name="gr24" draw:text-style-name="P6" draw:layer="layout" draw:type="line" svg:x1="7.551cm" svg:y1="8.53cm" svg:x2="10.711cm" svg:y2="13.631cm" draw:start-shape="id82" draw:start-glue-point="1" draw:end-shape="id87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82" draw:start-glue-point="1" draw:end-shape="id88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82" draw:start-glue-point="1" draw:end-shape="id89" draw:end-glue-point="3" svg:d="m7551 8530 3160 10301">
          <text:p/>
        </draw:connector>
        <draw:frame draw:style-name="gr8" draw:text-style-name="P29" draw:layer="layout" svg:width="2.085cm" svg:height="1.276cm" svg:x="10.818cm" svg:y="14.425cm">
          <draw:text-box>
            <text:p><text:span text:style-name="T73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3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3">-11.4</text:span></text:p>
          </draw:text-box>
        </draw:frame>
        <draw:frame draw:style-name="gr8" draw:text-style-name="P29" draw:layer="layout" svg:width="2.085cm" svg:height="1.276cm" svg:x="10.817cm" svg:y="9.125cm">
          <draw:text-box>
            <text:p><text:span text:style-name="T73">-5.3</text:span></text:p>
          </draw:text-box>
        </draw:frame>
        <draw:frame draw:style-name="gr8" draw:text-style-name="P29" draw:layer="layout" svg:width="2.085cm" svg:height="1.276cm" svg:x="10.818cm" svg:y="11.725cm">
          <draw:text-box>
            <text:p><text:span text:style-name="T73">-5.9</text:span></text:p>
          </draw:text-box>
        </draw:frame>
        <draw:connector draw:style-name="gr24" draw:text-style-name="P6" draw:layer="layout" draw:type="line" svg:x1="7.551cm" svg:y1="10.93cm" svg:x2="10.711cm" svg:y2="8.531cm" draw:start-shape="id83" draw:start-glue-point="1" draw:end-shape="id90" svg:d="m7551 10930 3160-2399">
          <text:p/>
        </draw:connector>
        <draw:connector draw:style-name="gr24" draw:text-style-name="P6" draw:layer="layout" draw:type="line" svg:x1="7.551cm" svg:y1="10.93cm" svg:x2="10.711cm" svg:y2="10.931cm" draw:start-shape="id83" draw:start-glue-point="1" draw:end-shape="id91" svg:d="m7551 10930 3160 1">
          <text:p/>
        </draw:connector>
        <draw:frame draw:style-name="gr8" draw:text-style-name="P16" draw:layer="layout" svg:width="5.226cm" svg:height="1.352cm" svg:x="21.356cm" svg:y="13.955cm">
          <draw:text-box>
            <text:p><text:span text:style-name="T15">1:LRB -8.2</text:span></text:p>
          </draw:text-box>
        </draw:frame>
        <draw:frame draw:style-name="gr8" draw:text-style-name="P16" draw:layer="layout" svg:width="5.387cm" svg:height="1.352cm" svg:x="21.356cm" svg:y="12.68cm">
          <draw:text-box>
            <text:p><text:span text:style-name="T15">1:RRB -8.1</text:span></text:p>
          </draw:text-box>
        </draw:frame>
        <draw:frame draw:style-name="gr8" draw:text-style-name="P16" draw:layer="layout" svg:width="4.748cm" svg:height="1.352cm" svg:x="21.356cm" svg:y="7.605cm">
          <draw:text-box>
            <text:p><text:span text:style-name="T15">2:VB</text:span><text:span text:style-name="T15"><text:tab/></text:span><text:span text:style-name="T15">-5.7</text:span></text:p>
          </draw:text-box>
        </draw:frame>
        <draw:frame draw:style-name="gr8" draw:text-style-name="P16" draw:layer="layout" svg:width="4.748cm" svg:height="1.352cm" svg:x="21.356cm" svg:y="9.605cm">
          <draw:text-box>
            <text:p><text:span text:style-name="T15">2:JJ</text:span><text:span text:style-name="T15"><text:tab/></text:span><text:span text:style-name="T15">-6.7</text:span></text:p>
          </draw:text-box>
        </draw:frame>
        <draw:frame draw:style-name="gr8" draw:text-style-name="P16" draw:layer="layout" svg:width="5.705cm" svg:height="1.352cm" svg:x="21.357cm" svg:y="16.156cm">
          <draw:text-box>
            <text:p><text:span text:style-name="T15">2:LRB -11.2</text:span></text:p>
          </draw:text-box>
        </draw:frame>
        <draw:frame draw:style-name="gr8" draw:text-style-name="P16" draw:layer="layout" svg:width="1.328cm" svg:height="1.352cm" svg:x="23.357cm" svg:y="17.281cm">
          <draw:text-box>
            <text:p><text:span text:style-name="T15">...</text:span></text:p>
          </draw:text-box>
        </draw:frame>
        <draw:frame draw:style-name="gr8" draw:text-style-name="P24" draw:layer="layout" svg:width="4.748cm" svg:height="1.352cm" svg:x="21.356cm" svg:y="8.605cm">
          <draw:text-box>
            <text:p><text:span text:style-name="T27">2:JJ</text:span><text:span text:style-name="T27"><text:tab/></text:span><text:span text:style-name="T27">-5.9</text:span></text:p>
          </draw:text-box>
        </draw:frame>
        <draw:connector draw:style-name="gr24" draw:text-style-name="P6" draw:layer="layout" draw:type="line" svg:x1="13.251cm" svg:y1="8.531cm" svg:x2="16.897cm" svg:y2="8.531cm" draw:start-shape="id90" draw:start-glue-point="1" draw:end-shape="id92" svg:d="m13251 8531h3646">
          <text:p/>
        </draw:connector>
        <draw:connector draw:style-name="gr24" draw:text-style-name="P6" draw:layer="layout" draw:type="line" svg:x1="13.251cm" svg:y1="8.531cm" svg:x2="16.897cm" svg:y2="10.931cm" draw:start-shape="id90" draw:start-glue-point="1" draw:end-shape="id93" svg:d="m13251 8531 3646 2400">
          <text:p/>
        </draw:connector>
        <draw:connector draw:style-name="gr24" draw:text-style-name="P6" draw:layer="layout" draw:type="line" svg:x1="13.251cm" svg:y1="8.531cm" svg:x2="16.897cm" svg:y2="13.631cm" draw:start-shape="id90" draw:start-glue-point="1" draw:end-shape="id94" draw:end-glue-point="3" svg:d="m13251 8531 3646 5100">
          <text:p/>
        </draw:connector>
        <draw:connector draw:style-name="gr24" draw:text-style-name="P6" draw:layer="layout" draw:type="line" svg:x1="13.251cm" svg:y1="8.531cm" svg:x2="16.897cm" svg:y2="16.231cm" draw:start-shape="id90" draw:start-glue-point="1" draw:end-shape="id95" draw:end-glue-point="3" svg:d="m13251 8531 3646 7700">
          <text:p/>
        </draw:connector>
        <draw:connector draw:style-name="gr24" draw:text-style-name="P6" draw:layer="layout" draw:type="line" svg:x1="13.251cm" svg:y1="8.531cm" svg:x2="16.897cm" svg:y2="18.831cm" draw:start-shape="id90" draw:start-glue-point="1" draw:end-shape="id96" draw:end-glue-point="3" svg:d="m13251 8531 3646 10300">
          <text:p/>
        </draw:connector>
        <draw:frame draw:style-name="gr8" draw:text-style-name="P29" draw:layer="layout" svg:width="2.085cm" svg:height="1.276cm" svg:x="17.018cm" svg:y="9.125cm">
          <draw:text-box>
            <text:p><text:span text:style-name="T73">-7.2</text:span></text:p>
          </draw:text-box>
        </draw:frame>
        <draw:frame draw:style-name="gr8" draw:text-style-name="P29" draw:layer="layout" svg:width="2.085cm" svg:height="1.276cm" svg:x="17.019cm" svg:y="11.825cm">
          <draw:text-box>
            <text:p><text:span text:style-name="T73">-9.8</text:span></text:p>
          </draw:text-box>
        </draw:frame>
        <draw:frame draw:style-name="gr8" draw:text-style-name="P29" draw:layer="layout" svg:width="2.085cm" svg:height="1.276cm" svg:x="17.02cm" svg:y="14.425cm">
          <draw:text-box>
            <text:p><text:span text:style-name="T73">-7.3</text:span></text:p>
          </draw:text-box>
        </draw:frame>
        <draw:frame draw:style-name="gr8" draw:text-style-name="P29" draw:layer="layout" svg:width="2.598cm" svg:height="1.276cm" svg:x="17.021cm" svg:y="17.025cm">
          <draw:text-box>
            <text:p><text:span text:style-name="T73">-16.3</text:span></text:p>
          </draw:text-box>
        </draw:frame>
        <draw:frame draw:style-name="gr8" draw:text-style-name="P29" draw:layer="layout" svg:width="2.598cm" svg:height="1.276cm" svg:x="17.021cm" svg:y="19.625cm">
          <draw:text-box>
            <text:p><text:span text:style-name="T73">-17.0</text:span></text:p>
          </draw:text-box>
        </draw:frame>
        <draw:frame draw:style-name="gr8" draw:text-style-name="P16" draw:layer="layout" svg:width="4.748cm" svg:height="1.352cm" svg:x="21.356cm" svg:y="10.605cm">
          <draw:text-box>
            <text:p><text:span text:style-name="T15">3:NN</text:span><text:span text:style-name="T15"><text:tab/></text:span><text:span text:style-name="T15">-7.2</text:span></text:p>
          </draw:text-box>
        </draw:frame>
        <draw:frame draw:style-name="gr8" draw:text-style-name="P16" draw:layer="layout" svg:width="4.748cm" svg:height="1.352cm" svg:x="21.356cm" svg:y="11.605cm">
          <draw:text-box>
            <text:p><text:span text:style-name="T15">3:VB</text:span><text:span text:style-name="T15"><text:tab/></text:span><text:span text:style-name="T15">-7.3</text:span></text:p>
          </draw:text-box>
        </draw:frame>
        <draw:frame draw:style-name="gr8" draw:text-style-name="P16" draw:layer="layout" svg:width="5.298cm" svg:height="1.352cm" svg:x="21.356cm" svg:y="14.955cm">
          <draw:text-box>
            <text:p><text:span text:style-name="T15">3:JJ</text:span><text:span text:style-name="T15"><text:tab/></text:span><text:span text:style-name="T15"> <text:s/>-9.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問題：まだ効率に問題あり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長い文に弱い</text:p>
              </text:list-item>
              <text:list-item>
                <text:p>なぜ？</text:p>
                <text:list>
                  <text:list-item>
                    <text:p>ヒント: 「1:VB」を展開する必要はあったか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4" draw:text-style-name="P33" draw:layer="layout" svg:width="25.199cm" svg:height="3.237cm" svg:x="1.27cm" svg:y="1.574cm" presentation:class="title">
          <draw:text-box>
            <text:p><text:span text:style-name="T79">A*</text:span><text:span text:style-name="T79">探索</text:span><text:span text:style-name="T79">: </text:span><text:span text:style-name="T79">ヒューリスティック関数を追加</text:span></text:p>
          </draw:text-box>
        </draw:frame>
        <draw:frame presentation:style-name="pr14" draw:layer="layout" svg:width="25.199cm" svg:height="5.253cm" svg:x="1.471cm" svg:y="5.08cm" presentation:class="outline" presentation:user-transformed="true">
          <draw:text-box>
            <text:list text:style-name="L2">
              <text:list-item>
                <text:p>まだ<text:span text:style-name="T2">未処理の単語にかかるコスト</text:span>も考慮</text:p>
              </text:list-item>
              <text:list-item>
                <text:p>ヒューリスティック関数：必ず実際にかかるコスト以下のコストを返す関数</text:p>
              </text:list-item>
              <text:list-item>
                <text:p>タグ付けの場合：最小生成確率の和</text:p>
              </text:list-item>
            </text:list>
          </draw:text-box>
        </draw:frame>
        <draw:frame draw:style-name="gr3" draw:text-style-name="P5" draw:layer="layout" svg:width="21.994cm" svg:height="1.195cm" svg:x="4.041cm" svg:y="10.76cm">
          <draw:text-box>
            <text:list text:style-name="L1">
              <text:list-item>
                <text:list>
                  <text:list-header>
                    <text:p text:style-name="P4"><text:span text:style-name="T5">natural <text:s text:c="3"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 language <text:s/></text:span><text:span text:style-name="T5"><text:tab/></text:span><text:span text:style-name="T5"> <text:s text:c="10"/>processing</text:span></text:p>
                  </text:list-header>
                </text:list>
              </text:list-item>
            </text:list>
          </draw:text-box>
        </draw:frame>
        <draw:frame draw:style-name="gr8" draw:text-style-name="P34" draw:layer="layout" svg:width="9.007cm" svg:height="1.119cm" svg:x="0.405cm" svg:y="12.165cm">
          <draw:text-box>
            <text:p><text:span text:style-name="T80">log(P(</text:span><text:span text:style-name="T81">natural</text:span><text:span text:style-name="T80">|</text:span><text:span text:style-name="T82">NN</text:span><text:span text:style-name="T80">)) = -2.4</text:span></text:p>
          </draw:text-box>
        </draw:frame>
        <draw:frame draw:style-name="gr8" draw:text-style-name="P35" draw:layer="layout" svg:width="8.668cm" svg:height="1.119cm" svg:x="0.406cm" svg:y="13.165cm">
          <draw:text-box>
            <text:p><text:span text:style-name="T83">log(P(</text:span><text:span text:style-name="T84">natural</text:span><text:span text:style-name="T83">|</text:span><text:span text:style-name="T85">JJ</text:span><text:span text:style-name="T83">)) = -2.0</text:span></text:p>
          </draw:text-box>
        </draw:frame>
        <draw:frame draw:style-name="gr8" draw:text-style-name="P34" draw:layer="layout" svg:width="8.922cm" svg:height="1.119cm" svg:x="0.406cm" svg:y="14.165cm">
          <draw:text-box>
            <text:p><text:span text:style-name="T80">log(P(</text:span><text:span text:style-name="T81">natural</text:span><text:span text:style-name="T80">|</text:span><text:span text:style-name="T82">VB</text:span><text:span text:style-name="T80">)) = -3.1</text:span></text:p>
          </draw:text-box>
        </draw:frame>
        <draw:frame draw:style-name="gr8" draw:text-style-name="P34" draw:layer="layout" svg:width="9.396cm" svg:height="1.119cm" svg:x="0.406cm" svg:y="15.165cm">
          <draw:text-box>
            <text:p><text:span text:style-name="T80">log(P(</text:span><text:span text:style-name="T81">natural</text:span><text:span text:style-name="T80">|</text:span><text:span text:style-name="T82">LRB</text:span><text:span text:style-name="T80">)) = -7.0</text:span></text:p>
          </draw:text-box>
        </draw:frame>
        <draw:frame draw:style-name="gr8" draw:text-style-name="P34" draw:layer="layout" svg:width="9.523cm" svg:height="1.119cm" svg:x="0.406cm" svg:y="16.165cm">
          <draw:text-box>
            <text:p><text:span text:style-name="T80">log(P(</text:span><text:span text:style-name="T81">natural</text:span><text:span text:style-name="T80">|</text:span><text:span text:style-name="T82">RRB</text:span><text:span text:style-name="T80">)) = -7.0</text:span></text:p>
          </draw:text-box>
        </draw:frame>
        <draw:frame draw:style-name="gr8" draw:text-style-name="P35" draw:layer="layout" svg:width="8.317cm" svg:height="1.119cm" svg:x="9.805cm" svg:y="12.166cm">
          <draw:text-box>
            <text:p><text:span text:style-name="T83">log(P(</text:span><text:span text:style-name="T84">lang.</text:span><text:span text:style-name="T83">|</text:span><text:span text:style-name="T85">NN</text:span><text:span text:style-name="T83">)) = -2.4</text:span></text:p>
          </draw:text-box>
        </draw:frame>
        <draw:frame draw:style-name="gr8" draw:text-style-name="P34" draw:layer="layout" svg:width="7.978cm" svg:height="1.119cm" svg:x="9.806cm" svg:y="13.166cm">
          <draw:text-box>
            <text:p><text:span text:style-name="T80">log(P(</text:span><text:span text:style-name="T81">lang.</text:span><text:span text:style-name="T80">|</text:span><text:span text:style-name="T82">JJ</text:span><text:span text:style-name="T80">)) = -3.0</text:span></text:p>
          </draw:text-box>
        </draw:frame>
        <draw:frame draw:style-name="gr8" draw:text-style-name="P34" draw:layer="layout" svg:width="8.232cm" svg:height="1.119cm" svg:x="9.806cm" svg:y="14.166cm">
          <draw:text-box>
            <text:p><text:span text:style-name="T80">log(P(</text:span><text:span text:style-name="T81">lang.</text:span><text:span text:style-name="T80">|</text:span><text:span text:style-name="T82">VB</text:span><text:span text:style-name="T80">)) = -3.2</text:span></text:p>
          </draw:text-box>
        </draw:frame>
        <draw:frame draw:style-name="gr8" draw:text-style-name="P34" draw:layer="layout" svg:width="8.706cm" svg:height="1.119cm" svg:x="9.806cm" svg:y="15.166cm">
          <draw:text-box>
            <text:p><text:span text:style-name="T80">log(P(</text:span><text:span text:style-name="T81">lang.</text:span><text:span text:style-name="T80">|</text:span><text:span text:style-name="T82">LRB</text:span><text:span text:style-name="T80">)) = -7.9</text:span></text:p>
          </draw:text-box>
        </draw:frame>
        <draw:frame draw:style-name="gr8" draw:text-style-name="P34" draw:layer="layout" svg:width="8.833cm" svg:height="1.119cm" svg:x="9.806cm" svg:y="16.166cm">
          <draw:text-box>
            <text:p><text:span text:style-name="T80">log(P(</text:span><text:span text:style-name="T81">lang.</text:span><text:span text:style-name="T80">|</text:span><text:span text:style-name="T82">RRB</text:span><text:span text:style-name="T80">)) = -7.9</text:span></text:p>
          </draw:text-box>
        </draw:frame>
        <draw:frame draw:style-name="gr8" draw:text-style-name="P34" draw:layer="layout" svg:width="8.359cm" svg:height="1.119cm" svg:x="18.605cm" svg:y="12.167cm">
          <draw:text-box>
            <text:p><text:span text:style-name="T80">log(P(</text:span><text:span text:style-name="T81">proc.</text:span><text:span text:style-name="T80">|</text:span><text:span text:style-name="T82">NN</text:span><text:span text:style-name="T80">)) = -2.5</text:span></text:p>
          </draw:text-box>
        </draw:frame>
        <draw:frame draw:style-name="gr8" draw:text-style-name="P34" draw:layer="layout" svg:width="8.02cm" svg:height="1.119cm" svg:x="18.606cm" svg:y="13.167cm">
          <draw:text-box>
            <text:p><text:span text:style-name="T80">log(P(</text:span><text:span text:style-name="T81">proc.</text:span><text:span text:style-name="T80">|</text:span><text:span text:style-name="T82">JJ</text:span><text:span text:style-name="T80">)) = -3.4</text:span></text:p>
          </draw:text-box>
        </draw:frame>
        <draw:frame draw:style-name="gr8" draw:text-style-name="P35" draw:layer="layout" svg:width="8.274cm" svg:height="1.119cm" svg:x="18.606cm" svg:y="14.167cm">
          <draw:text-box>
            <text:p><text:span text:style-name="T83">log(P(</text:span><text:span text:style-name="T84">proc.</text:span><text:span text:style-name="T83">|</text:span><text:span text:style-name="T85">VB</text:span><text:span text:style-name="T83">)) = </text:span><text:span text:style-name="T86">-1.5</text:span></text:p>
          </draw:text-box>
        </draw:frame>
        <draw:frame draw:style-name="gr8" draw:text-style-name="P34" draw:layer="layout" svg:width="8.748cm" svg:height="1.119cm" svg:x="18.606cm" svg:y="15.167cm">
          <draw:text-box>
            <text:p><text:span text:style-name="T80">log(P(</text:span><text:span text:style-name="T81">proc.</text:span><text:span text:style-name="T80">|</text:span><text:span text:style-name="T82">LRB</text:span><text:span text:style-name="T80">)) = -6.9</text:span></text:p>
          </draw:text-box>
        </draw:frame>
        <draw:frame draw:style-name="gr8" draw:text-style-name="P34" draw:layer="layout" svg:width="8.875cm" svg:height="1.119cm" svg:x="18.606cm" svg:y="16.167cm">
          <draw:text-box>
            <text:p><text:span text:style-name="T80">log(P(</text:span><text:span text:style-name="T81">proc.</text:span><text:span text:style-name="T80">|</text:span><text:span text:style-name="T82">RRB</text:span><text:span text:style-name="T80">)) = -6.9</text:span></text:p>
          </draw:text-box>
        </draw:frame>
        <draw:frame draw:style-name="gr8" draw:text-style-name="P27" draw:layer="layout" svg:width="5.15cm" svg:height="1.276cm" svg:x="22.85cm" svg:y="18.015cm">
          <draw:text-box>
            <text:p><text:span text:style-name="T44">H(4+) = 0.0</text:span></text:p>
          </draw:text-box>
        </draw:frame>
        <draw:frame draw:style-name="gr8" draw:text-style-name="P27" draw:layer="layout" svg:width="5.455cm" svg:height="1.276cm" svg:x="15.85cm" svg:y="18.015cm">
          <draw:text-box>
            <text:p><text:span text:style-name="T44">H(3+) = -1.5</text:span></text:p>
          </draw:text-box>
        </draw:frame>
        <draw:frame draw:style-name="gr8" draw:text-style-name="P27" draw:layer="layout" svg:width="5.455cm" svg:height="1.276cm" svg:x="6.851cm" svg:y="18.015cm">
          <draw:text-box>
            <text:p><text:span text:style-name="T44">H(2+) = -3.9</text:span></text:p>
          </draw:text-box>
        </draw:frame>
        <draw:frame draw:style-name="gr8" draw:text-style-name="P27" draw:layer="layout" svg:width="5.455cm" svg:height="1.276cm" svg:x="-0.148cm" svg:y="18.015cm">
          <draw:text-box>
            <text:p><text:span text:style-name="T44">H(1+) = -5.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A*探索：<text:line-break/><text:span text:style-name="T79">ヒューリスティックを考慮した順位付け</text:span>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前向きスコアとヒューリスティック関数</text:p>
              </text:list-item>
            </text:list>
          </draw:text-box>
        </draw:frame>
        <draw:frame draw:style-name="gr8" draw:text-style-name="P28" draw:layer="layout" svg:width="5.688cm" svg:height="1.318cm" svg:x="2.682cm" svg:y="6.985cm">
          <draw:text-box>
            <text:p><text:span text:style-name="T72">通常のヒープ</text:span></text:p>
          </draw:text-box>
        </draw:frame>
        <draw:frame draw:style-name="gr8" draw:text-style-name="P16" draw:layer="layout" svg:width="16.711cm" svg:height="1.352cm" svg:x="0.625cm" svg:y="14.835cm">
          <draw:text-box>
            <text:p><text:span text:style-name="T15">1:LRB </text:span><text:span text:style-name="T15"><text:tab/></text:span><text:span text:style-name="T15">F(1:LRB)=-8.2</text:span><text:span text:style-name="T15"><text:tab/></text:span><text:span text:style-name="T15"><text:tab/></text:span><text:span text:style-name="T15">H(2+)=-3.9</text:span></text:p>
          </draw:text-box>
        </draw:frame>
        <draw:frame draw:style-name="gr8" draw:text-style-name="P16" draw:layer="layout" svg:width="16.711cm" svg:height="1.352cm" svg:x="0.625cm" svg:y="13.56cm">
          <draw:text-box>
            <text:p><text:span text:style-name="T15">1:RRB </text:span><text:span text:style-name="T15"><text:tab/></text:span><text:span text:style-name="T15">F(1:RRB)=-8.1 </text:span><text:span text:style-name="T15"><text:tab/></text:span><text:span text:style-name="T15">H(2+)=-3.9</text:span></text:p>
          </draw:text-box>
        </draw:frame>
        <draw:frame draw:style-name="gr8" draw:text-style-name="P16" draw:layer="layout" svg:width="16.754cm" svg:height="1.352cm" svg:x="0.625cm" svg:y="8.485cm">
          <draw:text-box>
            <text:p><text:span text:style-name="T15">2:VB</text:span><text:span text:style-name="T15"><text:tab/></text:span><text:span text:style-name="T15"><text:tab/></text:span><text:span text:style-name="T15">F(2:VB)=-5.7</text:span><text:span text:style-name="T15"><text:tab/></text:span><text:span text:style-name="T15"><text:tab/></text:span><text:span text:style-name="T15">H(3+)</text:span><text:span text:style-name="T15"><text:tab/></text:span><text:span text:style-name="T15">=-1.5</text:span></text:p>
          </draw:text-box>
        </draw:frame>
        <draw:frame draw:style-name="gr8" draw:text-style-name="P16" draw:layer="layout" svg:width="16.711cm" svg:height="1.352cm" svg:x="0.625cm" svg:y="10.485cm">
          <draw:text-box>
            <text:p><text:span text:style-name="T15">2:JJ</text:span><text:span text:style-name="T15"><text:tab/></text:span><text:span text:style-name="T15"><text:tab/></text:span><text:span text:style-name="T15">F(2:JJ)=-6.7</text:span><text:span text:style-name="T15"><text:tab/></text:span><text:span text:style-name="T15"><text:tab/></text:span><text:span text:style-name="T15">H(3+)=-1.5</text:span></text:p>
          </draw:text-box>
        </draw:frame>
        <draw:frame draw:style-name="gr8" draw:text-style-name="P16" draw:layer="layout" svg:width="16.711cm" svg:height="1.352cm" svg:x="0.626cm" svg:y="17.036cm">
          <draw:text-box>
            <text:p><text:span text:style-name="T15">2:LRB </text:span><text:span text:style-name="T15"><text:tab/></text:span><text:span text:style-name="T15">F(2:LRB)=-11.2 </text:span><text:span text:style-name="T15"><text:tab/></text:span><text:span text:style-name="T15">H(3+)=-1.5</text:span></text:p>
          </draw:text-box>
        </draw:frame>
        <draw:frame draw:style-name="gr8" draw:text-style-name="P24" draw:layer="layout" svg:width="16.711cm" svg:height="1.352cm" svg:x="0.625cm" svg:y="9.485cm">
          <draw:text-box>
            <text:p><text:span text:style-name="T27">2:JJ</text:span><text:span text:style-name="T27"><text:tab/></text:span><text:span text:style-name="T27"><text:tab/></text:span><text:span text:style-name="T27">F(2:JJ)=-5.9</text:span><text:span text:style-name="T27"><text:tab/></text:span><text:span text:style-name="T27"><text:tab/></text:span><text:span text:style-name="T27">H(3+)=-1.5</text:span></text:p>
          </draw:text-box>
        </draw:frame>
        <draw:frame draw:style-name="gr8" draw:text-style-name="P16" xml:id="id97" draw:id="id97" draw:layer="layout" svg:width="16.711cm" svg:height="1.352cm" svg:x="0.625cm" svg:y="11.485cm">
          <draw:text-box>
            <text:p><text:span text:style-name="T15">3:NN</text:span><text:span text:style-name="T15"><text:tab/></text:span><text:span text:style-name="T15"><text:tab/></text:span><text:span text:style-name="T15">F(3:NN)=-7.2</text:span><text:span text:style-name="T15"><text:tab/></text:span><text:span text:style-name="T15"><text:tab/></text:span><text:span text:style-name="T15">H(4+)=-0.0</text:span></text:p>
          </draw:text-box>
        </draw:frame>
        <draw:frame draw:style-name="gr8" draw:text-style-name="P16" xml:id="id99" draw:id="id99" draw:layer="layout" svg:width="16.711cm" svg:height="1.352cm" svg:x="0.625cm" svg:y="12.485cm">
          <draw:text-box>
            <text:p><text:span text:style-name="T15">3:VB</text:span><text:span text:style-name="T15"><text:tab/></text:span><text:span text:style-name="T15"><text:tab/></text:span><text:span text:style-name="T15">F(3:VB)=-7.3</text:span><text:span text:style-name="T15"><text:tab/></text:span><text:span text:style-name="T15"><text:tab/></text:span><text:span text:style-name="T15">H(4+)=-0.0</text:span></text:p>
          </draw:text-box>
        </draw:frame>
        <draw:frame draw:style-name="gr8" draw:text-style-name="P16" xml:id="id101" draw:id="id101" draw:layer="layout" svg:width="16.711cm" svg:height="1.352cm" svg:x="0.625cm" svg:y="15.835cm">
          <draw:text-box>
            <text:p><text:span text:style-name="T15">3:JJ</text:span><text:span text:style-name="T15"><text:tab/></text:span><text:span text:style-name="T15"> <text:s/></text:span><text:span text:style-name="T15"><text:tab/></text:span><text:span text:style-name="T15">F(3:JJ)=-9.8</text:span><text:span text:style-name="T15"><text:tab/></text:span><text:span text:style-name="T15"><text:tab/></text:span><text:span text:style-name="T15">H(4+)=-0.0</text:span></text:p>
          </draw:text-box>
        </draw:frame>
        <draw:frame draw:style-name="gr8" draw:text-style-name="P28" draw:layer="layout" svg:width="4.13cm" svg:height="1.318cm" svg:x="20.883cm" svg:y="6.985cm">
          <draw:text-box>
            <text:p><text:span text:style-name="T72">A*</text:span><text:span text:style-name="T72">ヒープ</text:span></text:p>
          </draw:text-box>
        </draw:frame>
        <draw:frame draw:style-name="gr8" draw:text-style-name="P16" draw:layer="layout" svg:width="6.568cm" svg:height="1.352cm" svg:x="19.725cm" svg:y="15.836cm">
          <draw:text-box>
            <text:p><text:span text:style-name="T15">1:LRB </text:span><text:span text:style-name="T15"><text:tab/></text:span><text:span text:style-name="T15">-12.1</text:span></text:p>
          </draw:text-box>
        </draw:frame>
        <draw:frame draw:style-name="gr8" draw:text-style-name="P16" draw:layer="layout" svg:width="6.568cm" svg:height="1.352cm" svg:x="19.725cm" svg:y="14.561cm">
          <draw:text-box>
            <text:p><text:span text:style-name="T15">1:RRB </text:span><text:span text:style-name="T15"><text:tab/></text:span><text:span text:style-name="T15">-12.0</text:span></text:p>
          </draw:text-box>
        </draw:frame>
        <draw:frame draw:style-name="gr8" draw:text-style-name="P16" draw:layer="layout" svg:width="6.018cm" svg:height="1.352cm" svg:x="19.725cm" svg:y="9.486cm">
          <draw:text-box>
            <text:p><text:span text:style-name="T15">2:VB</text:span><text:span text:style-name="T15"><text:tab/></text:span><text:span text:style-name="T15"><text:tab/></text:span><text:span text:style-name="T15">-7.2</text:span></text:p>
          </draw:text-box>
        </draw:frame>
        <draw:frame draw:style-name="gr8" draw:text-style-name="P16" draw:layer="layout" svg:width="6.018cm" svg:height="1.352cm" svg:x="19.725cm" svg:y="12.486cm">
          <draw:text-box>
            <text:p><text:span text:style-name="T15">2:JJ</text:span><text:span text:style-name="T15"><text:tab/></text:span><text:span text:style-name="T15"><text:tab/></text:span><text:span text:style-name="T15">-8.2</text:span></text:p>
          </draw:text-box>
        </draw:frame>
        <draw:frame draw:style-name="gr8" draw:text-style-name="P16" draw:layer="layout" svg:width="6.568cm" svg:height="1.352cm" svg:x="19.726cm" svg:y="17.037cm">
          <draw:text-box>
            <text:p><text:span text:style-name="T15">2:LRB </text:span><text:span text:style-name="T15"><text:tab/></text:span><text:span text:style-name="T15">-12.7</text:span></text:p>
          </draw:text-box>
        </draw:frame>
        <draw:frame draw:style-name="gr8" draw:text-style-name="P24" draw:layer="layout" svg:width="6.018cm" svg:height="1.352cm" svg:x="19.725cm" svg:y="11.486cm">
          <draw:text-box>
            <text:p><text:span text:style-name="T27">2:JJ</text:span><text:span text:style-name="T27"><text:tab/></text:span><text:span text:style-name="T27"><text:tab/></text:span><text:span text:style-name="T27">-7.4</text:span></text:p>
          </draw:text-box>
        </draw:frame>
        <draw:frame draw:style-name="gr8" draw:text-style-name="P16" xml:id="id98" draw:id="id98" draw:layer="layout" svg:width="6.018cm" svg:height="1.352cm" svg:x="19.725cm" svg:y="8.486cm">
          <draw:text-box>
            <text:p><text:span text:style-name="T15">3:NN</text:span><text:span text:style-name="T15"><text:tab/></text:span><text:span text:style-name="T15"><text:tab/></text:span><text:span text:style-name="T15">-7.2</text:span></text:p>
          </draw:text-box>
        </draw:frame>
        <draw:frame draw:style-name="gr8" draw:text-style-name="P16" xml:id="id100" draw:id="id100" draw:layer="layout" svg:width="6.018cm" svg:height="1.352cm" svg:x="19.725cm" svg:y="10.486cm">
          <draw:text-box>
            <text:p><text:span text:style-name="T15">3:VB</text:span><text:span text:style-name="T15"><text:tab/></text:span><text:span text:style-name="T15"><text:tab/></text:span><text:span text:style-name="T15">-7.3</text:span></text:p>
          </draw:text-box>
        </draw:frame>
        <draw:frame draw:style-name="gr8" draw:text-style-name="P16" xml:id="id102" draw:id="id102" draw:layer="layout" svg:width="6.018cm" svg:height="1.352cm" svg:x="19.725cm" svg:y="13.536cm">
          <draw:text-box>
            <text:p><text:span text:style-name="T15">3:JJ</text:span><text:span text:style-name="T15"><text:tab/></text:span><text:span text:style-name="T15"> <text:s/></text:span><text:span text:style-name="T15"><text:tab/></text:span><text:span text:style-name="T15">-9.8</text:span></text:p>
          </draw:text-box>
        </draw:frame>
        <draw:connector draw:style-name="gr24" draw:text-style-name="P6" draw:layer="layout" draw:type="line" svg:x1="17.336cm" svg:y1="12.161cm" svg:x2="19.725cm" svg:y2="9.162cm" draw:start-shape="id97" draw:start-glue-point="1" draw:end-shape="id98" draw:end-glue-point="3" svg:d="m17336 12161 2389-2999">
          <text:p/>
        </draw:connector>
        <draw:connector draw:style-name="gr24" draw:text-style-name="P6" draw:layer="layout" draw:type="line" svg:x1="17.336cm" svg:y1="13.161cm" svg:x2="19.725cm" svg:y2="11.162cm" draw:start-shape="id99" draw:start-glue-point="1" draw:end-shape="id100" svg:d="m17336 13161 2389-1999">
          <text:p/>
        </draw:connector>
        <draw:connector draw:style-name="gr24" draw:text-style-name="P6" draw:layer="layout" draw:type="line" svg:x1="17.336cm" svg:y1="16.511cm" svg:x2="19.725cm" svg:y2="14.212cm" draw:start-shape="id101" draw:start-glue-point="1" draw:end-shape="id102" draw:end-glue-point="3" svg:d="m17336 16511 2389-2299">
          <text:p/>
        </draw:connector>
        <draw:custom-shape draw:style-name="gr23" draw:text-style-name="P6" draw:layer="layout" svg:width="10.795cm" svg:height="12.065cm" svg:x="0.435cm" svg:y="6.9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934cm" svg:height="12.065cm" svg:x="18.836cm" svg:y="6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演習課題</text:p>
          </draw:text-box>
        </draw:frame>
        <draw:frame presentation:style-name="pr15" draw:layer="layout" svg:width="27.365cm" svg:height="13.744cm" svg:x="0.635cm" svg:y="4.46cm" presentation:class="outline" presentation:user-transformed="true">
          <draw:text-box>
            <text:list text:style-name="L2">
              <text:list-item>
                <text:p><text:span text:style-name="T2">実装 </text:span><text:span text:style-name="T4">test-hmm-beam</text:span></text:p>
              </text:list-item>
              <text:list-item>
                <text:p><text:span text:style-name="T2">テスト</text:span></text:p>
                <text:list>
                  <text:list-item>
                    <text:p><text:span text:style-name="T4">入力</text:span><text:span text:style-name="T4">: </text:span><text:span text:style-name="T87">test/05-{train,test}-input.txt</text:span></text:p>
                  </text:list-item>
                  <text:list-item>
                    <text:p><text:span text:style-name="T4">正解</text:span><text:span text:style-name="T4">: </text:span><text:span text:style-name="T87">test/05-{train,test}-answer.txt</text:span></text:p>
                  </text:list-item>
                </text:list>
              </text:list-item>
              <text:list-item>
                <text:p><text:span text:style-name="T88">学習</text:span><text:span text:style-name="T89"> </text:span><text:span text:style-name="T90">data/wiki-en-train.norm_pos</text:span><text:span text:style-name="T90"><text:line-break/></text:span><text:span text:style-name="T91">実行</text:span><text:span text:style-name="T89"> </text:span><text:span text:style-name="T90">data/wiki-en-test.norm</text:span></text:p>
              </text:list-item>
              <text:list-item>
                <text:p><text:span text:style-name="T2">評価</text:span><text:span text:style-name="T4"> タグ付けの精度評価</text:span><text:span text:style-name="T4"><text:line-break/></text:span><text:span text:style-name="T92">script/gradepos.pl data/wiki-en-test.pos my_answer.pos</text:span></text:p>
              </text:list-item>
              <text:list-item>
                <text:p><text:span text:style-name="T93">比較</text:span><text:span text:style-name="T94"> 様々なビームサイズを比較</text:span></text:p>
              </text:list-item>
              <text:list-item>
                <text:p><text:span text:style-name="T93">チャレンジ</text:span><text:span text:style-name="T94"> </text:span><text:span text:style-name="T94">A*</text:span><text:span text:style-name="T94">探索の実装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13 – </text:span><text:span text:style-name="MT2">ビーム探索と</text:span><text:span text:style-name="MT2">A*</text:span><text:span text:style-name="MT2">探索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8DT13H28M30S</meta:editing-duration>
    <meta:editing-cycles>625</meta:editing-cycles>
    <dc:date>2013-04-16T14:51:04</dc:date>
    <dc:creator>Graham Neubig</dc:creator>
    <meta:generator>LibreOffice/3.4$Linux LibreOffice_project/340m1$Build-402</meta:generator>
    <meta:document-statistic meta:object-count="816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i>T</mi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T(y_i divides y_{i-1})}</annotation>
  </semantics>
</math>
</file>

<file path=Object 2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E(x_i divides y_i)}</annotation>
  </semantics>
</math>
</file>

<file path=Object 3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